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0.876cm"/>
    </style:style>
    <style:style style:name="co2" style:family="table-column">
      <style:table-column-properties fo:break-before="auto" style:column-width="13.425cm"/>
    </style:style>
    <style:style style:name="co3" style:family="table-column">
      <style:table-column-properties fo:break-before="auto" style:column-width="8.073cm"/>
    </style:style>
    <style:style style:name="co4" style:family="table-column">
      <style:table-column-properties fo:break-before="auto" style:column-width="7.948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3.3cm"/>
    </style:style>
    <style:style style:name="co8" style:family="table-column">
      <style:table-column-properties fo:break-before="auto" style:column-width="5.676cm"/>
    </style:style>
    <style:style style:name="co9" style:family="table-column">
      <style:table-column-properties fo:break-before="auto" style:column-width="4.665cm"/>
    </style:style>
    <style:style style:name="co10" style:family="table-column">
      <style:table-column-properties fo:break-before="auto" style:column-width="6.812cm"/>
    </style:style>
    <style:style style:name="co11" style:family="table-column">
      <style:table-column-properties fo:break-before="auto" style:column-width="6.13cm"/>
    </style:style>
    <style:style style:name="co12" style:family="table-column">
      <style:table-column-properties fo:break-before="auto" style:column-width="4.54cm"/>
    </style:style>
    <style:style style:name="co13" style:family="table-column">
      <style:table-column-properties fo:break-before="auto" style:column-width="5.904cm"/>
    </style:style>
    <style:style style:name="co14" style:family="table-column">
      <style:table-column-properties fo:break-before="auto" style:column-width="12.164cm"/>
    </style:style>
    <style:style style:name="co15" style:family="table-column">
      <style:table-column-properties fo:break-before="auto" style:column-width="6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2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61">
      <style:table-cell-properties fo:background-color="#ffffff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ostra de 10e3 files" table:style-name="ta1">
        <table:table-column table:style-name="co1" table:default-cell-style-name="ce15"/>
        <table:table-column table:style-name="co2" table:default-cell-style-name="ce18"/>
        <table:table-column table:style-name="co3" table:number-columns-repeated="3" table:default-cell-style-name="ce18"/>
        <table:table-column table:style-name="co4" table:number-columns-repeated="12" table:default-cell-style-name="ce18"/>
        <table:table-column table:style-name="co3" table:default-cell-style-name="ce18"/>
        <table:table-column table:style-name="co4" table:default-cell-style-name="ce18"/>
        <table:table-column table:style-name="co3" table:number-columns-repeated="2" table:default-cell-style-name="ce18"/>
        <table:table-column table:style-name="co5" table:default-cell-style-name="ce18"/>
        <table:table-column table:style-name="co6" table:number-columns-repeated="1002" table:default-cell-style-name="ce18"/>
        <table:table-row table:style-name="ro1">
          <table:table-cell table:style-name="ce12" office:value-type="string" calcext:value-type="string">
            <text:p>Parser Statistics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3"/>
          <table:table-cell table:style-name="ce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Lost rows percentage</text:p>
          </table:table-cell>
          <table:table-cell office:value-type="float" office:value="0.1" calcext:value-type="float">
            <text:p>0,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Original rows count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tatistical profile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13"/>
          <table:table-cell table:style-name="ce7" office:value-type="string" calcext:value-type="string">
            <text:p>recommendation_id</text:p>
          </table:table-cell>
          <table:table-cell table:style-name="ce7" office:value-type="string" calcext:value-type="string">
            <text:p>recommendation_class</text:p>
          </table:table-cell>
          <table:table-cell table:style-name="ce7" office:value-type="string" calcext:value-type="string">
            <text:p>cbf_feature_type</text:p>
          </table:table-cell>
          <table:table-cell table:style-name="ce7" office:value-type="string" calcext:value-type="string">
            <text:p>cbf_feature_count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clicked</text:p>
          </table:table-cell>
          <table:table-cell table:style-name="ce7" office:value-type="string" calcext:value-type="string">
            <text:p>request_received</text:p>
          </table:table-cell>
          <table:table-cell table:style-name="ce7" office:value-type="string" calcext:value-type="string">
            <text:p>response_delivered</text:p>
          </table:table-cell>
          <table:table-cell table:style-name="ce7" office:value-type="string" calcext:value-type="string">
            <text:p>processingTime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Numeric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51" calcext:value-type="float">
            <text:p>95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99" calcext:value-type="float">
            <text:p>999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Entropy</text:p>
          </table:table-cell>
          <table:table-cell office:value-type="float" office:value="9.96434086779227" calcext:value-type="float">
            <text:p>9,9643408677922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191589239625377" calcext:value-type="float">
            <text:p>0,19158923962537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.87060411256561" calcext:value-type="float">
            <text:p>2,87060411256561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average</text:p>
          </table:table-cell>
          <table:table-cell office:value-type="float" office:value="13339890.4954955" calcext:value-type="float">
            <text:p>13339890,495495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294426919032597" calcext:value-type="float">
            <text:p>0,0294426919032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.60660660660661" calcext:value-type="float">
            <text:p>3,60660660660661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max</text:p>
          </table:table-cell>
          <table:table-cell office:value-type="float" office:value="13340394" calcext:value-type="float">
            <text:p>1334039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min</text:p>
          </table:table-cell>
          <table:table-cell office:value-type="float" office:value="13339384" calcext:value-type="float">
            <text:p>1333938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standard deviation</text:p>
          </table:table-cell>
          <table:table-cell office:value-type="float" office:value="293.250373420464" calcext:value-type="float">
            <text:p>293,25037342046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169043839866317" calcext:value-type="float">
            <text:p>0,16904383986631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.25375857123781" calcext:value-type="float">
            <text:p>7,25375857123781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variance</text:p>
          </table:table-cell>
          <table:table-cell office:value-type="float" office:value="85995.7815112417" calcext:value-type="float">
            <text:p>85995,781511241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285758197967491" calcext:value-type="float">
            <text:p>0,02857581979674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2.6170134098061" calcext:value-type="float">
            <text:p>52,617013409806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String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4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2.92617185810079" calcext:value-type="float">
            <text:p>2,92617185810079</text:p>
          </table:table-cell>
          <table:table-cell office:value-type="float" office:value="2.76789181881817" calcext:value-type="float">
            <text:p>2,76789181881817</text:p>
          </table:table-cell>
          <table:table-cell office:value-type="string" calcext:value-type="string">
            <text:p>-</text:p>
          </table:table-cell>
          <table:table-cell office:value-type="float" office:value="3.87761354883865" calcext:value-type="float">
            <text:p>3,87761354883865</text:p>
          </table:table-cell>
          <table:table-cell office:value-type="float" office:value="3.26082817122445" calcext:value-type="float">
            <text:p>3,2608281712244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" calcext:value-type="float">
            <text:p>999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office:value-type="float" office:value="962" calcext:value-type="float">
            <text:p>962</text:p>
          </table:table-cell>
          <table:table-cell office:value-type="float" office:value="998" calcext:value-type="float">
            <text:p>99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6.68968968968969" calcext:value-type="float">
            <text:p>6,68968968968969</text:p>
          </table:table-cell>
          <table:table-cell office:value-type="float" office:value="5.40168243953733" calcext:value-type="float">
            <text:p>5,40168243953733</text:p>
          </table:table-cell>
          <table:table-cell office:value-type="string" calcext:value-type="string">
            <text:p>-</text:p>
          </table:table-cell>
          <table:table-cell office:value-type="float" office:value="13.027027027027" calcext:value-type="float">
            <text:p>13,02702702702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2.34676609718964" calcext:value-type="float">
            <text:p>2,34676609718964</text:p>
          </table:table-cell>
          <table:table-cell office:value-type="float" office:value="2.31316747165915" calcext:value-type="float">
            <text:p>2,31316747165915</text:p>
          </table:table-cell>
          <table:table-cell office:value-type="string" calcext:value-type="string">
            <text:p>-</text:p>
          </table:table-cell>
          <table:table-cell office:value-type="float" office:value="7.92357579149679" calcext:value-type="float">
            <text:p>7,9235757914967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5.5073111149187" calcext:value-type="float">
            <text:p>5,5073111149187</text:p>
          </table:table-cell>
          <table:table-cell office:value-type="float" office:value="5.35074375194199" calcext:value-type="float">
            <text:p>5,35074375194199</text:p>
          </table:table-cell>
          <table:table-cell office:value-type="string" calcext:value-type="string">
            <text:p>-</text:p>
          </table:table-cell>
          <table:table-cell office:value-type="float" office:value="62.7830533235939" calcext:value-type="float">
            <text:p>62,78305332359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1.11166461434103" calcext:value-type="float">
            <text:p>1,11166461434103</text:p>
          </table:table-cell>
          <table:table-cell office:value-type="float" office:value="0.246864568542627" calcext:value-type="float">
            <text:p>0,246864568542627</text:p>
          </table:table-cell>
          <table:table-cell office:value-type="string" calcext:value-type="string">
            <text:p>-</text:p>
          </table:table-cell>
          <table:table-cell office:value-type="float" office:value="1.56452409232668" calcext:value-type="float">
            <text:p>1,5645240923266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1.11166461434103" calcext:value-type="float">
            <text:p>1,11166461434103</text:p>
          </table:table-cell>
          <table:table-cell office:value-type="float" office:value="0.246864568542627" calcext:value-type="float">
            <text:p>0,246864568542627</text:p>
          </table:table-cell>
          <table:table-cell office:value-type="string" calcext:value-type="string">
            <text:p>-</text:p>
          </table:table-cell>
          <table:table-cell office:value-type="float" office:value="1.56452409232668" calcext:value-type="float">
            <text:p>1,5645240923266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6.68968968968969" calcext:value-type="float">
            <text:p>6,68968968968969</text:p>
          </table:table-cell>
          <table:table-cell office:value-type="float" office:value="5.40168243953733" calcext:value-type="float">
            <text:p>5,40168243953733</text:p>
          </table:table-cell>
          <table:table-cell office:value-type="string" calcext:value-type="string">
            <text:p>-</text:p>
          </table:table-cell>
          <table:table-cell office:value-type="float" office:value="13.027027027027" calcext:value-type="float">
            <text:p>13,02702702702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2.34676609718964" calcext:value-type="float">
            <text:p>2,34676609718964</text:p>
          </table:table-cell>
          <table:table-cell office:value-type="float" office:value="2.31316747165915" calcext:value-type="float">
            <text:p>2,31316747165915</text:p>
          </table:table-cell>
          <table:table-cell office:value-type="string" calcext:value-type="string">
            <text:p>-</text:p>
          </table:table-cell>
          <table:table-cell office:value-type="float" office:value="7.92357579149679" calcext:value-type="float">
            <text:p>7,9235757914967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5.5073111149187" calcext:value-type="float">
            <text:p>5,5073111149187</text:p>
          </table:table-cell>
          <table:table-cell office:value-type="float" office:value="5.35074375194199" calcext:value-type="float">
            <text:p>5,35074375194199</text:p>
          </table:table-cell>
          <table:table-cell office:value-type="string" calcext:value-type="string">
            <text:p>-</text:p>
          </table:table-cell>
          <table:table-cell office:value-type="float" office:value="62.7830533235939" calcext:value-type="float">
            <text:p>62,78305332359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Timestamp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.927687732316818" calcext:value-type="float">
            <text:p>0,927687732316818</text:p>
          </table:table-cell>
          <table:table-cell office:value-type="float" office:value="0.916246819123874" calcext:value-type="float">
            <text:p>0,916246819123874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averag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.382765531062124" calcext:value-type="float">
            <text:p>0,382765531062124</text:p>
          </table:table-cell>
          <table:table-cell office:value-type="float" office:value="0.374749498997996" calcext:value-type="float">
            <text:p>0,374749498997996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max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min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standard deviatio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28883892658924" calcext:value-type="float">
            <text:p>1,28883892658924</text:p>
          </table:table-cell>
          <table:table-cell office:value-type="float" office:value="1.23648756174716" calcext:value-type="float">
            <text:p>1,23648756174716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varianc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66110577869169" calcext:value-type="float">
            <text:p>1,66110577869169</text:p>
          </table:table-cell>
          <table:table-cell office:value-type="float" office:value="1.52890149035544" calcext:value-type="float">
            <text:p>1,52890149035544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ewest date</text:p>
          </table:table-cell>
          <table:table-cell table:number-columns-repeated="6" office:value-type="string" calcext:value-type="string">
            <text:p>-</text:p>
          </table:table-cell>
          <table:table-cell table:style-name="ce28" office:value-type="string" calcext:value-type="string">
            <text:p>2016-10-17 03:37:24</text:p>
          </table:table-cell>
          <table:table-cell table:style-name="ce28" office:value-type="string" calcext:value-type="string">
            <text:p>2016-10-17 03:37:25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Oldest date</text:p>
          </table:table-cell>
          <table:table-cell table:number-columns-repeated="6" office:value-type="string" calcext:value-type="string">
            <text:p>-</text:p>
          </table:table-cell>
          <table:table-cell table:style-name="ce28" office:value-type="string" calcext:value-type="string">
            <text:p>2016-10-17 03:31:02</text:p>
          </table:table-cell>
          <table:table-cell table:style-name="ce28" office:value-type="string" calcext:value-type="string">
            <text:p>2016-10-17 03:31:11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Timestamp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7.04057728797228" calcext:value-type="float">
            <text:p>7,04057728797228</text:p>
          </table:table-cell>
          <table:table-cell office:value-type="float" office:value="6.99411880452778" calcext:value-type="float">
            <text:p>6,99411880452778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Execution call tracker</text:p>
          </table:table-cell>
          <table:table-cell table:style-name="ce16" table:number-columns-repeated="6"/>
          <table:table-cell table:style-name="ce22" table:number-columns-repeated="23"/>
          <table:table-cell table:number-columns-repeated="994"/>
        </table:table-row>
        <table:table-row table:style-name="ro1">
          <table:table-cell table:style-name="ce13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7" table:number-columns-repeated="4"/>
          <table:table-cell table:style-name="ce7" office:value-type="string" calcext:value-type="string">
            <text:p>Call count</text:p>
          </table:table-cell>
          <table:table-cell table:style-name="ce22" table:number-columns-repeated="23"/>
          <table:table-cell table:number-columns-repeated="994"/>
        </table:table-row>
        <table:table-row table:style-name="ro1">
          <table:table-cell table:style-name="ce5"/>
          <table:table-cell table:style-name="ce10" office:value-type="string" calcext:value-type="string">
            <text:p>Median in seconds</text:p>
          </table:table-cell>
          <table:table-cell table:style-name="ce10" office:value-type="string" calcext:value-type="string">
            <text:p>Mean in seconds</text:p>
          </table:table-cell>
          <table:table-cell table:style-name="ce10" office:value-type="string" calcext:value-type="string">
            <text:p>Min in seconds</text:p>
          </table:table-cell>
          <table:table-cell table:style-name="ce10" office:value-type="string" calcext:value-type="string">
            <text:p>Max in seconds</text:p>
          </table:table-cell>
          <table:table-cell table:style-name="ce10" office:value-type="string" calcext:value-type="string">
            <text:p>Standard deviation in seconds </text:p>
          </table:table-cell>
          <table:table-cell table:style-name="ce10"/>
          <table:table-cell table:style-name="ce23" table:number-columns-repeated="23"/>
          <table:table-cell table:style-name="Default" table:number-columns-repeated="994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1" office:value-type="float" office:value="26.129892" calcext:value-type="float">
            <text:p>2,61E+01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number-columns-repeated="23"/>
          <table:table-cell table:style-name="Default" table:number-columns-repeated="994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1" office:value-type="float" office:value="4.21661" calcext:value-type="float">
            <text:p>4,22E+00</text:p>
          </table:table-cell>
          <table:table-cell table:style-name="ce11" office:value-type="float" office:value="4.21954675" calcext:value-type="float">
            <text:p>4,22E+00</text:p>
          </table:table-cell>
          <table:table-cell table:style-name="ce11" office:value-type="float" office:value="4.198403" calcext:value-type="float">
            <text:p>4,20E+00</text:p>
          </table:table-cell>
          <table:table-cell table:style-name="ce11" office:value-type="float" office:value="4.246564" calcext:value-type="float">
            <text:p>4,25E+00</text:p>
          </table:table-cell>
          <table:table-cell table:style-name="ce11" office:value-type="float" office:value="0.0207777459537042" calcext:value-type="float">
            <text:p>2,08E-02</text:p>
          </table:table-cell>
          <table:table-cell table:style-name="ce19" office:value-type="float" office:value="4" calcext:value-type="float">
            <text:p>4</text:p>
          </table:table-cell>
          <table:table-cell table:style-name="ce23" table:number-columns-repeated="23"/>
          <table:table-cell table:style-name="Default" table:number-columns-repeated="994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2" table:style-name="ce11" office:value-type="float" office:value="2.154435" calcext:value-type="float">
            <text:p>2,15E+00</text:p>
          </table:table-cell>
          <table:table-cell table:style-name="ce11" office:value-type="float" office:value="2.146976" calcext:value-type="float">
            <text:p>2,15E+00</text:p>
          </table:table-cell>
          <table:table-cell table:style-name="ce11" office:value-type="float" office:value="2.161894" calcext:value-type="float">
            <text:p>2,16E+00</text:p>
          </table:table-cell>
          <table:table-cell table:style-name="ce11" office:value-type="float" office:value="0.0105486189617411" calcext:value-type="float">
            <text:p>1,05E-02</text:p>
          </table:table-cell>
          <table:table-cell table:style-name="ce19" office:value-type="float" office:value="2" calcext:value-type="float">
            <text:p>2</text:p>
          </table:table-cell>
          <table:table-cell table:style-name="ce23" table:number-columns-repeated="23"/>
          <table:table-cell table:style-name="Default" table:number-columns-repeated="994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style-name="ce11" office:value-type="float" office:value="1.544683" calcext:value-type="float">
            <text:p>1,54E+00</text:p>
          </table:table-cell>
          <table:table-cell table:style-name="ce11" office:value-type="float" office:value="1.54222833333333" calcext:value-type="float">
            <text:p>1,54E+00</text:p>
          </table:table-cell>
          <table:table-cell table:style-name="ce11" office:value-type="float" office:value="1.53252" calcext:value-type="float">
            <text:p>1,53E+00</text:p>
          </table:table-cell>
          <table:table-cell table:style-name="ce11" office:value-type="float" office:value="1.549482" calcext:value-type="float">
            <text:p>1,55E+00</text:p>
          </table:table-cell>
          <table:table-cell table:style-name="ce11" office:value-type="float" office:value="0.00874336333074034" calcext:value-type="float">
            <text:p>8,74E-03</text:p>
          </table:table-cell>
          <table:table-cell table:style-name="ce19" office:value-type="float" office:value="3" calcext:value-type="float">
            <text:p>3</text:p>
          </table:table-cell>
          <table:table-cell table:style-name="ce23" table:number-columns-repeated="23"/>
          <table:table-cell table:style-name="Default" table:number-columns-repeated="994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1" office:value-type="float" office:value="0.9203375" calcext:value-type="float">
            <text:p>9,20E-01</text:p>
          </table:table-cell>
          <table:table-cell table:style-name="ce11" office:value-type="float" office:value="0.92035875" calcext:value-type="float">
            <text:p>9,20E-01</text:p>
          </table:table-cell>
          <table:table-cell table:style-name="ce11" office:value-type="float" office:value="0.917038" calcext:value-type="float">
            <text:p>9,17E-01</text:p>
          </table:table-cell>
          <table:table-cell table:style-name="ce11" office:value-type="float" office:value="0.923722" calcext:value-type="float">
            <text:p>9,24E-01</text:p>
          </table:table-cell>
          <table:table-cell table:style-name="ce11" office:value-type="float" office:value="0.00276211505613604" calcext:value-type="float">
            <text:p>2,76E-03</text:p>
          </table:table-cell>
          <table:table-cell table:style-name="ce19" office:value-type="float" office:value="4" calcext:value-type="float">
            <text:p>4</text:p>
          </table:table-cell>
          <table:table-cell table:style-name="ce23" table:number-columns-repeated="23"/>
          <table:table-cell table:style-name="Default" table:number-columns-repeated="994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1" office:value-type="float" office:value="0.8747085" calcext:value-type="float">
            <text:p>8,75E-01</text:p>
          </table:table-cell>
          <table:table-cell table:style-name="ce11" office:value-type="float" office:value="0.87412725" calcext:value-type="float">
            <text:p>8,74E-01</text:p>
          </table:table-cell>
          <table:table-cell table:style-name="ce11" office:value-type="float" office:value="0.863064" calcext:value-type="float">
            <text:p>8,63E-01</text:p>
          </table:table-cell>
          <table:table-cell table:style-name="ce11" office:value-type="float" office:value="0.884028" calcext:value-type="float">
            <text:p>8,84E-01</text:p>
          </table:table-cell>
          <table:table-cell table:style-name="ce11" office:value-type="float" office:value="0.0101545009191327" calcext:value-type="float">
            <text:p>1,02E-02</text:p>
          </table:table-cell>
          <table:table-cell table:style-name="ce19" office:value-type="float" office:value="4" calcext:value-type="float">
            <text:p>4</text:p>
          </table:table-cell>
          <table:table-cell table:style-name="ce23" table:number-columns-repeated="23"/>
          <table:table-cell table:style-name="Default" table:number-columns-repeated="994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1" office:value-type="float" office:value="0.8746375" calcext:value-type="float">
            <text:p>8,75E-01</text:p>
          </table:table-cell>
          <table:table-cell table:style-name="ce11" office:value-type="float" office:value="0.8746955" calcext:value-type="float">
            <text:p>8,75E-01</text:p>
          </table:table-cell>
          <table:table-cell table:style-name="ce11" office:value-type="float" office:value="0.863841" calcext:value-type="float">
            <text:p>8,64E-01</text:p>
          </table:table-cell>
          <table:table-cell table:style-name="ce11" office:value-type="float" office:value="0.885666" calcext:value-type="float">
            <text:p>8,86E-01</text:p>
          </table:table-cell>
          <table:table-cell table:style-name="ce11" office:value-type="float" office:value="0.00961108875206135" calcext:value-type="float">
            <text:p>9,61E-03</text:p>
          </table:table-cell>
          <table:table-cell table:style-name="ce19" office:value-type="float" office:value="4" calcext:value-type="float">
            <text:p>4</text:p>
          </table:table-cell>
          <table:table-cell table:style-name="ce23" table:number-columns-repeated="23"/>
          <table:table-cell table:style-name="Default" table:number-columns-repeated="994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1" office:value-type="float" office:value="0.870924" calcext:value-type="float">
            <text:p>8,71E-01</text:p>
          </table:table-cell>
          <table:table-cell table:style-name="ce11" office:value-type="float" office:value="0.875160647058823" calcext:value-type="float">
            <text:p>8,75E-01</text:p>
          </table:table-cell>
          <table:table-cell table:style-name="ce11" office:value-type="float" office:value="0.844443" calcext:value-type="float">
            <text:p>8,44E-01</text:p>
          </table:table-cell>
          <table:table-cell table:style-name="ce11" office:value-type="float" office:value="0.913978" calcext:value-type="float">
            <text:p>9,14E-01</text:p>
          </table:table-cell>
          <table:table-cell table:style-name="ce11" office:value-type="float" office:value="0.0226903990129669" calcext:value-type="float">
            <text:p>2,27E-02</text:p>
          </table:table-cell>
          <table:table-cell table:style-name="ce19" office:value-type="float" office:value="17" calcext:value-type="float">
            <text:p>17</text:p>
          </table:table-cell>
          <table:table-cell table:style-name="ce23" table:number-columns-repeated="23"/>
          <table:table-cell table:style-name="Default" table:number-columns-repeated="994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2" table:style-name="ce11" office:value-type="float" office:value="0.857863" calcext:value-type="float">
            <text:p>8,58E-01</text:p>
          </table:table-cell>
          <table:table-cell table:style-name="ce11" office:value-type="float" office:value="0.844454" calcext:value-type="float">
            <text:p>8,44E-01</text:p>
          </table:table-cell>
          <table:table-cell table:style-name="ce11" office:value-type="float" office:value="0.871272" calcext:value-type="float">
            <text:p>8,71E-01</text:p>
          </table:table-cell>
          <table:table-cell table:style-name="ce11" office:value-type="float" office:value="0.0189631896578608" calcext:value-type="float">
            <text:p>1,90E-02</text:p>
          </table:table-cell>
          <table:table-cell table:style-name="ce19" office:value-type="float" office:value="2" calcext:value-type="float">
            <text:p>2</text:p>
          </table:table-cell>
          <table:table-cell table:style-name="ce23" table:number-columns-repeated="23"/>
          <table:table-cell table:style-name="Default" table:number-columns-repeated="994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1" office:value-type="float" office:value="0.25649" calcext:value-type="float">
            <text:p>2,56E-01</text:p>
          </table:table-cell>
          <table:table-cell table:style-name="ce11" office:value-type="float" office:value="0.253088235294118" calcext:value-type="float">
            <text:p>2,53E-01</text:p>
          </table:table-cell>
          <table:table-cell table:style-name="ce11" office:value-type="float" office:value="0.215936" calcext:value-type="float">
            <text:p>2,16E-01</text:p>
          </table:table-cell>
          <table:table-cell table:style-name="ce11" office:value-type="float" office:value="0.26615" calcext:value-type="float">
            <text:p>2,66E-01</text:p>
          </table:table-cell>
          <table:table-cell table:style-name="ce11" office:value-type="float" office:value="0.0124752640379343" calcext:value-type="float">
            <text:p>1,25E-02</text:p>
          </table:table-cell>
          <table:table-cell table:style-name="ce19" office:value-type="float" office:value="17" calcext:value-type="float">
            <text:p>17</text:p>
          </table:table-cell>
          <table:table-cell table:style-name="ce23" table:number-columns-repeated="23"/>
          <table:table-cell table:style-name="Default" table:number-columns-repeated="994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1" office:value-type="float" office:value="0.249047" calcext:value-type="float">
            <text:p>2,49E-01</text:p>
          </table:table-cell>
          <table:table-cell table:style-name="ce11" office:value-type="float" office:value="0.250656578947368" calcext:value-type="float">
            <text:p>2,51E-01</text:p>
          </table:table-cell>
          <table:table-cell table:style-name="ce11" office:value-type="float" office:value="0.217845" calcext:value-type="float">
            <text:p>2,18E-01</text:p>
          </table:table-cell>
          <table:table-cell table:style-name="ce11" office:value-type="float" office:value="0.295505" calcext:value-type="float">
            <text:p>2,96E-01</text:p>
          </table:table-cell>
          <table:table-cell table:style-name="ce11" office:value-type="float" office:value="0.0185326521227199" calcext:value-type="float">
            <text:p>1,85E-02</text:p>
          </table:table-cell>
          <table:table-cell table:style-name="ce19" office:value-type="float" office:value="19" calcext:value-type="float">
            <text:p>19</text:p>
          </table:table-cell>
          <table:table-cell table:style-name="ce23" table:number-columns-repeated="23"/>
          <table:table-cell table:style-name="Default" table:number-columns-repeated="994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1" office:value-type="float" office:value="0.245023" calcext:value-type="float">
            <text:p>2,45E-01</text:p>
          </table:table-cell>
          <table:table-cell table:style-name="ce11" office:value-type="float" office:value="0.242097470588235" calcext:value-type="float">
            <text:p>2,42E-01</text:p>
          </table:table-cell>
          <table:table-cell table:style-name="ce11" office:value-type="float" office:value="0.214542" calcext:value-type="float">
            <text:p>2,15E-01</text:p>
          </table:table-cell>
          <table:table-cell table:style-name="ce11" office:value-type="float" office:value="0.250733" calcext:value-type="float">
            <text:p>2,51E-01</text:p>
          </table:table-cell>
          <table:table-cell table:style-name="ce11" office:value-type="float" office:value="0.010585469386839" calcext:value-type="float">
            <text:p>1,06E-02</text:p>
          </table:table-cell>
          <table:table-cell table:style-name="ce19" office:value-type="float" office:value="17" calcext:value-type="float">
            <text:p>17</text:p>
          </table:table-cell>
          <table:table-cell table:style-name="ce23" table:number-columns-repeated="23"/>
          <table:table-cell table:style-name="Default" table:number-columns-repeated="994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2" table:style-name="ce11" office:value-type="float" office:value="0.2379995" calcext:value-type="float">
            <text:p>2,38E-01</text:p>
          </table:table-cell>
          <table:table-cell table:style-name="ce11" office:value-type="float" office:value="0.237947" calcext:value-type="float">
            <text:p>2,38E-01</text:p>
          </table:table-cell>
          <table:table-cell table:style-name="ce11" office:value-type="float" office:value="0.238052" calcext:value-type="float">
            <text:p>2,38E-01</text:p>
          </table:table-cell>
          <table:table-cell table:style-name="ce11" office:value-type="float" office:value="0.0000742462120245832" calcext:value-type="float">
            <text:p>7,42E-05</text:p>
          </table:table-cell>
          <table:table-cell table:style-name="ce19" office:value-type="float" office:value="2" calcext:value-type="float">
            <text:p>2</text:p>
          </table:table-cell>
          <table:table-cell table:style-name="ce23" table:number-columns-repeated="23"/>
          <table:table-cell table:style-name="Default" table:number-columns-repeated="994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1" office:value-type="float" office:value="0.2366705" calcext:value-type="float">
            <text:p>2,37E-01</text:p>
          </table:table-cell>
          <table:table-cell table:style-name="ce11" office:value-type="float" office:value="0.23587325" calcext:value-type="float">
            <text:p>2,36E-01</text:p>
          </table:table-cell>
          <table:table-cell table:style-name="ce11" office:value-type="float" office:value="0.22402" calcext:value-type="float">
            <text:p>2,24E-01</text:p>
          </table:table-cell>
          <table:table-cell table:style-name="ce11" office:value-type="float" office:value="0.246132" calcext:value-type="float">
            <text:p>2,46E-01</text:p>
          </table:table-cell>
          <table:table-cell table:style-name="ce11" office:value-type="float" office:value="0.011904418153918" calcext:value-type="float">
            <text:p>1,19E-02</text:p>
          </table:table-cell>
          <table:table-cell table:style-name="ce19" office:value-type="float" office:value="4" calcext:value-type="float">
            <text:p>4</text:p>
          </table:table-cell>
          <table:table-cell table:style-name="ce23" table:number-columns-repeated="23"/>
          <table:table-cell table:style-name="Default" table:number-columns-repeated="994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1" office:value-type="float" office:value="0.2294685" calcext:value-type="float">
            <text:p>2,29E-01</text:p>
          </table:table-cell>
          <table:table-cell table:style-name="ce11" office:value-type="float" office:value="0.22881825" calcext:value-type="float">
            <text:p>2,29E-01</text:p>
          </table:table-cell>
          <table:table-cell table:style-name="ce11" office:value-type="float" office:value="0.222136" calcext:value-type="float">
            <text:p>2,22E-01</text:p>
          </table:table-cell>
          <table:table-cell table:style-name="ce11" office:value-type="float" office:value="0.2342" calcext:value-type="float">
            <text:p>2,34E-01</text:p>
          </table:table-cell>
          <table:table-cell table:style-name="ce11" office:value-type="float" office:value="0.00549850430420249" calcext:value-type="float">
            <text:p>5,50E-03</text:p>
          </table:table-cell>
          <table:table-cell table:style-name="ce19" office:value-type="float" office:value="4" calcext:value-type="float">
            <text:p>4</text:p>
          </table:table-cell>
          <table:table-cell table:style-name="ce23" table:number-columns-repeated="23"/>
          <table:table-cell table:style-name="Default" table:number-columns-repeated="994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1" office:value-type="float" office:value="0.226648" calcext:value-type="float">
            <text:p>2,27E-01</text:p>
          </table:table-cell>
          <table:table-cell table:style-name="ce11" office:value-type="float" office:value="0.22599285" calcext:value-type="float">
            <text:p>2,26E-01</text:p>
          </table:table-cell>
          <table:table-cell table:style-name="ce11" office:value-type="float" office:value="0.192661" calcext:value-type="float">
            <text:p>1,93E-01</text:p>
          </table:table-cell>
          <table:table-cell table:style-name="ce11" office:value-type="float" office:value="0.246093" calcext:value-type="float">
            <text:p>2,46E-01</text:p>
          </table:table-cell>
          <table:table-cell table:style-name="ce11" office:value-type="float" office:value="0.0134074510167216" calcext:value-type="float">
            <text:p>1,34E-02</text:p>
          </table:table-cell>
          <table:table-cell table:style-name="ce19" office:value-type="float" office:value="20" calcext:value-type="float">
            <text:p>20</text:p>
          </table:table-cell>
          <table:table-cell table:style-name="ce23" table:number-columns-repeated="23"/>
          <table:table-cell table:style-name="Default" table:number-columns-repeated="994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2" table:style-name="ce11" office:value-type="float" office:value="0.225231" calcext:value-type="float">
            <text:p>2,25E-01</text:p>
          </table:table-cell>
          <table:table-cell table:style-name="ce11" office:value-type="float" office:value="0.22371" calcext:value-type="float">
            <text:p>2,24E-01</text:p>
          </table:table-cell>
          <table:table-cell table:style-name="ce11" office:value-type="float" office:value="0.226752" calcext:value-type="float">
            <text:p>2,27E-01</text:p>
          </table:table-cell>
          <table:table-cell table:style-name="ce11" office:value-type="float" office:value="0.00215101882836947" calcext:value-type="float">
            <text:p>2,15E-03</text:p>
          </table:table-cell>
          <table:table-cell table:style-name="ce19" office:value-type="float" office:value="2" calcext:value-type="float">
            <text:p>2</text:p>
          </table:table-cell>
          <table:table-cell table:style-name="ce23" table:number-columns-repeated="23"/>
          <table:table-cell table:style-name="Default" table:number-columns-repeated="994"/>
        </table:table-row>
        <table:table-row table:style-name="ro1">
          <table:table-cell table:style-name="ce14" office:value-type="string" calcext:value-type="string">
            <text:p>Tupleprocessor.process</text:p>
          </table:table-cell>
          <table:table-cell table:number-columns-repeated="4" table:style-name="ce29" office:value-type="float" office:value="0.221004" calcext:value-type="float">
            <text:p>2,21E-01</text:p>
          </table:table-cell>
          <table:table-cell table:style-name="ce29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number-columns-repeated="23"/>
          <table:table-cell table:style-name="Default" table:number-columns-repeated="994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1" office:value-type="float" office:value="0.220656" calcext:value-type="float">
            <text:p>2,21E-01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number-columns-repeated="23"/>
          <table:table-cell table:style-name="Default" table:number-columns-repeated="994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1" office:value-type="float" office:value="0.211866" calcext:value-type="float">
            <text:p>2,12E-01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number-columns-repeated="23"/>
          <table:table-cell table:style-name="Default" table:number-columns-repeated="994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1" office:value-type="float" office:value="0.2091475" calcext:value-type="float">
            <text:p>2,09E-01</text:p>
          </table:table-cell>
          <table:table-cell table:style-name="ce11" office:value-type="float" office:value="0.209049" calcext:value-type="float">
            <text:p>2,09E-01</text:p>
          </table:table-cell>
          <table:table-cell table:style-name="ce11" office:value-type="float" office:value="0.192701" calcext:value-type="float">
            <text:p>1,93E-01</text:p>
          </table:table-cell>
          <table:table-cell table:style-name="ce11" office:value-type="float" office:value="0.2252" calcext:value-type="float">
            <text:p>2,25E-01</text:p>
          </table:table-cell>
          <table:table-cell table:style-name="ce11" office:value-type="float" office:value="0.0180116128650379" calcext:value-type="float">
            <text:p>1,80E-02</text:p>
          </table:table-cell>
          <table:table-cell table:style-name="ce19" office:value-type="float" office:value="4" calcext:value-type="float">
            <text:p>4</text:p>
          </table:table-cell>
          <table:table-cell table:style-name="ce23" table:number-columns-repeated="23"/>
          <table:table-cell table:style-name="Default" table:number-columns-repeated="994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1" office:value-type="float" office:value="0.202932" calcext:value-type="float">
            <text:p>2,03E-01</text:p>
          </table:table-cell>
          <table:table-cell table:style-name="ce11" office:value-type="float" office:value="0.2035055" calcext:value-type="float">
            <text:p>2,04E-01</text:p>
          </table:table-cell>
          <table:table-cell table:style-name="ce11" office:value-type="float" office:value="0.193083" calcext:value-type="float">
            <text:p>1,93E-01</text:p>
          </table:table-cell>
          <table:table-cell table:style-name="ce11" office:value-type="float" office:value="0.215075" calcext:value-type="float">
            <text:p>2,15E-01</text:p>
          </table:table-cell>
          <table:table-cell table:style-name="ce11" office:value-type="float" office:value="0.0116256011027387" calcext:value-type="float">
            <text:p>1,16E-02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1" office:value-type="float" office:value="0.1994635" calcext:value-type="float">
            <text:p>1,99E-01</text:p>
          </table:table-cell>
          <table:table-cell table:style-name="ce11" office:value-type="float" office:value="0.19883925" calcext:value-type="float">
            <text:p>1,99E-01</text:p>
          </table:table-cell>
          <table:table-cell table:style-name="ce11" office:value-type="float" office:value="0.192605" calcext:value-type="float">
            <text:p>1,93E-01</text:p>
          </table:table-cell>
          <table:table-cell table:style-name="ce11" office:value-type="float" office:value="0.203825" calcext:value-type="float">
            <text:p>2,04E-01</text:p>
          </table:table-cell>
          <table:table-cell table:style-name="ce11" office:value-type="float" office:value="0.00503255378345162" calcext:value-type="float">
            <text:p>5,03E-03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2" table:style-name="ce11" office:value-type="float" office:value="0.1627335" calcext:value-type="float">
            <text:p>1,63E-01</text:p>
          </table:table-cell>
          <table:table-cell table:style-name="ce11" office:value-type="float" office:value="0.156784" calcext:value-type="float">
            <text:p>1,57E-01</text:p>
          </table:table-cell>
          <table:table-cell table:style-name="ce11" office:value-type="float" office:value="0.168683" calcext:value-type="float">
            <text:p>1,69E-01</text:p>
          </table:table-cell>
          <table:table-cell table:style-name="ce11" office:value-type="float" office:value="0.00841386358933872" calcext:value-type="float">
            <text:p>8,41E-03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1" office:value-type="float" office:value="0.156517" calcext:value-type="float">
            <text:p>1,57E-01</text:p>
          </table:table-cell>
          <table:table-cell table:style-name="ce11" office:value-type="float" office:value="0.16029575" calcext:value-type="float">
            <text:p>1,60E-01</text:p>
          </table:table-cell>
          <table:table-cell table:style-name="ce11" office:value-type="float" office:value="0.151144" calcext:value-type="float">
            <text:p>1,51E-01</text:p>
          </table:table-cell>
          <table:table-cell table:style-name="ce11" office:value-type="float" office:value="0.177005" calcext:value-type="float">
            <text:p>1,77E-01</text:p>
          </table:table-cell>
          <table:table-cell table:style-name="ce11" office:value-type="float" office:value="0.0114499648434686" calcext:value-type="float">
            <text:p>1,14E-02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style-name="ce11" office:value-type="float" office:value="0.154244" calcext:value-type="float">
            <text:p>1,54E-01</text:p>
          </table:table-cell>
          <table:table-cell table:style-name="ce11" office:value-type="float" office:value="0.156863666666667" calcext:value-type="float">
            <text:p>1,57E-01</text:p>
          </table:table-cell>
          <table:table-cell table:style-name="ce11" office:value-type="float" office:value="0.151379" calcext:value-type="float">
            <text:p>1,51E-01</text:p>
          </table:table-cell>
          <table:table-cell table:style-name="ce11" office:value-type="float" office:value="0.164968" calcext:value-type="float">
            <text:p>1,65E-01</text:p>
          </table:table-cell>
          <table:table-cell table:style-name="ce11" office:value-type="float" office:value="0.00716325487005268" calcext:value-type="float">
            <text:p>7,16E-03</text:p>
          </table:table-cell>
          <table:table-cell table:style-name="ce1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2" table:style-name="ce11" office:value-type="float" office:value="0.0776525" calcext:value-type="float">
            <text:p>7,77E-02</text:p>
          </table:table-cell>
          <table:table-cell table:style-name="ce11" office:value-type="float" office:value="0.077604" calcext:value-type="float">
            <text:p>7,76E-02</text:p>
          </table:table-cell>
          <table:table-cell table:style-name="ce11" office:value-type="float" office:value="0.077701" calcext:value-type="float">
            <text:p>7,77E-02</text:p>
          </table:table-cell>
          <table:table-cell table:style-name="ce11" office:value-type="float" office:value="0.000068589357775095" calcext:value-type="float">
            <text:p>6,86E-05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1" office:value-type="float" office:value="0.0772745" calcext:value-type="float">
            <text:p>7,73E-02</text:p>
          </table:table-cell>
          <table:table-cell table:style-name="ce11" office:value-type="float" office:value="0.0772255" calcext:value-type="float">
            <text:p>7,72E-02</text:p>
          </table:table-cell>
          <table:table-cell table:style-name="ce11" office:value-type="float" office:value="0.076975" calcext:value-type="float">
            <text:p>7,70E-02</text:p>
          </table:table-cell>
          <table:table-cell table:style-name="ce11" office:value-type="float" office:value="0.077378" calcext:value-type="float">
            <text:p>7,74E-02</text:p>
          </table:table-cell>
          <table:table-cell table:style-name="ce11" office:value-type="float" office:value="0.000183514758716204" calcext:value-type="float">
            <text:p>1,84E-04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style-name="ce11" office:value-type="float" office:value="0.077083" calcext:value-type="float">
            <text:p>7,71E-02</text:p>
          </table:table-cell>
          <table:table-cell table:style-name="ce11" office:value-type="float" office:value="0.0777936666666667" calcext:value-type="float">
            <text:p>7,78E-02</text:p>
          </table:table-cell>
          <table:table-cell table:style-name="ce11" office:value-type="float" office:value="0.076502" calcext:value-type="float">
            <text:p>7,65E-02</text:p>
          </table:table-cell>
          <table:table-cell table:style-name="ce11" office:value-type="float" office:value="0.079796" calcext:value-type="float">
            <text:p>7,98E-02</text:p>
          </table:table-cell>
          <table:table-cell table:style-name="ce11" office:value-type="float" office:value="0.00175823614265357" calcext:value-type="float">
            <text:p>1,76E-03</text:p>
          </table:table-cell>
          <table:table-cell table:style-name="ce1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style-name="ce11" office:value-type="float" office:value="0.076694" calcext:value-type="float">
            <text:p>7,67E-02</text:p>
          </table:table-cell>
          <table:table-cell table:style-name="ce11" office:value-type="float" office:value="0.0760816666666667" calcext:value-type="float">
            <text:p>7,61E-02</text:p>
          </table:table-cell>
          <table:table-cell table:style-name="ce11" office:value-type="float" office:value="0.074282" calcext:value-type="float">
            <text:p>7,43E-02</text:p>
          </table:table-cell>
          <table:table-cell table:style-name="ce11" office:value-type="float" office:value="0.077269" calcext:value-type="float">
            <text:p>7,73E-02</text:p>
          </table:table-cell>
          <table:table-cell table:style-name="ce11" office:value-type="float" office:value="0.00158485214872975" calcext:value-type="float">
            <text:p>1,58E-03</text:p>
          </table:table-cell>
          <table:table-cell table:style-name="ce1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2" table:style-name="ce11" office:value-type="float" office:value="0.0756005" calcext:value-type="float">
            <text:p>7,56E-02</text:p>
          </table:table-cell>
          <table:table-cell table:style-name="ce11" office:value-type="float" office:value="0.075048" calcext:value-type="float">
            <text:p>7,50E-02</text:p>
          </table:table-cell>
          <table:table-cell table:style-name="ce11" office:value-type="float" office:value="0.076153" calcext:value-type="float">
            <text:p>7,62E-02</text:p>
          </table:table-cell>
          <table:table-cell table:style-name="ce11" office:value-type="float" office:value="0.000781352993211141" calcext:value-type="float">
            <text:p>7,81E-04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1" office:value-type="float" office:value="0.0755455" calcext:value-type="float">
            <text:p>7,55E-02</text:p>
          </table:table-cell>
          <table:table-cell table:style-name="ce11" office:value-type="float" office:value="0.07536025" calcext:value-type="float">
            <text:p>7,54E-02</text:p>
          </table:table-cell>
          <table:table-cell table:style-name="ce11" office:value-type="float" office:value="0.074648" calcext:value-type="float">
            <text:p>7,46E-02</text:p>
          </table:table-cell>
          <table:table-cell table:style-name="ce11" office:value-type="float" office:value="0.075702" calcext:value-type="float">
            <text:p>7,57E-02</text:p>
          </table:table-cell>
          <table:table-cell table:style-name="ce11" office:value-type="float" office:value="0.000492738182675818" calcext:value-type="float">
            <text:p>4,93E-04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1" office:value-type="float" office:value="0.000006" calcext:value-type="float">
            <text:p>6,00E-06</text:p>
          </table:table-cell>
          <table:table-cell table:style-name="ce11" office:value-type="float" office:value="0.00000617647058823529" calcext:value-type="float">
            <text:p>6,18E-06</text:p>
          </table:table-cell>
          <table:table-cell table:style-name="ce11" office:value-type="float" office:value="0.000005" calcext:value-type="float">
            <text:p>5,00E-06</text:p>
          </table:table-cell>
          <table:table-cell table:style-name="ce11" office:value-type="float" office:value="0.000008" calcext:value-type="float">
            <text:p>8,00E-06</text:p>
          </table:table-cell>
          <table:table-cell table:style-name="ce11" office:value-type="float" office:value="0.000000727606875109" calcext:value-type="float">
            <text:p>7,28E-07</text:p>
          </table:table-cell>
          <table:table-cell table:style-name="ce19" office:value-type="float" office:value="17" calcext:value-type="float">
            <text:p>17</text:p>
          </table:table-cell>
          <table:table-cell table:style-name="ce15" table:number-columns-repeated="1017"/>
        </table:table-row>
        <table:table-row table:style-name="ro1">
          <table:table-cell/>
          <table:table-cell table:style-name="ce15" table:number-columns-repeated="1023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4 files" table:style-name="ta1">
        <table:table-column table:style-name="co1" table:default-cell-style-name="ce15"/>
        <table:table-column table:style-name="co2" table:default-cell-style-name="ce18"/>
        <table:table-column table:style-name="co3" table:number-columns-repeated="3" table:default-cell-style-name="ce18"/>
        <table:table-column table:style-name="co4" table:number-columns-repeated="12" table:default-cell-style-name="ce18"/>
        <table:table-column table:style-name="co3" table:default-cell-style-name="ce18"/>
        <table:table-column table:style-name="co4" table:default-cell-style-name="ce18"/>
        <table:table-column table:style-name="co3" table:number-columns-repeated="2" table:default-cell-style-name="ce18"/>
        <table:table-column table:style-name="co5" table:default-cell-style-name="ce18"/>
        <table:table-column table:style-name="co6" table:number-columns-repeated="1002" table:default-cell-style-name="ce18"/>
        <table:table-row table:style-name="ro1">
          <table:table-cell table:style-name="ce12" office:value-type="string" calcext:value-type="string">
            <text:p>Parser Statistics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3"/>
          <table:table-cell table:style-name="ce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Lost rows percentage</text:p>
          </table:table-cell>
          <table:table-cell office:value-type="float" office:value="0.01" calcext:value-type="float">
            <text:p>0,0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Original rows count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tatistical profile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13"/>
          <table:table-cell table:style-name="ce7" office:value-type="string" calcext:value-type="string">
            <text:p>recommendation_id</text:p>
          </table:table-cell>
          <table:table-cell table:style-name="ce7" office:value-type="string" calcext:value-type="string">
            <text:p>recommendation_class</text:p>
          </table:table-cell>
          <table:table-cell table:style-name="ce7" office:value-type="string" calcext:value-type="string">
            <text:p>cbf_feature_type</text:p>
          </table:table-cell>
          <table:table-cell table:style-name="ce7" office:value-type="string" calcext:value-type="string">
            <text:p>cbf_feature_count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clicked</text:p>
          </table:table-cell>
          <table:table-cell table:style-name="ce7" office:value-type="string" calcext:value-type="string">
            <text:p>request_received</text:p>
          </table:table-cell>
          <table:table-cell table:style-name="ce7" office:value-type="string" calcext:value-type="string">
            <text:p>response_delivered</text:p>
          </table:table-cell>
          <table:table-cell table:style-name="ce7" office:value-type="string" calcext:value-type="string">
            <text:p>processingTime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Numeric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341" calcext:value-type="float">
            <text:p>934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999" calcext:value-type="float">
            <text:p>9999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58" calcext:value-type="float">
            <text:p>65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Entropy</text:p>
          </table:table-cell>
          <table:table-cell office:value-type="float" office:value="13.2875681028339" calcext:value-type="float">
            <text:p>13,287568102833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502155673211999" calcext:value-type="float">
            <text:p>0,50215567321199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.40378596780251" calcext:value-type="float">
            <text:p>2,40378596780251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average</text:p>
          </table:table-cell>
          <table:table-cell office:value-type="float" office:value="13344486.6477648" calcext:value-type="float">
            <text:p>13344486,647764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167969168183278" calcext:value-type="float">
            <text:p>0,16796916818327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.82998299829983" calcext:value-type="float">
            <text:p>4,82998299829983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max</text:p>
          </table:table-cell>
          <table:table-cell office:value-type="float" office:value="13349568" calcext:value-type="float">
            <text:p>1334956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041" calcext:value-type="float">
            <text:p>4041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min</text:p>
          </table:table-cell>
          <table:table-cell office:value-type="float" office:value="13339384" calcext:value-type="float">
            <text:p>1333938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standard deviation</text:p>
          </table:table-cell>
          <table:table-cell office:value-type="float" office:value="2945.94523344793" calcext:value-type="float">
            <text:p>2945,9452334479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875229572105623" calcext:value-type="float">
            <text:p>0,87522957210562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9.1115493120239" calcext:value-type="float">
            <text:p>99,1115493120239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variance</text:p>
          </table:table-cell>
          <table:table-cell office:value-type="float" office:value="8678593.3184746" calcext:value-type="float">
            <text:p>8678593,318474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766026803888192" calcext:value-type="float">
            <text:p>0,76602680388819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823.09920702974" calcext:value-type="float">
            <text:p>9823,09920702974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String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4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3.00437055105788" calcext:value-type="float">
            <text:p>3,00437055105788</text:p>
          </table:table-cell>
          <table:table-cell office:value-type="float" office:value="3.10966312693187" calcext:value-type="float">
            <text:p>3,10966312693187</text:p>
          </table:table-cell>
          <table:table-cell office:value-type="string" calcext:value-type="string">
            <text:p>-</text:p>
          </table:table-cell>
          <table:table-cell office:value-type="float" office:value="3.86543776282006" calcext:value-type="float">
            <text:p>3,86543776282006</text:p>
          </table:table-cell>
          <table:table-cell office:value-type="float" office:value="3.34093173156637" calcext:value-type="float">
            <text:p>3,3409317315663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9" calcext:value-type="float">
            <text:p>9999</text:p>
          </table:table-cell>
          <table:table-cell office:value-type="float" office:value="9341" calcext:value-type="float">
            <text:p>9341</text:p>
          </table:table-cell>
          <table:table-cell office:value-type="string" calcext:value-type="string">
            <text:p>-</text:p>
          </table:table-cell>
          <table:table-cell office:value-type="float" office:value="442" calcext:value-type="float">
            <text:p>44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-</text:p>
          </table:table-cell>
          <table:table-cell office:value-type="float" office:value="9557" calcext:value-type="float">
            <text:p>9557</text:p>
          </table:table-cell>
          <table:table-cell office:value-type="float" office:value="9972" calcext:value-type="float">
            <text:p>997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6.76357635763576" calcext:value-type="float">
            <text:p>6,76357635763576</text:p>
          </table:table-cell>
          <table:table-cell office:value-type="float" office:value="5.93394711486993" calcext:value-type="float">
            <text:p>5,93394711486993</text:p>
          </table:table-cell>
          <table:table-cell office:value-type="string" calcext:value-type="string">
            <text:p>-</text:p>
          </table:table-cell>
          <table:table-cell office:value-type="float" office:value="11.9954751131222" calcext:value-type="float">
            <text:p>11,995475113122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2.29404352934217" calcext:value-type="float">
            <text:p>2,29404352934217</text:p>
          </table:table-cell>
          <table:table-cell office:value-type="float" office:value="3.45410897197313" calcext:value-type="float">
            <text:p>3,45410897197313</text:p>
          </table:table-cell>
          <table:table-cell office:value-type="string" calcext:value-type="string">
            <text:p>-</text:p>
          </table:table-cell>
          <table:table-cell office:value-type="float" office:value="5.34891009962827" calcext:value-type="float">
            <text:p>5,348910099628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5.26263571451667" calcext:value-type="float">
            <text:p>5,26263571451667</text:p>
          </table:table-cell>
          <table:table-cell office:value-type="float" office:value="11.9308687902653" calcext:value-type="float">
            <text:p>11,9308687902653</text:p>
          </table:table-cell>
          <table:table-cell office:value-type="string" calcext:value-type="string">
            <text:p>-</text:p>
          </table:table-cell>
          <table:table-cell office:value-type="float" office:value="28.6108392539053" calcext:value-type="float">
            <text:p>28,610839253905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1.20061866711543" calcext:value-type="float">
            <text:p>1,20061866711543</text:p>
          </table:table-cell>
          <table:table-cell office:value-type="float" office:value="0.54103243074599" calcext:value-type="float">
            <text:p>0,54103243074599</text:p>
          </table:table-cell>
          <table:table-cell office:value-type="string" calcext:value-type="string">
            <text:p>-</text:p>
          </table:table-cell>
          <table:table-cell office:value-type="float" office:value="1.76278202799089" calcext:value-type="float">
            <text:p>1,76278202799089</text:p>
          </table:table-cell>
          <table:table-cell office:value-type="float" office:value="4.75488750216347" calcext:value-type="float">
            <text:p>4,7548875021634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1.20061866711543" calcext:value-type="float">
            <text:p>1,20061866711543</text:p>
          </table:table-cell>
          <table:table-cell office:value-type="float" office:value="0.54103243074599" calcext:value-type="float">
            <text:p>0,54103243074599</text:p>
          </table:table-cell>
          <table:table-cell office:value-type="string" calcext:value-type="string">
            <text:p>-</text:p>
          </table:table-cell>
          <table:table-cell office:value-type="float" office:value="1.76278202799089" calcext:value-type="float">
            <text:p>1,76278202799089</text:p>
          </table:table-cell>
          <table:table-cell office:value-type="float" office:value="3.4917128230585" calcext:value-type="float">
            <text:p>3,491712823058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6.76357635763576" calcext:value-type="float">
            <text:p>6,76357635763576</text:p>
          </table:table-cell>
          <table:table-cell office:value-type="float" office:value="5.93394711486993" calcext:value-type="float">
            <text:p>5,93394711486993</text:p>
          </table:table-cell>
          <table:table-cell office:value-type="string" calcext:value-type="string">
            <text:p>-</text:p>
          </table:table-cell>
          <table:table-cell office:value-type="float" office:value="11.9954751131222" calcext:value-type="float">
            <text:p>11,995475113122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2.29404352934217" calcext:value-type="float">
            <text:p>2,29404352934217</text:p>
          </table:table-cell>
          <table:table-cell office:value-type="float" office:value="3.45410897197313" calcext:value-type="float">
            <text:p>3,45410897197313</text:p>
          </table:table-cell>
          <table:table-cell office:value-type="string" calcext:value-type="string">
            <text:p>-</text:p>
          </table:table-cell>
          <table:table-cell office:value-type="float" office:value="5.34891009962827" calcext:value-type="float">
            <text:p>5,348910099628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5.26263571451667" calcext:value-type="float">
            <text:p>5,26263571451667</text:p>
          </table:table-cell>
          <table:table-cell office:value-type="float" office:value="11.9308687902653" calcext:value-type="float">
            <text:p>11,9308687902653</text:p>
          </table:table-cell>
          <table:table-cell office:value-type="string" calcext:value-type="string">
            <text:p>-</text:p>
          </table:table-cell>
          <table:table-cell office:value-type="float" office:value="28.6108392539053" calcext:value-type="float">
            <text:p>28,610839253905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Timestamp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454" calcext:value-type="float">
            <text:p>1454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03133035535437" calcext:value-type="float">
            <text:p>1,03133035535437</text:p>
          </table:table-cell>
          <table:table-cell office:value-type="float" office:value="1.02875242632662" calcext:value-type="float">
            <text:p>1,02875242632662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averag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.5125025005001" calcext:value-type="float">
            <text:p>0,5125025005001</text:p>
          </table:table-cell>
          <table:table-cell office:value-type="float" office:value="0.511702340468094" calcext:value-type="float">
            <text:p>0,511702340468094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max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min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standard deviatio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64545897116545" calcext:value-type="float">
            <text:p>1,64545897116545</text:p>
          </table:table-cell>
          <table:table-cell office:value-type="float" office:value="1.66257809314329" calcext:value-type="float">
            <text:p>1,66257809314329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varianc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.70753522578888" calcext:value-type="float">
            <text:p>2,70753522578888</text:p>
          </table:table-cell>
          <table:table-cell office:value-type="float" office:value="2.76416591579997" calcext:value-type="float">
            <text:p>2,76416591579997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ewest date</text:p>
          </table:table-cell>
          <table:table-cell table:number-columns-repeated="6" office:value-type="string" calcext:value-type="string">
            <text:p>-</text:p>
          </table:table-cell>
          <table:table-cell table:style-name="ce28" office:value-type="string" calcext:value-type="string">
            <text:p>2016-10-17 04:56:26</text:p>
          </table:table-cell>
          <table:table-cell table:style-name="ce28" office:value-type="string" calcext:value-type="string">
            <text:p>2016-10-17 04:56:27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Oldest date</text:p>
          </table:table-cell>
          <table:table-cell table:number-columns-repeated="6" office:value-type="string" calcext:value-type="string">
            <text:p>-</text:p>
          </table:table-cell>
          <table:table-cell table:style-name="ce28" office:value-type="string" calcext:value-type="string">
            <text:p>2016-10-17 03:31:02</text:p>
          </table:table-cell>
          <table:table-cell table:style-name="ce28" office:value-type="string" calcext:value-type="string">
            <text:p>2016-10-17 03:31:11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Timestamp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.4357927563815" calcext:value-type="float">
            <text:p>10,4357927563815</text:p>
          </table:table-cell>
          <table:table-cell office:value-type="float" office:value="10.4125646690869" calcext:value-type="float">
            <text:p>10,4125646690869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Execution call tracker</text:p>
          </table:table-cell>
          <table:table-cell table:style-name="ce16" table:number-columns-repeated="6"/>
          <table:table-cell table:style-name="ce22" table:number-columns-repeated="1017"/>
        </table:table-row>
        <table:table-row table:style-name="ro1">
          <table:table-cell table:style-name="ce13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7" table:number-columns-repeated="4"/>
          <table:table-cell table:style-name="ce7" office:value-type="string" calcext:value-type="string">
            <text:p>Call count</text:p>
          </table:table-cell>
          <table:table-cell table:style-name="ce22" table:number-columns-repeated="1017"/>
        </table:table-row>
        <table:table-row table:style-name="ro1">
          <table:table-cell table:style-name="ce5"/>
          <table:table-cell table:style-name="ce10" office:value-type="string" calcext:value-type="string">
            <text:p>Median in seconds</text:p>
          </table:table-cell>
          <table:table-cell table:style-name="ce10" office:value-type="string" calcext:value-type="string">
            <text:p>Mean in seconds</text:p>
          </table:table-cell>
          <table:table-cell table:style-name="ce10" office:value-type="string" calcext:value-type="string">
            <text:p>Min in seconds</text:p>
          </table:table-cell>
          <table:table-cell table:style-name="ce10" office:value-type="string" calcext:value-type="string">
            <text:p>Max in seconds</text:p>
          </table:table-cell>
          <table:table-cell table:style-name="ce10" office:value-type="string" calcext:value-type="string">
            <text:p>Standard deviation in seconds </text:p>
          </table:table-cell>
          <table:table-cell table:style-name="ce10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1" office:value-type="float" office:value="24.876613" calcext:value-type="float">
            <text:p>2,49E+01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1" office:value-type="float" office:value="4.1787615" calcext:value-type="float">
            <text:p>4,18E+00</text:p>
          </table:table-cell>
          <table:table-cell table:style-name="ce11" office:value-type="float" office:value="4.172461" calcext:value-type="float">
            <text:p>4,17E+00</text:p>
          </table:table-cell>
          <table:table-cell table:style-name="ce11" office:value-type="float" office:value="4.017693" calcext:value-type="float">
            <text:p>4,02E+00</text:p>
          </table:table-cell>
          <table:table-cell table:style-name="ce11" office:value-type="float" office:value="4.314628" calcext:value-type="float">
            <text:p>4,31E+00</text:p>
          </table:table-cell>
          <table:table-cell table:style-name="ce11" office:value-type="float" office:value="0.146419314247358" calcext:value-type="float">
            <text:p>1,46E-0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2" table:style-name="ce11" office:value-type="float" office:value="1.770755" calcext:value-type="float">
            <text:p>1,77E+00</text:p>
          </table:table-cell>
          <table:table-cell table:style-name="ce11" office:value-type="float" office:value="1.728728" calcext:value-type="float">
            <text:p>1,73E+00</text:p>
          </table:table-cell>
          <table:table-cell table:style-name="ce11" office:value-type="float" office:value="1.812782" calcext:value-type="float">
            <text:p>1,81E+00</text:p>
          </table:table-cell>
          <table:table-cell table:style-name="ce11" office:value-type="float" office:value="0.0594351533858541" calcext:value-type="float">
            <text:p>5,94E-02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style-name="ce11" office:value-type="float" office:value="1.543488" calcext:value-type="float">
            <text:p>1,54E+00</text:p>
          </table:table-cell>
          <table:table-cell table:style-name="ce11" office:value-type="float" office:value="1.44471666666667" calcext:value-type="float">
            <text:p>1,44E+00</text:p>
          </table:table-cell>
          <table:table-cell table:style-name="ce11" office:value-type="float" office:value="1.242437" calcext:value-type="float">
            <text:p>1,24E+00</text:p>
          </table:table-cell>
          <table:table-cell table:style-name="ce11" office:value-type="float" office:value="1.548225" calcext:value-type="float">
            <text:p>1,55E+00</text:p>
          </table:table-cell>
          <table:table-cell table:style-name="ce11" office:value-type="float" office:value="0.175195340840826" calcext:value-type="float">
            <text:p>1,75E-01</text:p>
          </table:table-cell>
          <table:table-cell table:style-name="ce1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1" office:value-type="float" office:value="0.9179295" calcext:value-type="float">
            <text:p>9,18E-01</text:p>
          </table:table-cell>
          <table:table-cell table:style-name="ce11" office:value-type="float" office:value="0.91634875" calcext:value-type="float">
            <text:p>9,16E-01</text:p>
          </table:table-cell>
          <table:table-cell table:style-name="ce11" office:value-type="float" office:value="0.881694" calcext:value-type="float">
            <text:p>8,82E-01</text:p>
          </table:table-cell>
          <table:table-cell table:style-name="ce11" office:value-type="float" office:value="0.947842" calcext:value-type="float">
            <text:p>9,48E-01</text:p>
          </table:table-cell>
          <table:table-cell table:style-name="ce11" office:value-type="float" office:value="0.0312927361898892" calcext:value-type="float">
            <text:p>3,13E-02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1" office:value-type="float" office:value="0.8593595" calcext:value-type="float">
            <text:p>8,59E-01</text:p>
          </table:table-cell>
          <table:table-cell table:style-name="ce11" office:value-type="float" office:value="0.859226" calcext:value-type="float">
            <text:p>8,59E-01</text:p>
          </table:table-cell>
          <table:table-cell table:style-name="ce11" office:value-type="float" office:value="0.816981" calcext:value-type="float">
            <text:p>8,17E-01</text:p>
          </table:table-cell>
          <table:table-cell table:style-name="ce11" office:value-type="float" office:value="0.901204" calcext:value-type="float">
            <text:p>9,01E-01</text:p>
          </table:table-cell>
          <table:table-cell table:style-name="ce11" office:value-type="float" office:value="0.0402066588929413" calcext:value-type="float">
            <text:p>4,02E-02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1" office:value-type="float" office:value="0.85347" calcext:value-type="float">
            <text:p>8,53E-01</text:p>
          </table:table-cell>
          <table:table-cell table:style-name="ce11" office:value-type="float" office:value="0.859667" calcext:value-type="float">
            <text:p>8,60E-01</text:p>
          </table:table-cell>
          <table:table-cell table:style-name="ce11" office:value-type="float" office:value="0.841253" calcext:value-type="float">
            <text:p>8,41E-01</text:p>
          </table:table-cell>
          <table:table-cell table:style-name="ce11" office:value-type="float" office:value="0.890475" calcext:value-type="float">
            <text:p>8,90E-01</text:p>
          </table:table-cell>
          <table:table-cell table:style-name="ce11" office:value-type="float" office:value="0.0233963946367811" calcext:value-type="float">
            <text:p>2,34E-02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1" office:value-type="float" office:value="0.839508" calcext:value-type="float">
            <text:p>8,40E-01</text:p>
          </table:table-cell>
          <table:table-cell table:style-name="ce11" office:value-type="float" office:value="0.846015411764706" calcext:value-type="float">
            <text:p>8,46E-01</text:p>
          </table:table-cell>
          <table:table-cell table:style-name="ce11" office:value-type="float" office:value="0.688612" calcext:value-type="float">
            <text:p>6,89E-01</text:p>
          </table:table-cell>
          <table:table-cell table:style-name="ce11" office:value-type="float" office:value="0.937613" calcext:value-type="float">
            <text:p>9,38E-01</text:p>
          </table:table-cell>
          <table:table-cell table:style-name="ce11" office:value-type="float" office:value="0.0566181030524456" calcext:value-type="float">
            <text:p>5,66E-02</text:p>
          </table:table-cell>
          <table:table-cell table:style-name="ce19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2" table:style-name="ce11" office:value-type="float" office:value="0.8204605" calcext:value-type="float">
            <text:p>8,20E-01</text:p>
          </table:table-cell>
          <table:table-cell table:style-name="ce11" office:value-type="float" office:value="0.805342" calcext:value-type="float">
            <text:p>8,05E-01</text:p>
          </table:table-cell>
          <table:table-cell table:style-name="ce11" office:value-type="float" office:value="0.835579" calcext:value-type="float">
            <text:p>8,36E-01</text:p>
          </table:table-cell>
          <table:table-cell table:style-name="ce11" office:value-type="float" office:value="0.0213807877427376" calcext:value-type="float">
            <text:p>2,14E-02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1" office:value-type="float" office:value="0.426574" calcext:value-type="float">
            <text:p>4,27E-01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1" office:value-type="float" office:value="0.426288" calcext:value-type="float">
            <text:p>4,26E-01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1" office:value-type="float" office:value="0.389212" calcext:value-type="float">
            <text:p>3,89E-01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1" office:value-type="float" office:value="0.245632" calcext:value-type="float">
            <text:p>2,46E-01</text:p>
          </table:table-cell>
          <table:table-cell table:style-name="ce11" office:value-type="float" office:value="0.237196764705882" calcext:value-type="float">
            <text:p>2,37E-01</text:p>
          </table:table-cell>
          <table:table-cell table:style-name="ce11" office:value-type="float" office:value="0.191598" calcext:value-type="float">
            <text:p>1,92E-01</text:p>
          </table:table-cell>
          <table:table-cell table:style-name="ce11" office:value-type="float" office:value="0.258687" calcext:value-type="float">
            <text:p>2,59E-01</text:p>
          </table:table-cell>
          <table:table-cell table:style-name="ce11" office:value-type="float" office:value="0.0197218224231732" calcext:value-type="float">
            <text:p>1,97E-02</text:p>
          </table:table-cell>
          <table:table-cell table:style-name="ce19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1" office:value-type="float" office:value="0.243025" calcext:value-type="float">
            <text:p>2,43E-01</text:p>
          </table:table-cell>
          <table:table-cell table:style-name="ce11" office:value-type="float" office:value="0.238592578947368" calcext:value-type="float">
            <text:p>2,39E-01</text:p>
          </table:table-cell>
          <table:table-cell table:style-name="ce11" office:value-type="float" office:value="0.197761" calcext:value-type="float">
            <text:p>1,98E-01</text:p>
          </table:table-cell>
          <table:table-cell table:style-name="ce11" office:value-type="float" office:value="0.25776" calcext:value-type="float">
            <text:p>2,58E-01</text:p>
          </table:table-cell>
          <table:table-cell table:style-name="ce11" office:value-type="float" office:value="0.0187131390867362" calcext:value-type="float">
            <text:p>1,87E-02</text:p>
          </table:table-cell>
          <table:table-cell table:style-name="ce19" office:value-type="float" office:value="19" calcext:value-type="float">
            <text:p>1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1" office:value-type="float" office:value="0.2268925" calcext:value-type="float">
            <text:p>2,27E-01</text:p>
          </table:table-cell>
          <table:table-cell table:style-name="ce11" office:value-type="float" office:value="0.2269575" calcext:value-type="float">
            <text:p>2,27E-01</text:p>
          </table:table-cell>
          <table:table-cell table:style-name="ce11" office:value-type="float" office:value="0.219603" calcext:value-type="float">
            <text:p>2,20E-01</text:p>
          </table:table-cell>
          <table:table-cell table:style-name="ce11" office:value-type="float" office:value="0.234442" calcext:value-type="float">
            <text:p>2,34E-01</text:p>
          </table:table-cell>
          <table:table-cell table:style-name="ce11" office:value-type="float" office:value="0.00605855155957263" calcext:value-type="float">
            <text:p>6,06E-03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1" office:value-type="float" office:value="0.225749" calcext:value-type="float">
            <text:p>2,26E-01</text:p>
          </table:table-cell>
          <table:table-cell table:style-name="ce11" office:value-type="float" office:value="0.22782275" calcext:value-type="float">
            <text:p>2,28E-01</text:p>
          </table:table-cell>
          <table:table-cell table:style-name="ce11" office:value-type="float" office:value="0.216884" calcext:value-type="float">
            <text:p>2,17E-01</text:p>
          </table:table-cell>
          <table:table-cell table:style-name="ce11" office:value-type="float" office:value="0.242909" calcext:value-type="float">
            <text:p>2,43E-01</text:p>
          </table:table-cell>
          <table:table-cell table:style-name="ce11" office:value-type="float" office:value="0.0109260787529958" calcext:value-type="float">
            <text:p>1,09E-02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1" office:value-type="float" office:value="0.225709" calcext:value-type="float">
            <text:p>2,26E-01</text:p>
          </table:table-cell>
          <table:table-cell table:style-name="ce11" office:value-type="float" office:value="0.21675855" calcext:value-type="float">
            <text:p>2,17E-01</text:p>
          </table:table-cell>
          <table:table-cell table:style-name="ce11" office:value-type="float" office:value="0.13152" calcext:value-type="float">
            <text:p>1,32E-01</text:p>
          </table:table-cell>
          <table:table-cell table:style-name="ce11" office:value-type="float" office:value="0.426247" calcext:value-type="float">
            <text:p>4,26E-01</text:p>
          </table:table-cell>
          <table:table-cell table:style-name="ce11" office:value-type="float" office:value="0.0603868457778461" calcext:value-type="float">
            <text:p>6,04E-02</text:p>
          </table:table-cell>
          <table:table-cell table:style-name="ce19" office:value-type="float" office:value="20" calcext:value-type="float">
            <text:p>2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1" office:value-type="float" office:value="0.210615" calcext:value-type="float">
            <text:p>2,11E-01</text:p>
          </table:table-cell>
          <table:table-cell table:style-name="ce11" office:value-type="float" office:value="0.226310294117647" calcext:value-type="float">
            <text:p>2,26E-01</text:p>
          </table:table-cell>
          <table:table-cell table:style-name="ce11" office:value-type="float" office:value="0.184972" calcext:value-type="float">
            <text:p>1,85E-01</text:p>
          </table:table-cell>
          <table:table-cell table:style-name="ce11" office:value-type="float" office:value="0.277926" calcext:value-type="float">
            <text:p>2,78E-01</text:p>
          </table:table-cell>
          <table:table-cell table:style-name="ce11" office:value-type="float" office:value="0.0308887092676367" calcext:value-type="float">
            <text:p>3,09E-02</text:p>
          </table:table-cell>
          <table:table-cell table:style-name="ce19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1" office:value-type="float" office:value="0.199129" calcext:value-type="float">
            <text:p>1,99E-01</text:p>
          </table:table-cell>
          <table:table-cell table:style-name="ce11" office:value-type="float" office:value="0.19989425" calcext:value-type="float">
            <text:p>2,00E-01</text:p>
          </table:table-cell>
          <table:table-cell table:style-name="ce11" office:value-type="float" office:value="0.196385" calcext:value-type="float">
            <text:p>1,96E-01</text:p>
          </table:table-cell>
          <table:table-cell table:style-name="ce11" office:value-type="float" office:value="0.204934" calcext:value-type="float">
            <text:p>2,05E-01</text:p>
          </table:table-cell>
          <table:table-cell table:style-name="ce11" office:value-type="float" office:value="0.00374411951153627" calcext:value-type="float">
            <text:p>3,74E-03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1" office:value-type="float" office:value="0.1843225" calcext:value-type="float">
            <text:p>1,84E-01</text:p>
          </table:table-cell>
          <table:table-cell table:style-name="ce11" office:value-type="float" office:value="0.1950195" calcext:value-type="float">
            <text:p>1,95E-01</text:p>
          </table:table-cell>
          <table:table-cell table:style-name="ce11" office:value-type="float" office:value="0.167096" calcext:value-type="float">
            <text:p>1,67E-01</text:p>
          </table:table-cell>
          <table:table-cell table:style-name="ce11" office:value-type="float" office:value="0.244337" calcext:value-type="float">
            <text:p>2,44E-01</text:p>
          </table:table-cell>
          <table:table-cell table:style-name="ce11" office:value-type="float" office:value="0.0354646414944989" calcext:value-type="float">
            <text:p>3,55E-02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1" office:value-type="float" office:value="0.1811745" calcext:value-type="float">
            <text:p>1,81E-01</text:p>
          </table:table-cell>
          <table:table-cell table:style-name="ce11" office:value-type="float" office:value="0.18130725" calcext:value-type="float">
            <text:p>1,81E-01</text:p>
          </table:table-cell>
          <table:table-cell table:style-name="ce11" office:value-type="float" office:value="0.14988" calcext:value-type="float">
            <text:p>1,50E-01</text:p>
          </table:table-cell>
          <table:table-cell table:style-name="ce11" office:value-type="float" office:value="0.213" calcext:value-type="float">
            <text:p>2,13E-01</text:p>
          </table:table-cell>
          <table:table-cell table:style-name="ce11" office:value-type="float" office:value="0.029997676591974" calcext:value-type="float">
            <text:p>3,00E-02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2" table:style-name="ce11" office:value-type="float" office:value="0.175796" calcext:value-type="float">
            <text:p>1,76E-01</text:p>
          </table:table-cell>
          <table:table-cell table:style-name="ce11" office:value-type="float" office:value="0.175621" calcext:value-type="float">
            <text:p>1,76E-01</text:p>
          </table:table-cell>
          <table:table-cell table:style-name="ce11" office:value-type="float" office:value="0.175971" calcext:value-type="float">
            <text:p>1,76E-01</text:p>
          </table:table-cell>
          <table:table-cell table:style-name="ce11" office:value-type="float" office:value="0.000247487373415284" calcext:value-type="float">
            <text:p>2,47E-04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style-name="ce11" office:value-type="float" office:value="0.170117" calcext:value-type="float">
            <text:p>1,70E-01</text:p>
          </table:table-cell>
          <table:table-cell table:style-name="ce11" office:value-type="float" office:value="0.160541333333333" calcext:value-type="float">
            <text:p>1,61E-01</text:p>
          </table:table-cell>
          <table:table-cell table:style-name="ce11" office:value-type="float" office:value="0.136625" calcext:value-type="float">
            <text:p>1,37E-01</text:p>
          </table:table-cell>
          <table:table-cell table:style-name="ce11" office:value-type="float" office:value="0.174882" calcext:value-type="float">
            <text:p>1,75E-01</text:p>
          </table:table-cell>
          <table:table-cell table:style-name="ce11" office:value-type="float" office:value="0.0208487303290472" calcext:value-type="float">
            <text:p>2,08E-02</text:p>
          </table:table-cell>
          <table:table-cell table:style-name="ce1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1" office:value-type="float" office:value="0.1693265" calcext:value-type="float">
            <text:p>1,69E-01</text:p>
          </table:table-cell>
          <table:table-cell table:style-name="ce11" office:value-type="float" office:value="0.165389" calcext:value-type="float">
            <text:p>1,65E-01</text:p>
          </table:table-cell>
          <table:table-cell table:style-name="ce11" office:value-type="float" office:value="0.152157" calcext:value-type="float">
            <text:p>1,52E-01</text:p>
          </table:table-cell>
          <table:table-cell table:style-name="ce11" office:value-type="float" office:value="0.170746" calcext:value-type="float">
            <text:p>1,71E-01</text:p>
          </table:table-cell>
          <table:table-cell table:style-name="ce11" office:value-type="float" office:value="0.00885570072514498" calcext:value-type="float">
            <text:p>8,86E-03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2" table:style-name="ce11" office:value-type="float" office:value="0.1436745" calcext:value-type="float">
            <text:p>1,44E-01</text:p>
          </table:table-cell>
          <table:table-cell table:style-name="ce11" office:value-type="float" office:value="0.14295" calcext:value-type="float">
            <text:p>1,43E-01</text:p>
          </table:table-cell>
          <table:table-cell table:style-name="ce11" office:value-type="float" office:value="0.144399" calcext:value-type="float">
            <text:p>1,44E-01</text:p>
          </table:table-cell>
          <table:table-cell table:style-name="ce11" office:value-type="float" office:value="0.00102459772593931" calcext:value-type="float">
            <text:p>1,02E-03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2" table:style-name="ce11" office:value-type="float" office:value="0.1321195" calcext:value-type="float">
            <text:p>1,32E-01</text:p>
          </table:table-cell>
          <table:table-cell table:style-name="ce11" office:value-type="float" office:value="0.131559" calcext:value-type="float">
            <text:p>1,32E-01</text:p>
          </table:table-cell>
          <table:table-cell table:style-name="ce11" office:value-type="float" office:value="0.13268" calcext:value-type="float">
            <text:p>1,33E-01</text:p>
          </table:table-cell>
          <table:table-cell table:style-name="ce11" office:value-type="float" office:value="0.000792666701710127" calcext:value-type="float">
            <text:p>7,93E-04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1" office:value-type="float" office:value="0.085611" calcext:value-type="float">
            <text:p>8,56E-02</text:p>
          </table:table-cell>
          <table:table-cell table:style-name="ce11" office:value-type="float" office:value="0.08621775" calcext:value-type="float">
            <text:p>8,62E-02</text:p>
          </table:table-cell>
          <table:table-cell table:style-name="ce11" office:value-type="float" office:value="0.085098" calcext:value-type="float">
            <text:p>8,51E-02</text:p>
          </table:table-cell>
          <table:table-cell table:style-name="ce11" office:value-type="float" office:value="0.088551" calcext:value-type="float">
            <text:p>8,86E-02</text:p>
          </table:table-cell>
          <table:table-cell table:style-name="ce11" office:value-type="float" office:value="0.00158394410149685" calcext:value-type="float">
            <text:p>1,58E-03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style-name="ce11" office:value-type="float" office:value="0.085109" calcext:value-type="float">
            <text:p>8,51E-02</text:p>
          </table:table-cell>
          <table:table-cell table:style-name="ce11" office:value-type="float" office:value="0.072619" calcext:value-type="float">
            <text:p>7,26E-02</text:p>
          </table:table-cell>
          <table:table-cell table:style-name="ce11" office:value-type="float" office:value="0.04603" calcext:value-type="float">
            <text:p>4,60E-02</text:p>
          </table:table-cell>
          <table:table-cell table:style-name="ce11" office:value-type="float" office:value="0.086718" calcext:value-type="float">
            <text:p>8,67E-02</text:p>
          </table:table-cell>
          <table:table-cell table:style-name="ce11" office:value-type="float" office:value="0.0230407988359779" calcext:value-type="float">
            <text:p>2,30E-02</text:p>
          </table:table-cell>
          <table:table-cell table:style-name="ce1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style-name="ce11" office:value-type="float" office:value="0.078573" calcext:value-type="float">
            <text:p>7,86E-02</text:p>
          </table:table-cell>
          <table:table-cell table:style-name="ce11" office:value-type="float" office:value="0.0658763333333333" calcext:value-type="float">
            <text:p>6,59E-02</text:p>
          </table:table-cell>
          <table:table-cell table:style-name="ce11" office:value-type="float" office:value="0.039856" calcext:value-type="float">
            <text:p>3,99E-02</text:p>
          </table:table-cell>
          <table:table-cell table:style-name="ce11" office:value-type="float" office:value="0.0792" calcext:value-type="float">
            <text:p>7,92E-02</text:p>
          </table:table-cell>
          <table:table-cell table:style-name="ce11" office:value-type="float" office:value="0.0225364503046361" calcext:value-type="float">
            <text:p>2,25E-02</text:p>
          </table:table-cell>
          <table:table-cell table:style-name="ce1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4" office:value-type="string" calcext:value-type="string">
            <text:p>Stringprocessor. calculate not null rows count</text:p>
          </table:table-cell>
          <table:table-cell table:style-name="ce29" office:value-type="float" office:value="0.0772835" calcext:value-type="float">
            <text:p>7,73E-02</text:p>
          </table:table-cell>
          <table:table-cell table:style-name="ce29" office:value-type="float" office:value="0.07648975" calcext:value-type="float">
            <text:p>7,65E-02</text:p>
          </table:table-cell>
          <table:table-cell table:style-name="ce29" office:value-type="float" office:value="0.071872" calcext:value-type="float">
            <text:p>7,19E-02</text:p>
          </table:table-cell>
          <table:table-cell table:style-name="ce29" office:value-type="float" office:value="0.07952" calcext:value-type="float">
            <text:p>7,95E-02</text:p>
          </table:table-cell>
          <table:table-cell table:style-name="ce29" office:value-type="float" office:value="0.00371947096372589" calcext:value-type="float">
            <text:p>3,72E-03</text:p>
          </table:table-cell>
          <table:table-cell table:style-name="ce20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2" table:style-name="ce11" office:value-type="float" office:value="0.0473435" calcext:value-type="float">
            <text:p>4,73E-02</text:p>
          </table:table-cell>
          <table:table-cell table:style-name="ce11" office:value-type="float" office:value="0.04722" calcext:value-type="float">
            <text:p>4,72E-02</text:p>
          </table:table-cell>
          <table:table-cell table:style-name="ce11" office:value-type="float" office:value="0.047467" calcext:value-type="float">
            <text:p>4,75E-02</text:p>
          </table:table-cell>
          <table:table-cell table:style-name="ce11" office:value-type="float" office:value="0.000174655374953075" calcext:value-type="float">
            <text:p>1,75E-04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2" table:style-name="ce11" office:value-type="float" office:value="0.038175" calcext:value-type="float">
            <text:p>3,82E-02</text:p>
          </table:table-cell>
          <table:table-cell table:style-name="ce11" office:value-type="float" office:value="0.037971" calcext:value-type="float">
            <text:p>3,80E-02</text:p>
          </table:table-cell>
          <table:table-cell table:style-name="ce11" office:value-type="float" office:value="0.038379" calcext:value-type="float">
            <text:p>3,84E-02</text:p>
          </table:table-cell>
          <table:table-cell table:style-name="ce11" office:value-type="float" office:value="0.00028849956672411" calcext:value-type="float">
            <text:p>2,88E-04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1" office:value-type="float" office:value="0.000006" calcext:value-type="float">
            <text:p>6,00E-06</text:p>
          </table:table-cell>
          <table:table-cell table:style-name="ce11" office:value-type="float" office:value="0.00000647058823529412" calcext:value-type="float">
            <text:p>6,47E-06</text:p>
          </table:table-cell>
          <table:table-cell table:style-name="ce11" office:value-type="float" office:value="0.000006" calcext:value-type="float">
            <text:p>6,00E-06</text:p>
          </table:table-cell>
          <table:table-cell table:style-name="ce11" office:value-type="float" office:value="0.000009" calcext:value-type="float">
            <text:p>9,00E-06</text:p>
          </table:table-cell>
          <table:table-cell table:style-name="ce11" office:value-type="float" office:value="0.00000087447463219521" calcext:value-type="float">
            <text:p>8,74E-07</text:p>
          </table:table-cell>
          <table:table-cell table:style-name="ce19" office:value-type="float" office:value="17" calcext:value-type="float">
            <text:p>17</text:p>
          </table:table-cell>
          <table:table-cell table:style-name="ce15" table:number-columns-repeated="1017"/>
        </table:table-row>
        <table:table-row table:style-name="ro1">
          <table:table-cell/>
          <table:table-cell table:style-name="ce15" table:number-columns-repeated="1023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5 files" table:style-name="ta1">
        <table:table-column table:style-name="co1" table:default-cell-style-name="ce15"/>
        <table:table-column table:style-name="co7" table:default-cell-style-name="ce18"/>
        <table:table-column table:style-name="co3" table:number-columns-repeated="3" table:default-cell-style-name="ce18"/>
        <table:table-column table:style-name="co4" table:number-columns-repeated="12" table:default-cell-style-name="ce18"/>
        <table:table-column table:style-name="co3" table:default-cell-style-name="ce18"/>
        <table:table-column table:style-name="co4" table:number-columns-repeated="2" table:default-cell-style-name="ce18"/>
        <table:table-column table:style-name="co8" table:default-cell-style-name="ce18"/>
        <table:table-column table:style-name="co9" table:default-cell-style-name="ce18"/>
        <table:table-column table:style-name="co5" table:default-cell-style-name="ce18"/>
        <table:table-column table:style-name="co6" table:number-columns-repeated="1001" table:default-cell-style-name="ce18"/>
        <table:table-row table:style-name="ro1">
          <table:table-cell table:style-name="ce12" office:value-type="string" calcext:value-type="string">
            <text:p>Parser Statistics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3"/>
          <table:table-cell table:style-name="ce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Lost rows percentag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Original rows count</text:p>
          </table:table-cell>
          <table:table-cell office:value-type="float" office:value="100000" calcext:value-type="float">
            <text:p>1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tatistical profile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13"/>
          <table:table-cell table:style-name="ce7" office:value-type="string" calcext:value-type="string">
            <text:p>recommendation_id</text:p>
          </table:table-cell>
          <table:table-cell table:style-name="ce7" office:value-type="string" calcext:value-type="string">
            <text:p>recommendation_class</text:p>
          </table:table-cell>
          <table:table-cell table:style-name="ce7" office:value-type="string" calcext:value-type="string">
            <text:p>cbf_feature_type</text:p>
          </table:table-cell>
          <table:table-cell table:style-name="ce7" office:value-type="string" calcext:value-type="string">
            <text:p>cbf_feature_count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clicked</text:p>
          </table:table-cell>
          <table:table-cell table:style-name="ce7" office:value-type="string" calcext:value-type="string">
            <text:p>request_received</text:p>
          </table:table-cell>
          <table:table-cell table:style-name="ce7" office:value-type="string" calcext:value-type="string">
            <text:p>response_delivered</text:p>
          </table:table-cell>
          <table:table-cell table:style-name="ce7" office:value-type="string" calcext:value-type="string">
            <text:p>processingTime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Numeric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</text:p>
          </table:table-cell>
          <table:table-cell office:value-type="float" office:value="99999" calcext:value-type="float">
            <text:p>999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office:value-type="float" office:value="99999" calcext:value-type="float">
            <text:p>999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3647" calcext:value-type="float">
            <text:p>9364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352" calcext:value-type="float">
            <text:p>635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Entropy</text:p>
          </table:table-cell>
          <table:table-cell office:value-type="float" office:value="16.609626047453" calcext:value-type="float">
            <text:p>16,60962604745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51201489195253" calcext:value-type="float">
            <text:p>0,5120148919525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.13749357278131" calcext:value-type="float">
            <text:p>2,13749357278131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average</text:p>
          </table:table-cell>
          <table:table-cell office:value-type="float" office:value="13389985.2270523" calcext:value-type="float">
            <text:p>13389985,227052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210930408875885" calcext:value-type="float">
            <text:p>0,21093040887588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.50657506575066" calcext:value-type="float">
            <text:p>3,50657506575066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max</text:p>
          </table:table-cell>
          <table:table-cell office:value-type="float" office:value="13440384" calcext:value-type="float">
            <text:p>1344038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048" calcext:value-type="float">
            <text:p>4048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min</text:p>
          </table:table-cell>
          <table:table-cell office:value-type="float" office:value="13339384" calcext:value-type="float">
            <text:p>1333938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standard deviation</text:p>
          </table:table-cell>
          <table:table-cell office:value-type="float" office:value="29136.5524012303" calcext:value-type="float">
            <text:p>29136,552401230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21625812114069" calcext:value-type="float">
            <text:p>1,2162581211406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2.9862338066775" calcext:value-type="float">
            <text:p>82,9862338066775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variance</text:p>
          </table:table-cell>
          <table:table-cell office:value-type="float" office:value="848938685.829637" calcext:value-type="float">
            <text:p>848938685,82963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47928381724068" calcext:value-type="float">
            <text:p>1,4792838172406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886.71500141655" calcext:value-type="float">
            <text:p>6886,7150014165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String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4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2.9984601874828" calcext:value-type="float">
            <text:p>2,9984601874828</text:p>
          </table:table-cell>
          <table:table-cell office:value-type="float" office:value="3.06841415656016" calcext:value-type="float">
            <text:p>3,06841415656016</text:p>
          </table:table-cell>
          <table:table-cell office:value-type="string" calcext:value-type="string">
            <text:p>-</text:p>
          </table:table-cell>
          <table:table-cell office:value-type="float" office:value="3.83449437833081" calcext:value-type="float">
            <text:p>3,83449437833081</text:p>
          </table:table-cell>
          <table:table-cell office:value-type="float" office:value="3.31226922082879" calcext:value-type="float">
            <text:p>3,3122692208287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office:value-type="float" office:value="93647" calcext:value-type="float">
            <text:p>93647</text:p>
          </table:table-cell>
          <table:table-cell office:value-type="string" calcext:value-type="string">
            <text:p>-</text:p>
          </table:table-cell>
          <table:table-cell office:value-type="float" office:value="5233" calcext:value-type="float">
            <text:p>5233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string" calcext:value-type="string">
            <text:p>-</text:p>
          </table:table-cell>
          <table:table-cell office:value-type="float" office:value="94766" calcext:value-type="float">
            <text:p>94766</text:p>
          </table:table-cell>
          <table:table-cell office:value-type="float" office:value="99716" calcext:value-type="float">
            <text:p>9971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6.7720377203772" calcext:value-type="float">
            <text:p>6,7720377203772</text:p>
          </table:table-cell>
          <table:table-cell office:value-type="float" office:value="5.83495467019766" calcext:value-type="float">
            <text:p>5,83495467019766</text:p>
          </table:table-cell>
          <table:table-cell office:value-type="string" calcext:value-type="string">
            <text:p>-</text:p>
          </table:table-cell>
          <table:table-cell office:value-type="float" office:value="11.8058475062106" calcext:value-type="float">
            <text:p>11,805847506210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2.30304293464356" calcext:value-type="float">
            <text:p>2,30304293464356</text:p>
          </table:table-cell>
          <table:table-cell office:value-type="float" office:value="3.25346226428254" calcext:value-type="float">
            <text:p>3,25346226428254</text:p>
          </table:table-cell>
          <table:table-cell office:value-type="string" calcext:value-type="string">
            <text:p>-</text:p>
          </table:table-cell>
          <table:table-cell office:value-type="float" office:value="5.2056640033438" calcext:value-type="float">
            <text:p>5,205664003343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5.30400675881163" calcext:value-type="float">
            <text:p>5,30400675881163</text:p>
          </table:table-cell>
          <table:table-cell office:value-type="float" office:value="10.5850167051105" calcext:value-type="float">
            <text:p>10,5850167051105</text:p>
          </table:table-cell>
          <table:table-cell office:value-type="string" calcext:value-type="string">
            <text:p>-</text:p>
          </table:table-cell>
          <table:table-cell office:value-type="float" office:value="27.0989377157093" calcext:value-type="float">
            <text:p>27,09893771570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1.18442932644894" calcext:value-type="float">
            <text:p>1,18442932644894</text:p>
          </table:table-cell>
          <table:table-cell office:value-type="float" office:value="0.484974923757144" calcext:value-type="float">
            <text:p>0,484974923757144</text:p>
          </table:table-cell>
          <table:table-cell office:value-type="string" calcext:value-type="string">
            <text:p>-</text:p>
          </table:table-cell>
          <table:table-cell office:value-type="float" office:value="1.69581170083381" calcext:value-type="float">
            <text:p>1,69581170083381</text:p>
          </table:table-cell>
          <table:table-cell office:value-type="float" office:value="8.14465824283186" calcext:value-type="float">
            <text:p>8,1446582428318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1.18442932644894" calcext:value-type="float">
            <text:p>1,18442932644894</text:p>
          </table:table-cell>
          <table:table-cell office:value-type="float" office:value="0.484974923757144" calcext:value-type="float">
            <text:p>0,484974923757144</text:p>
          </table:table-cell>
          <table:table-cell office:value-type="string" calcext:value-type="string">
            <text:p>-</text:p>
          </table:table-cell>
          <table:table-cell office:value-type="float" office:value="1.69581170083381" calcext:value-type="float">
            <text:p>1,69581170083381</text:p>
          </table:table-cell>
          <table:table-cell office:value-type="float" office:value="5.33755664198587" calcext:value-type="float">
            <text:p>5,3375566419858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6.7720377203772" calcext:value-type="float">
            <text:p>6,7720377203772</text:p>
          </table:table-cell>
          <table:table-cell office:value-type="float" office:value="5.83495467019766" calcext:value-type="float">
            <text:p>5,83495467019766</text:p>
          </table:table-cell>
          <table:table-cell office:value-type="string" calcext:value-type="string">
            <text:p>-</text:p>
          </table:table-cell>
          <table:table-cell office:value-type="float" office:value="11.8058475062106" calcext:value-type="float">
            <text:p>11,805847506210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2.30304293464356" calcext:value-type="float">
            <text:p>2,30304293464356</text:p>
          </table:table-cell>
          <table:table-cell office:value-type="float" office:value="3.25346226428254" calcext:value-type="float">
            <text:p>3,25346226428254</text:p>
          </table:table-cell>
          <table:table-cell office:value-type="string" calcext:value-type="string">
            <text:p>-</text:p>
          </table:table-cell>
          <table:table-cell office:value-type="float" office:value="5.2056640033438" calcext:value-type="float">
            <text:p>5,205664003343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5.30400675881163" calcext:value-type="float">
            <text:p>5,30400675881163</text:p>
          </table:table-cell>
          <table:table-cell office:value-type="float" office:value="10.5850167051105" calcext:value-type="float">
            <text:p>10,5850167051105</text:p>
          </table:table-cell>
          <table:table-cell office:value-type="string" calcext:value-type="string">
            <text:p>-</text:p>
          </table:table-cell>
          <table:table-cell office:value-type="float" office:value="27.0989377157093" calcext:value-type="float">
            <text:p>27,09893771570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Timestamp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3602" calcext:value-type="float">
            <text:p>13602</text:p>
          </table:table-cell>
          <table:table-cell office:value-type="float" office:value="13504" calcext:value-type="float">
            <text:p>13504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99999" calcext:value-type="float">
            <text:p>99999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.951086312760167" calcext:value-type="float">
            <text:p>0,951086312760167</text:p>
          </table:table-cell>
          <table:table-cell office:value-type="float" office:value="0.950118780025606" calcext:value-type="float">
            <text:p>0,950118780025606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averag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.419328386567731" calcext:value-type="float">
            <text:p>0,419328386567731</text:p>
          </table:table-cell>
          <table:table-cell office:value-type="float" office:value="0.419258385167703" calcext:value-type="float">
            <text:p>0,419258385167703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max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min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standard deviatio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39434074195292" calcext:value-type="float">
            <text:p>1,39434074195292</text:p>
          </table:table-cell>
          <table:table-cell office:value-type="float" office:value="1.40642649389601" calcext:value-type="float">
            <text:p>1,40642649389601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varianc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94418610466982" calcext:value-type="float">
            <text:p>1,94418610466982</text:p>
          </table:table-cell>
          <table:table-cell office:value-type="float" office:value="1.97803548273264" calcext:value-type="float">
            <text:p>1,97803548273264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ewest date</text:p>
          </table:table-cell>
          <table:table-cell table:number-columns-repeated="6" office:value-type="string" calcext:value-type="string">
            <text:p>-</text:p>
          </table:table-cell>
          <table:table-cell table:style-name="ce28" office:value-type="string" calcext:value-type="string">
            <text:p>2016-10-17 15:09:54</text:p>
          </table:table-cell>
          <table:table-cell table:style-name="ce28" office:value-type="string" calcext:value-type="string">
            <text:p>2016-10-17 15:09:56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Oldest date</text:p>
          </table:table-cell>
          <table:table-cell table:number-columns-repeated="6" office:value-type="string" calcext:value-type="string">
            <text:p>-</text:p>
          </table:table-cell>
          <table:table-cell table:style-name="ce28" office:value-type="string" calcext:value-type="string">
            <text:p>2016-10-17 03:31:02</text:p>
          </table:table-cell>
          <table:table-cell table:style-name="ce28" office:value-type="string" calcext:value-type="string">
            <text:p>2016-10-17 03:31:11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Timestamp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3.6337754983529" calcext:value-type="float">
            <text:p>13,6337754983529</text:p>
          </table:table-cell>
          <table:table-cell office:value-type="float" office:value="13.6186343127301" calcext:value-type="float">
            <text:p>13,6186343127301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Execution call tracker</text:p>
          </table:table-cell>
          <table:table-cell table:style-name="ce16" table:number-columns-repeated="6"/>
          <table:table-cell table:style-name="ce22" table:number-columns-repeated="1017"/>
        </table:table-row>
        <table:table-row table:style-name="ro1">
          <table:table-cell table:style-name="ce13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7" table:number-columns-repeated="4"/>
          <table:table-cell table:style-name="ce7" office:value-type="string" calcext:value-type="string">
            <text:p>Call count</text:p>
          </table:table-cell>
          <table:table-cell table:style-name="ce22" table:number-columns-repeated="1017"/>
        </table:table-row>
        <table:table-row table:style-name="ro1">
          <table:table-cell table:style-name="ce5"/>
          <table:table-cell table:style-name="ce10" office:value-type="string" calcext:value-type="string">
            <text:p>Median in seconds</text:p>
          </table:table-cell>
          <table:table-cell table:style-name="ce10" office:value-type="string" calcext:value-type="string">
            <text:p>Mean in seconds</text:p>
          </table:table-cell>
          <table:table-cell table:style-name="ce10" office:value-type="string" calcext:value-type="string">
            <text:p>Min in seconds</text:p>
          </table:table-cell>
          <table:table-cell table:style-name="ce10" office:value-type="string" calcext:value-type="string">
            <text:p>Max in seconds</text:p>
          </table:table-cell>
          <table:table-cell table:style-name="ce10" office:value-type="string" calcext:value-type="string">
            <text:p>Standard deviation in seconds </text:p>
          </table:table-cell>
          <table:table-cell table:style-name="ce10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1" office:value-type="float" office:value="30.316605" calcext:value-type="float">
            <text:p>3,03E+01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1" office:value-type="float" office:value="4.5149335" calcext:value-type="float">
            <text:p>4,51E+00</text:p>
          </table:table-cell>
          <table:table-cell table:style-name="ce11" office:value-type="float" office:value="4.4082475" calcext:value-type="float">
            <text:p>4,41E+00</text:p>
          </table:table-cell>
          <table:table-cell table:style-name="ce11" office:value-type="float" office:value="3.741013" calcext:value-type="float">
            <text:p>3,74E+00</text:p>
          </table:table-cell>
          <table:table-cell table:style-name="ce11" office:value-type="float" office:value="4.86211" calcext:value-type="float">
            <text:p>4,86E+00</text:p>
          </table:table-cell>
          <table:table-cell table:style-name="ce11" office:value-type="float" office:value="0.516198836332474" calcext:value-type="float">
            <text:p>5,16E-0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2" table:style-name="ce11" office:value-type="float" office:value="3.269344" calcext:value-type="float">
            <text:p>3,27E+00</text:p>
          </table:table-cell>
          <table:table-cell table:style-name="ce11" office:value-type="float" office:value="3.243464" calcext:value-type="float">
            <text:p>3,24E+00</text:p>
          </table:table-cell>
          <table:table-cell table:style-name="ce11" office:value-type="float" office:value="3.295224" calcext:value-type="float">
            <text:p>3,30E+00</text:p>
          </table:table-cell>
          <table:table-cell table:style-name="ce11" office:value-type="float" office:value="0.0365998469942159" calcext:value-type="float">
            <text:p>3,66E-02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1" office:value-type="float" office:value="2.403474" calcext:value-type="float">
            <text:p>2,40E+00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1" office:value-type="float" office:value="2.403206" calcext:value-type="float">
            <text:p>2,40E+00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1" office:value-type="float" office:value="2.027163" calcext:value-type="float">
            <text:p>2,03E+00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style-name="ce11" office:value-type="float" office:value="2.017401" calcext:value-type="float">
            <text:p>2,02E+00</text:p>
          </table:table-cell>
          <table:table-cell table:style-name="ce11" office:value-type="float" office:value="1.95587" calcext:value-type="float">
            <text:p>1,96E+00</text:p>
          </table:table-cell>
          <table:table-cell table:style-name="ce11" office:value-type="float" office:value="1.530451" calcext:value-type="float">
            <text:p>1,53E+00</text:p>
          </table:table-cell>
          <table:table-cell table:style-name="ce11" office:value-type="float" office:value="2.319758" calcext:value-type="float">
            <text:p>2,32E+00</text:p>
          </table:table-cell>
          <table:table-cell table:style-name="ce11" office:value-type="float" office:value="0.398234771250578" calcext:value-type="float">
            <text:p>3,98E-01</text:p>
          </table:table-cell>
          <table:table-cell table:style-name="ce1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4" office:value-type="string" calcext:value-type="string">
            <text:p>Timestampprocessor. get delta time in seconds statistics</text:p>
          </table:table-cell>
          <table:table-cell table:number-columns-repeated="2" table:style-name="ce29" office:value-type="float" office:value="1.861254" calcext:value-type="float">
            <text:p>1,86E+00</text:p>
          </table:table-cell>
          <table:table-cell table:style-name="ce29" office:value-type="float" office:value="1.853023" calcext:value-type="float">
            <text:p>1,85E+00</text:p>
          </table:table-cell>
          <table:table-cell table:style-name="ce29" office:value-type="float" office:value="1.869485" calcext:value-type="float">
            <text:p>1,87E+00</text:p>
          </table:table-cell>
          <table:table-cell table:style-name="ce29" office:value-type="float" office:value="0.0116403918318931" calcext:value-type="float">
            <text:p>1,16E-02</text:p>
          </table:table-cell>
          <table:table-cell table:style-name="ce20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1" office:value-type="float" office:value="0.949417" calcext:value-type="float">
            <text:p>9,49E-01</text:p>
          </table:table-cell>
          <table:table-cell table:style-name="ce11" office:value-type="float" office:value="0.91793275" calcext:value-type="float">
            <text:p>9,18E-01</text:p>
          </table:table-cell>
          <table:table-cell table:style-name="ce11" office:value-type="float" office:value="0.795926" calcext:value-type="float">
            <text:p>7,96E-01</text:p>
          </table:table-cell>
          <table:table-cell table:style-name="ce11" office:value-type="float" office:value="0.976971" calcext:value-type="float">
            <text:p>9,77E-01</text:p>
          </table:table-cell>
          <table:table-cell table:style-name="ce11" office:value-type="float" office:value="0.0834015818649942" calcext:value-type="float">
            <text:p>8,34E-02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1" office:value-type="float" office:value="0.844805" calcext:value-type="float">
            <text:p>8,45E-01</text:p>
          </table:table-cell>
          <table:table-cell table:style-name="ce11" office:value-type="float" office:value="1.00931464705882" calcext:value-type="float">
            <text:p>1,01E+00</text:p>
          </table:table-cell>
          <table:table-cell table:style-name="ce11" office:value-type="float" office:value="0.707146" calcext:value-type="float">
            <text:p>7,07E-01</text:p>
          </table:table-cell>
          <table:table-cell table:style-name="ce11" office:value-type="float" office:value="1.869473" calcext:value-type="float">
            <text:p>1,87E+00</text:p>
          </table:table-cell>
          <table:table-cell table:style-name="ce11" office:value-type="float" office:value="0.387572740456056" calcext:value-type="float">
            <text:p>3,88E-01</text:p>
          </table:table-cell>
          <table:table-cell table:style-name="ce19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1" office:value-type="float" office:value="0.8424285" calcext:value-type="float">
            <text:p>8,42E-01</text:p>
          </table:table-cell>
          <table:table-cell table:style-name="ce11" office:value-type="float" office:value="0.833515" calcext:value-type="float">
            <text:p>8,34E-01</text:p>
          </table:table-cell>
          <table:table-cell table:style-name="ce11" office:value-type="float" office:value="0.749043" calcext:value-type="float">
            <text:p>7,49E-01</text:p>
          </table:table-cell>
          <table:table-cell table:style-name="ce11" office:value-type="float" office:value="0.90016" calcext:value-type="float">
            <text:p>9,00E-01</text:p>
          </table:table-cell>
          <table:table-cell table:style-name="ce11" office:value-type="float" office:value="0.0635247852783987" calcext:value-type="float">
            <text:p>6,35E-02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1" office:value-type="float" office:value="0.838696" calcext:value-type="float">
            <text:p>8,39E-01</text:p>
          </table:table-cell>
          <table:table-cell table:style-name="ce11" office:value-type="float" office:value="0.830459" calcext:value-type="float">
            <text:p>8,30E-01</text:p>
          </table:table-cell>
          <table:table-cell table:style-name="ce11" office:value-type="float" office:value="0.747938" calcext:value-type="float">
            <text:p>7,48E-01</text:p>
          </table:table-cell>
          <table:table-cell table:style-name="ce11" office:value-type="float" office:value="0.896506" calcext:value-type="float">
            <text:p>8,97E-01</text:p>
          </table:table-cell>
          <table:table-cell table:style-name="ce11" office:value-type="float" office:value="0.0614087111627224" calcext:value-type="float">
            <text:p>6,14E-02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1" office:value-type="float" office:value="0.4468855" calcext:value-type="float">
            <text:p>4,47E-01</text:p>
          </table:table-cell>
          <table:table-cell table:style-name="ce11" office:value-type="float" office:value="0.4750825" calcext:value-type="float">
            <text:p>4,75E-01</text:p>
          </table:table-cell>
          <table:table-cell table:style-name="ce11" office:value-type="float" office:value="0.202679" calcext:value-type="float">
            <text:p>2,03E-01</text:p>
          </table:table-cell>
          <table:table-cell table:style-name="ce11" office:value-type="float" office:value="0.80388" calcext:value-type="float">
            <text:p>8,04E-01</text:p>
          </table:table-cell>
          <table:table-cell table:style-name="ce11" office:value-type="float" office:value="0.31133161808646" calcext:value-type="float">
            <text:p>3,11E-0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2" table:style-name="ce11" office:value-type="float" office:value="0.254371" calcext:value-type="float">
            <text:p>2,54E-01</text:p>
          </table:table-cell>
          <table:table-cell table:style-name="ce11" office:value-type="float" office:value="0.249186" calcext:value-type="float">
            <text:p>2,49E-01</text:p>
          </table:table-cell>
          <table:table-cell table:style-name="ce11" office:value-type="float" office:value="0.259556" calcext:value-type="float">
            <text:p>2,60E-01</text:p>
          </table:table-cell>
          <table:table-cell table:style-name="ce11" office:value-type="float" office:value="0.00733269732090451" calcext:value-type="float">
            <text:p>7,33E-03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1" office:value-type="float" office:value="0.246795" calcext:value-type="float">
            <text:p>2,47E-01</text:p>
          </table:table-cell>
          <table:table-cell table:style-name="ce11" office:value-type="float" office:value="0.240286058823529" calcext:value-type="float">
            <text:p>2,40E-01</text:p>
          </table:table-cell>
          <table:table-cell table:style-name="ce11" office:value-type="float" office:value="0.211724" calcext:value-type="float">
            <text:p>2,12E-01</text:p>
          </table:table-cell>
          <table:table-cell table:style-name="ce11" office:value-type="float" office:value="0.272811" calcext:value-type="float">
            <text:p>2,73E-01</text:p>
          </table:table-cell>
          <table:table-cell table:style-name="ce11" office:value-type="float" office:value="0.0197645798256331" calcext:value-type="float">
            <text:p>1,98E-02</text:p>
          </table:table-cell>
          <table:table-cell table:style-name="ce19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1" office:value-type="float" office:value="0.2455425" calcext:value-type="float">
            <text:p>2,46E-01</text:p>
          </table:table-cell>
          <table:table-cell table:style-name="ce11" office:value-type="float" office:value="0.25515225" calcext:value-type="float">
            <text:p>2,55E-01</text:p>
          </table:table-cell>
          <table:table-cell table:style-name="ce11" office:value-type="float" office:value="0.165772" calcext:value-type="float">
            <text:p>1,66E-01</text:p>
          </table:table-cell>
          <table:table-cell table:style-name="ce11" office:value-type="float" office:value="0.363752" calcext:value-type="float">
            <text:p>3,64E-01</text:p>
          </table:table-cell>
          <table:table-cell table:style-name="ce11" office:value-type="float" office:value="0.100900144137244" calcext:value-type="float">
            <text:p>1,01E-0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1" office:value-type="float" office:value="0.228111" calcext:value-type="float">
            <text:p>2,28E-01</text:p>
          </table:table-cell>
          <table:table-cell table:style-name="ce11" office:value-type="float" office:value="0.278847052631579" calcext:value-type="float">
            <text:p>2,79E-01</text:p>
          </table:table-cell>
          <table:table-cell table:style-name="ce11" office:value-type="float" office:value="0.179023" calcext:value-type="float">
            <text:p>1,79E-01</text:p>
          </table:table-cell>
          <table:table-cell table:style-name="ce11" office:value-type="float" office:value="1.045825" calcext:value-type="float">
            <text:p>1,05E+00</text:p>
          </table:table-cell>
          <table:table-cell table:style-name="ce11" office:value-type="float" office:value="0.189758629719287" calcext:value-type="float">
            <text:p>1,90E-01</text:p>
          </table:table-cell>
          <table:table-cell table:style-name="ce19" office:value-type="float" office:value="19" calcext:value-type="float">
            <text:p>1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1" office:value-type="float" office:value="0.2263965" calcext:value-type="float">
            <text:p>2,26E-01</text:p>
          </table:table-cell>
          <table:table-cell table:style-name="ce11" office:value-type="float" office:value="0.22131875" calcext:value-type="float">
            <text:p>2,21E-01</text:p>
          </table:table-cell>
          <table:table-cell table:style-name="ce11" office:value-type="float" office:value="0.203541" calcext:value-type="float">
            <text:p>2,04E-01</text:p>
          </table:table-cell>
          <table:table-cell table:style-name="ce11" office:value-type="float" office:value="0.228941" calcext:value-type="float">
            <text:p>2,29E-01</text:p>
          </table:table-cell>
          <table:table-cell table:style-name="ce11" office:value-type="float" office:value="0.0119512429025883" calcext:value-type="float">
            <text:p>1,20E-02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1" office:value-type="float" office:value="0.224508" calcext:value-type="float">
            <text:p>2,25E-01</text:p>
          </table:table-cell>
          <table:table-cell table:style-name="ce11" office:value-type="float" office:value="0.218443352941176" calcext:value-type="float">
            <text:p>2,18E-01</text:p>
          </table:table-cell>
          <table:table-cell table:style-name="ce11" office:value-type="float" office:value="0.177275" calcext:value-type="float">
            <text:p>1,77E-01</text:p>
          </table:table-cell>
          <table:table-cell table:style-name="ce11" office:value-type="float" office:value="0.263103" calcext:value-type="float">
            <text:p>2,63E-01</text:p>
          </table:table-cell>
          <table:table-cell table:style-name="ce11" office:value-type="float" office:value="0.0279664838667224" calcext:value-type="float">
            <text:p>2,80E-02</text:p>
          </table:table-cell>
          <table:table-cell table:style-name="ce19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2" table:style-name="ce11" office:value-type="float" office:value="0.22307" calcext:value-type="float">
            <text:p>2,23E-01</text:p>
          </table:table-cell>
          <table:table-cell table:style-name="ce11" office:value-type="float" office:value="0.216388" calcext:value-type="float">
            <text:p>2,16E-01</text:p>
          </table:table-cell>
          <table:table-cell table:style-name="ce11" office:value-type="float" office:value="0.229752" calcext:value-type="float">
            <text:p>2,30E-01</text:p>
          </table:table-cell>
          <table:table-cell table:style-name="ce11" office:value-type="float" office:value="0.00944977502377701" calcext:value-type="float">
            <text:p>9,45E-03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1" office:value-type="float" office:value="0.1908" calcext:value-type="float">
            <text:p>1,91E-01</text:p>
          </table:table-cell>
          <table:table-cell table:style-name="ce11" office:value-type="float" office:value="0.19849175" calcext:value-type="float">
            <text:p>1,98E-01</text:p>
          </table:table-cell>
          <table:table-cell table:style-name="ce11" office:value-type="float" office:value="0.18222" calcext:value-type="float">
            <text:p>1,82E-01</text:p>
          </table:table-cell>
          <table:table-cell table:style-name="ce11" office:value-type="float" office:value="0.230147" calcext:value-type="float">
            <text:p>2,30E-01</text:p>
          </table:table-cell>
          <table:table-cell table:style-name="ce11" office:value-type="float" office:value="0.0214902320814985" calcext:value-type="float">
            <text:p>2,15E-02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1" office:value-type="float" office:value="0.188728" calcext:value-type="float">
            <text:p>1,89E-01</text:p>
          </table:table-cell>
          <table:table-cell table:style-name="ce11" office:value-type="float" office:value="0.32618465" calcext:value-type="float">
            <text:p>3,26E-01</text:p>
          </table:table-cell>
          <table:table-cell table:style-name="ce11" office:value-type="float" office:value="0.157716" calcext:value-type="float">
            <text:p>1,58E-01</text:p>
          </table:table-cell>
          <table:table-cell table:style-name="ce11" office:value-type="float" office:value="2.403179" calcext:value-type="float">
            <text:p>2,40E+00</text:p>
          </table:table-cell>
          <table:table-cell table:style-name="ce11" office:value-type="float" office:value="0.492479097615243" calcext:value-type="float">
            <text:p>4,92E-01</text:p>
          </table:table-cell>
          <table:table-cell table:style-name="ce19" office:value-type="float" office:value="20" calcext:value-type="float">
            <text:p>2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1" office:value-type="float" office:value="0.184625" calcext:value-type="float">
            <text:p>1,85E-01</text:p>
          </table:table-cell>
          <table:table-cell table:style-name="ce11" office:value-type="float" office:value="0.19327675" calcext:value-type="float">
            <text:p>1,93E-01</text:p>
          </table:table-cell>
          <table:table-cell table:style-name="ce11" office:value-type="float" office:value="0.178969" calcext:value-type="float">
            <text:p>1,79E-01</text:p>
          </table:table-cell>
          <table:table-cell table:style-name="ce11" office:value-type="float" office:value="0.224888" calcext:value-type="float">
            <text:p>2,25E-01</text:p>
          </table:table-cell>
          <table:table-cell table:style-name="ce11" office:value-type="float" office:value="0.0213417381418821" calcext:value-type="float">
            <text:p>2,13E-02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2" table:style-name="ce11" office:value-type="float" office:value="0.165045" calcext:value-type="float">
            <text:p>1,65E-01</text:p>
          </table:table-cell>
          <table:table-cell table:style-name="ce11" office:value-type="float" office:value="0.157749" calcext:value-type="float">
            <text:p>1,58E-01</text:p>
          </table:table-cell>
          <table:table-cell table:style-name="ce11" office:value-type="float" office:value="0.172341" calcext:value-type="float">
            <text:p>1,72E-01</text:p>
          </table:table-cell>
          <table:table-cell table:style-name="ce11" office:value-type="float" office:value="0.0103181021510741" calcext:value-type="float">
            <text:p>1,03E-02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1" office:value-type="float" office:value="0.156553" calcext:value-type="float">
            <text:p>1,57E-01</text:p>
          </table:table-cell>
          <table:table-cell table:style-name="ce11" office:value-type="float" office:value="0.1569905" calcext:value-type="float">
            <text:p>1,57E-01</text:p>
          </table:table-cell>
          <table:table-cell table:style-name="ce11" office:value-type="float" office:value="0.150588" calcext:value-type="float">
            <text:p>1,51E-01</text:p>
          </table:table-cell>
          <table:table-cell table:style-name="ce11" office:value-type="float" office:value="0.164268" calcext:value-type="float">
            <text:p>1,64E-01</text:p>
          </table:table-cell>
          <table:table-cell table:style-name="ce11" office:value-type="float" office:value="0.00564982291757892" calcext:value-type="float">
            <text:p>5,65E-03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style-name="ce11" office:value-type="float" office:value="0.155352" calcext:value-type="float">
            <text:p>1,55E-01</text:p>
          </table:table-cell>
          <table:table-cell table:style-name="ce11" office:value-type="float" office:value="0.291799333333333" calcext:value-type="float">
            <text:p>2,92E-01</text:p>
          </table:table-cell>
          <table:table-cell table:style-name="ce11" office:value-type="float" office:value="0.150616" calcext:value-type="float">
            <text:p>1,51E-01</text:p>
          </table:table-cell>
          <table:table-cell table:style-name="ce11" office:value-type="float" office:value="0.56943" calcext:value-type="float">
            <text:p>5,69E-01</text:p>
          </table:table-cell>
          <table:table-cell table:style-name="ce11" office:value-type="float" office:value="0.240446870907761" calcext:value-type="float">
            <text:p>2,40E-01</text:p>
          </table:table-cell>
          <table:table-cell table:style-name="ce1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style-name="ce11" office:value-type="float" office:value="0.081936" calcext:value-type="float">
            <text:p>8,19E-02</text:p>
          </table:table-cell>
          <table:table-cell table:style-name="ce11" office:value-type="float" office:value="0.0781633333333333" calcext:value-type="float">
            <text:p>7,82E-02</text:p>
          </table:table-cell>
          <table:table-cell table:style-name="ce11" office:value-type="float" office:value="0.070459" calcext:value-type="float">
            <text:p>7,05E-02</text:p>
          </table:table-cell>
          <table:table-cell table:style-name="ce11" office:value-type="float" office:value="0.082095" calcext:value-type="float">
            <text:p>8,21E-02</text:p>
          </table:table-cell>
          <table:table-cell table:style-name="ce11" office:value-type="float" office:value="0.00667262199838515" calcext:value-type="float">
            <text:p>6,67E-03</text:p>
          </table:table-cell>
          <table:table-cell table:style-name="ce1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1" office:value-type="float" office:value="0.079525" calcext:value-type="float">
            <text:p>7,95E-02</text:p>
          </table:table-cell>
          <table:table-cell table:style-name="ce11" office:value-type="float" office:value="0.07780325" calcext:value-type="float">
            <text:p>7,78E-02</text:p>
          </table:table-cell>
          <table:table-cell table:style-name="ce11" office:value-type="float" office:value="0.066446" calcext:value-type="float">
            <text:p>6,64E-02</text:p>
          </table:table-cell>
          <table:table-cell table:style-name="ce11" office:value-type="float" office:value="0.085717" calcext:value-type="float">
            <text:p>8,57E-02</text:p>
          </table:table-cell>
          <table:table-cell table:style-name="ce11" office:value-type="float" office:value="0.00823376735866801" calcext:value-type="float">
            <text:p>8,23E-03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2" table:style-name="ce11" office:value-type="float" office:value="0.067928" calcext:value-type="float">
            <text:p>6,79E-02</text:p>
          </table:table-cell>
          <table:table-cell table:style-name="ce11" office:value-type="float" office:value="0.060954" calcext:value-type="float">
            <text:p>6,10E-02</text:p>
          </table:table-cell>
          <table:table-cell table:style-name="ce11" office:value-type="float" office:value="0.074902" calcext:value-type="float">
            <text:p>7,49E-02</text:p>
          </table:table-cell>
          <table:table-cell table:style-name="ce11" office:value-type="float" office:value="0.00986272538398997" calcext:value-type="float">
            <text:p>9,86E-03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style-name="ce11" office:value-type="float" office:value="0.052907" calcext:value-type="float">
            <text:p>5,29E-02</text:p>
          </table:table-cell>
          <table:table-cell table:style-name="ce11" office:value-type="float" office:value="0.052611" calcext:value-type="float">
            <text:p>5,26E-02</text:p>
          </table:table-cell>
          <table:table-cell table:style-name="ce11" office:value-type="float" office:value="0.0506" calcext:value-type="float">
            <text:p>5,06E-02</text:p>
          </table:table-cell>
          <table:table-cell table:style-name="ce11" office:value-type="float" office:value="0.054326" calcext:value-type="float">
            <text:p>5,43E-02</text:p>
          </table:table-cell>
          <table:table-cell table:style-name="ce11" office:value-type="float" office:value="0.00188055337600399" calcext:value-type="float">
            <text:p>1,88E-03</text:p>
          </table:table-cell>
          <table:table-cell table:style-name="ce1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1" office:value-type="float" office:value="0.0513645" calcext:value-type="float">
            <text:p>5,14E-02</text:p>
          </table:table-cell>
          <table:table-cell table:style-name="ce11" office:value-type="float" office:value="0.05056425" calcext:value-type="float">
            <text:p>5,06E-02</text:p>
          </table:table-cell>
          <table:table-cell table:style-name="ce11" office:value-type="float" office:value="0.033652" calcext:value-type="float">
            <text:p>3,37E-02</text:p>
          </table:table-cell>
          <table:table-cell table:style-name="ce11" office:value-type="float" office:value="0.065876" calcext:value-type="float">
            <text:p>6,59E-02</text:p>
          </table:table-cell>
          <table:table-cell table:style-name="ce11" office:value-type="float" office:value="0.013188465323279" calcext:value-type="float">
            <text:p>1,32E-02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2" table:style-name="ce11" office:value-type="float" office:value="0.0496625" calcext:value-type="float">
            <text:p>4,97E-02</text:p>
          </table:table-cell>
          <table:table-cell table:style-name="ce11" office:value-type="float" office:value="0.041118" calcext:value-type="float">
            <text:p>4,11E-02</text:p>
          </table:table-cell>
          <table:table-cell table:style-name="ce11" office:value-type="float" office:value="0.058207" calcext:value-type="float">
            <text:p>5,82E-02</text:p>
          </table:table-cell>
          <table:table-cell table:style-name="ce11" office:value-type="float" office:value="0.0120837477836969" calcext:value-type="float">
            <text:p>1,21E-02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1" office:value-type="float" office:value="0.000006" calcext:value-type="float">
            <text:p>6,00E-06</text:p>
          </table:table-cell>
          <table:table-cell table:style-name="ce11" office:value-type="float" office:value="0.00000588235294117647" calcext:value-type="float">
            <text:p>5,88E-06</text:p>
          </table:table-cell>
          <table:table-cell table:style-name="ce11" office:value-type="float" office:value="0.000005" calcext:value-type="float">
            <text:p>5,00E-06</text:p>
          </table:table-cell>
          <table:table-cell table:style-name="ce11" office:value-type="float" office:value="0.000007" calcext:value-type="float">
            <text:p>7,00E-06</text:p>
          </table:table-cell>
          <table:table-cell table:style-name="ce11" office:value-type="float" office:value="0.00000085749292571255" calcext:value-type="float">
            <text:p>8,57E-07</text:p>
          </table:table-cell>
          <table:table-cell table:style-name="ce19" office:value-type="float" office:value="17" calcext:value-type="float">
            <text:p>17</text:p>
          </table:table-cell>
          <table:table-cell table:style-name="ce15"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6 files" table:style-name="ta1">
        <table:table-column table:style-name="co1" table:default-cell-style-name="ce15"/>
        <table:table-column table:style-name="co7" table:default-cell-style-name="ce18"/>
        <table:table-column table:style-name="co3" table:number-columns-repeated="5" table:default-cell-style-name="ce18"/>
        <table:table-column table:style-name="co10" table:default-cell-style-name="ce18"/>
        <table:table-column table:style-name="co4" table:number-columns-repeated="2" table:default-cell-style-name="ce18"/>
        <table:table-column table:style-name="co10" table:number-columns-repeated="2" table:default-cell-style-name="ce18"/>
        <table:table-column table:style-name="co4" table:number-columns-repeated="12" table:default-cell-style-name="ce18"/>
        <table:table-column table:style-name="co3" table:default-cell-style-name="ce18"/>
        <table:table-column table:style-name="co11" table:default-cell-style-name="ce18"/>
        <table:table-column table:style-name="co12" table:default-cell-style-name="ce18"/>
        <table:table-column table:style-name="co4" table:default-cell-style-name="ce18"/>
        <table:table-column table:style-name="co3" table:default-cell-style-name="ce18"/>
        <table:table-column table:style-name="co13" table:default-cell-style-name="ce18"/>
        <table:table-column table:style-name="co12" table:default-cell-style-name="ce18"/>
        <table:table-column table:style-name="co13" table:default-cell-style-name="ce18"/>
        <table:table-column table:style-name="co12" table:default-cell-style-name="ce18"/>
        <table:table-column table:style-name="co8" table:default-cell-style-name="ce18"/>
        <table:table-column table:style-name="co9" table:default-cell-style-name="ce18"/>
        <table:table-column table:style-name="co5" table:default-cell-style-name="ce18"/>
        <table:table-column table:style-name="co6" table:number-columns-repeated="988" table:default-cell-style-name="ce18"/>
        <table:table-row table:style-name="ro1">
          <table:table-cell table:style-name="ce12" office:value-type="string" calcext:value-type="string">
            <text:p>Parser Statistics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3"/>
          <table:table-cell table:style-name="ce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Lost rows percentage</text:p>
          </table:table-cell>
          <table:table-cell office:value-type="float" office:value="0.0001" calcext:value-type="float">
            <text:p>0,000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Original rows count</text:p>
          </table:table-cell>
          <table:table-cell office:value-type="float" office:value="1000000" calcext:value-type="float">
            <text:p>1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tatistical profile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13"/>
          <table:table-cell table:style-name="ce7" office:value-type="string" calcext:value-type="string">
            <text:p>recommendation_id</text:p>
          </table:table-cell>
          <table:table-cell table:style-name="ce7" office:value-type="string" calcext:value-type="string">
            <text:p>recommendation_class</text:p>
          </table:table-cell>
          <table:table-cell table:style-name="ce7" office:value-type="string" calcext:value-type="string">
            <text:p>cbf_feature_type</text:p>
          </table:table-cell>
          <table:table-cell table:style-name="ce7" office:value-type="string" calcext:value-type="string">
            <text:p>cbf_feature_count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clicked</text:p>
          </table:table-cell>
          <table:table-cell table:style-name="ce7" office:value-type="string" calcext:value-type="string">
            <text:p>request_received</text:p>
          </table:table-cell>
          <table:table-cell table:style-name="ce7" office:value-type="string" calcext:value-type="string">
            <text:p>response_delivered</text:p>
          </table:table-cell>
          <table:table-cell table:style-name="ce7" office:value-type="string" calcext:value-type="string">
            <text:p>processingTime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Numeric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</text:p>
          </table:table-cell>
          <table:table-cell office:value-type="float" office:value="999999" calcext:value-type="float">
            <text:p>9999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4" calcext:value-type="float">
            <text:p>74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office:value-type="float" office:value="999999" calcext:value-type="float">
            <text:p>9999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33299" calcext:value-type="float">
            <text:p>93329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99999" calcext:value-type="float">
            <text:p>999999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6700" calcext:value-type="float">
            <text:p>6670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Entropy</text:p>
          </table:table-cell>
          <table:table-cell office:value-type="float" office:value="19.9315671265701" calcext:value-type="float">
            <text:p>19,931567126570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718684049991469" calcext:value-type="float">
            <text:p>0,71868404999146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.26352966454581" calcext:value-type="float">
            <text:p>2,26352966454581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average</text:p>
          </table:table-cell>
          <table:table-cell office:value-type="float" office:value="13843557.3190503" calcext:value-type="float">
            <text:p>13843557,319050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334288368464983" calcext:value-type="float">
            <text:p>0,33428836846498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.40984540984541" calcext:value-type="float">
            <text:p>3,40984540984541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max</text:p>
          </table:table-cell>
          <table:table-cell office:value-type="float" office:value="14347596" calcext:value-type="float">
            <text:p>1434759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054" calcext:value-type="float">
            <text:p>4054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min</text:p>
          </table:table-cell>
          <table:table-cell office:value-type="float" office:value="13339384" calcext:value-type="float">
            <text:p>1333938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standard deviation</text:p>
          </table:table-cell>
          <table:table-cell office:value-type="float" office:value="290960.764625744" calcext:value-type="float">
            <text:p>290960,76462574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57347921182113" calcext:value-type="float">
            <text:p>1,5734792118211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4.3292264505908" calcext:value-type="float">
            <text:p>74,3292264505908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variance</text:p>
          </table:table-cell>
          <table:table-cell office:value-type="float" office:value="84658166551.5974" calcext:value-type="float">
            <text:p>84658166551,597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47583683003323" calcext:value-type="float">
            <text:p>2,4758368300332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524.83390474321" calcext:value-type="float">
            <text:p>5524,8339047432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String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4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3.01736253953207" calcext:value-type="float">
            <text:p>3,01736253953207</text:p>
          </table:table-cell>
          <table:table-cell office:value-type="float" office:value="3.26768520968306" calcext:value-type="float">
            <text:p>3,26768520968306</text:p>
          </table:table-cell>
          <table:table-cell office:value-type="string" calcext:value-type="string">
            <text:p>-</text:p>
          </table:table-cell>
          <table:table-cell office:value-type="float" office:value="3.86806722656279" calcext:value-type="float">
            <text:p>3,86806722656279</text:p>
          </table:table-cell>
          <table:table-cell office:value-type="float" office:value="3.31748175164306" calcext:value-type="float">
            <text:p>3,3174817516430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767" calcext:value-type="float">
            <text:p>276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751" calcext:value-type="float">
            <text:p>275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999" calcext:value-type="float">
            <text:p>999999</text:p>
          </table:table-cell>
          <table:table-cell office:value-type="float" office:value="933299" calcext:value-type="float">
            <text:p>933299</text:p>
          </table:table-cell>
          <table:table-cell office:value-type="string" calcext:value-type="string">
            <text:p>-</text:p>
          </table:table-cell>
          <table:table-cell office:value-type="float" office:value="52982" calcext:value-type="float">
            <text:p>52982</text:p>
          </table:table-cell>
          <table:table-cell office:value-type="float" office:value="2774" calcext:value-type="float">
            <text:p>277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6700" calcext:value-type="float">
            <text:p>66700</text:p>
          </table:table-cell>
          <table:table-cell office:value-type="string" calcext:value-type="string">
            <text:p>-</text:p>
          </table:table-cell>
          <table:table-cell office:value-type="float" office:value="947017" calcext:value-type="float">
            <text:p>947017</text:p>
          </table:table-cell>
          <table:table-cell office:value-type="float" office:value="997225" calcext:value-type="float">
            <text:p>99722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6.68529368529369" calcext:value-type="float">
            <text:p>6,68529368529369</text:p>
          </table:table-cell>
          <table:table-cell office:value-type="float" office:value="6.24985561968887" calcext:value-type="float">
            <text:p>6,24985561968887</text:p>
          </table:table-cell>
          <table:table-cell office:value-type="string" calcext:value-type="string">
            <text:p>-</text:p>
          </table:table-cell>
          <table:table-cell office:value-type="float" office:value="12.3140123060662" calcext:value-type="float">
            <text:p>12,314012306066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2.34518219643053" calcext:value-type="float">
            <text:p>2,34518219643053</text:p>
          </table:table-cell>
          <table:table-cell office:value-type="float" office:value="3.92076231009667" calcext:value-type="float">
            <text:p>3,92076231009667</text:p>
          </table:table-cell>
          <table:table-cell office:value-type="string" calcext:value-type="string">
            <text:p>-</text:p>
          </table:table-cell>
          <table:table-cell office:value-type="float" office:value="5.51754449865468" calcext:value-type="float">
            <text:p>5,5175444986546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5.49987953445473" calcext:value-type="float">
            <text:p>5,49987953445473</text:p>
          </table:table-cell>
          <table:table-cell office:value-type="float" office:value="15.3723770922746" calcext:value-type="float">
            <text:p>15,3723770922746</text:p>
          </table:table-cell>
          <table:table-cell office:value-type="string" calcext:value-type="string">
            <text:p>-</text:p>
          </table:table-cell>
          <table:table-cell office:value-type="float" office:value="30.4432972946345" calcext:value-type="float">
            <text:p>30,443297294634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1.22346572487464" calcext:value-type="float">
            <text:p>1,22346572487464</text:p>
          </table:table-cell>
          <table:table-cell office:value-type="float" office:value="0.661607370597704" calcext:value-type="float">
            <text:p>0,661607370597704</text:p>
          </table:table-cell>
          <table:table-cell office:value-type="string" calcext:value-type="string">
            <text:p>-</text:p>
          </table:table-cell>
          <table:table-cell office:value-type="float" office:value="1.82936986565683" calcext:value-type="float">
            <text:p>1,82936986565683</text:p>
          </table:table-cell>
          <table:table-cell office:value-type="float" office:value="11.4327052085892" calcext:value-type="float">
            <text:p>11,432705208589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1.22346572487464" calcext:value-type="float">
            <text:p>1,22346572487464</text:p>
          </table:table-cell>
          <table:table-cell office:value-type="float" office:value="0.661607370597704" calcext:value-type="float">
            <text:p>0,661607370597704</text:p>
          </table:table-cell>
          <table:table-cell office:value-type="string" calcext:value-type="string">
            <text:p>-</text:p>
          </table:table-cell>
          <table:table-cell office:value-type="float" office:value="1.82936986565683" calcext:value-type="float">
            <text:p>1,82936986565683</text:p>
          </table:table-cell>
          <table:table-cell office:value-type="float" office:value="7.98897029864277" calcext:value-type="float">
            <text:p>7,9889702986427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6.68529368529369" calcext:value-type="float">
            <text:p>6,68529368529369</text:p>
          </table:table-cell>
          <table:table-cell office:value-type="float" office:value="6.24985561968887" calcext:value-type="float">
            <text:p>6,24985561968887</text:p>
          </table:table-cell>
          <table:table-cell office:value-type="string" calcext:value-type="string">
            <text:p>-</text:p>
          </table:table-cell>
          <table:table-cell office:value-type="float" office:value="12.3140123060662" calcext:value-type="float">
            <text:p>12,314012306066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2.34518219643053" calcext:value-type="float">
            <text:p>2,34518219643053</text:p>
          </table:table-cell>
          <table:table-cell office:value-type="float" office:value="3.92076231009667" calcext:value-type="float">
            <text:p>3,92076231009667</text:p>
          </table:table-cell>
          <table:table-cell office:value-type="string" calcext:value-type="string">
            <text:p>-</text:p>
          </table:table-cell>
          <table:table-cell office:value-type="float" office:value="5.51754449865468" calcext:value-type="float">
            <text:p>5,5175444986546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5.49987953445473" calcext:value-type="float">
            <text:p>5,49987953445473</text:p>
          </table:table-cell>
          <table:table-cell office:value-type="float" office:value="15.3723770922746" calcext:value-type="float">
            <text:p>15,3723770922746</text:p>
          </table:table-cell>
          <table:table-cell office:value-type="string" calcext:value-type="string">
            <text:p>-</text:p>
          </table:table-cell>
          <table:table-cell office:value-type="float" office:value="30.4432972946345" calcext:value-type="float">
            <text:p>30,443297294634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Timestamp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36897" calcext:value-type="float">
            <text:p>136897</text:p>
          </table:table-cell>
          <table:table-cell office:value-type="float" office:value="134515" calcext:value-type="float">
            <text:p>134515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.953960853410258" calcext:value-type="float">
            <text:p>0,953960853410258</text:p>
          </table:table-cell>
          <table:table-cell office:value-type="float" office:value="0.94559032716564" calcext:value-type="float">
            <text:p>0,94559032716564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averag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.41497582995166" calcext:value-type="float">
            <text:p>0,41497582995166</text:p>
          </table:table-cell>
          <table:table-cell office:value-type="float" office:value="0.41497082994166" calcext:value-type="float">
            <text:p>0,41497082994166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max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min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standard deviatio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47227060695871" calcext:value-type="float">
            <text:p>1,47227060695871</text:p>
          </table:table-cell>
          <table:table-cell office:value-type="float" office:value="1.48717382240675" calcext:value-type="float">
            <text:p>1,48717382240675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varianc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.16758074011456" calcext:value-type="float">
            <text:p>2,16758074011456</text:p>
          </table:table-cell>
          <table:table-cell office:value-type="float" office:value="2.2116859780519" calcext:value-type="float">
            <text:p>2,2116859780519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ewest date</text:p>
          </table:table-cell>
          <table:table-cell table:number-columns-repeated="6" office:value-type="string" calcext:value-type="string">
            <text:p>-</text:p>
          </table:table-cell>
          <table:table-cell table:style-name="ce28" office:value-type="string" calcext:value-type="string">
            <text:p>2016-10-21 22:47:17</text:p>
          </table:table-cell>
          <table:table-cell table:style-name="ce28" office:value-type="string" calcext:value-type="string">
            <text:p>2016-10-21 22:47:21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Oldest date</text:p>
          </table:table-cell>
          <table:table-cell table:number-columns-repeated="6" office:value-type="string" calcext:value-type="string">
            <text:p>-</text:p>
          </table:table-cell>
          <table:table-cell table:style-name="ce28" office:value-type="string" calcext:value-type="string">
            <text:p>2016-10-17 03:31:02</text:p>
          </table:table-cell>
          <table:table-cell table:style-name="ce28" office:value-type="string" calcext:value-type="string">
            <text:p>2016-10-17 03:31:11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Timestamp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6.9670390131423" calcext:value-type="float">
            <text:p>16,9670390131423</text:p>
          </table:table-cell>
          <table:table-cell office:value-type="float" office:value="16.9342578571779" calcext:value-type="float">
            <text:p>16,9342578571779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Execution call tracker</text:p>
          </table:table-cell>
          <table:table-cell table:style-name="ce16" table:number-columns-repeated="6"/>
          <table:table-cell table:style-name="ce22" table:number-columns-repeated="1017"/>
        </table:table-row>
        <table:table-row table:style-name="ro1">
          <table:table-cell table:style-name="ce13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7" table:number-columns-repeated="4"/>
          <table:table-cell table:style-name="ce7" office:value-type="string" calcext:value-type="string">
            <text:p>Call count</text:p>
          </table:table-cell>
          <table:table-cell table:style-name="ce22" table:number-columns-repeated="1017"/>
        </table:table-row>
        <table:table-row table:style-name="ro1">
          <table:table-cell table:style-name="ce5"/>
          <table:table-cell table:style-name="ce10" office:value-type="string" calcext:value-type="string">
            <text:p>Median in seconds</text:p>
          </table:table-cell>
          <table:table-cell table:style-name="ce10" office:value-type="string" calcext:value-type="string">
            <text:p>Mean in seconds</text:p>
          </table:table-cell>
          <table:table-cell table:style-name="ce10" office:value-type="string" calcext:value-type="string">
            <text:p>Min in seconds</text:p>
          </table:table-cell>
          <table:table-cell table:style-name="ce10" office:value-type="string" calcext:value-type="string">
            <text:p>Max in seconds</text:p>
          </table:table-cell>
          <table:table-cell table:style-name="ce10" office:value-type="string" calcext:value-type="string">
            <text:p>Standard deviation in seconds </text:p>
          </table:table-cell>
          <table:table-cell table:style-name="ce10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1" office:value-type="float" office:value="1964.487036" calcext:value-type="float">
            <text:p>1,96E+03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1" office:value-type="float" office:value="291.059388" calcext:value-type="float">
            <text:p>2,91E+02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1" office:value-type="float" office:value="291.058763" calcext:value-type="float">
            <text:p>2,91E+02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2" table:style-name="ce11" office:value-type="float" office:value="21.933638" calcext:value-type="float">
            <text:p>2,19E+01</text:p>
          </table:table-cell>
          <table:table-cell table:style-name="ce11" office:value-type="float" office:value="21.230119" calcext:value-type="float">
            <text:p>2,12E+01</text:p>
          </table:table-cell>
          <table:table-cell table:style-name="ce11" office:value-type="float" office:value="22.637157" calcext:value-type="float">
            <text:p>2,26E+01</text:p>
          </table:table-cell>
          <table:table-cell table:style-name="ce11" office:value-type="float" office:value="0.994926111187157" calcext:value-type="float">
            <text:p>9,95E-01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1" office:value-type="float" office:value="21.5990355" calcext:value-type="float">
            <text:p>2,16E+01</text:p>
          </table:table-cell>
          <table:table-cell table:style-name="ce11" office:value-type="float" office:value="383.423315" calcext:value-type="float">
            <text:p>3,83E+02</text:p>
          </table:table-cell>
          <table:table-cell table:style-name="ce11" office:value-type="float" office:value="6.466444" calcext:value-type="float">
            <text:p>6,47E+00</text:p>
          </table:table-cell>
          <table:table-cell table:style-name="ce11" office:value-type="float" office:value="1484.028745" calcext:value-type="float">
            <text:p>1,48E+03</text:p>
          </table:table-cell>
          <table:table-cell table:style-name="ce11" office:value-type="float" office:value="733.859757101465" calcext:value-type="float">
            <text:p>7,34E+02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1" office:value-type="float" office:value="21.482509" calcext:value-type="float">
            <text:p>2,15E+01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2" table:style-name="ce11" office:value-type="float" office:value="15.189305" calcext:value-type="float">
            <text:p>1,52E+01</text:p>
          </table:table-cell>
          <table:table-cell table:style-name="ce11" office:value-type="float" office:value="14.737571" calcext:value-type="float">
            <text:p>1,47E+01</text:p>
          </table:table-cell>
          <table:table-cell table:style-name="ce11" office:value-type="float" office:value="15.641039" calcext:value-type="float">
            <text:p>1,56E+01</text:p>
          </table:table-cell>
          <table:table-cell table:style-name="ce11" office:value-type="float" office:value="0.638848349385048" calcext:value-type="float">
            <text:p>6,39E-01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style-name="ce11" office:value-type="float" office:value="10.472023" calcext:value-type="float">
            <text:p>1,05E+01</text:p>
          </table:table-cell>
          <table:table-cell table:style-name="ce11" office:value-type="float" office:value="29.9904726666667" calcext:value-type="float">
            <text:p>3,00E+01</text:p>
          </table:table-cell>
          <table:table-cell table:style-name="ce11" office:value-type="float" office:value="5.959457" calcext:value-type="float">
            <text:p>5,96E+00</text:p>
          </table:table-cell>
          <table:table-cell table:style-name="ce11" office:value-type="float" office:value="73.539938" calcext:value-type="float">
            <text:p>7,35E+01</text:p>
          </table:table-cell>
          <table:table-cell table:style-name="ce11" office:value-type="float" office:value="37.782373682585" calcext:value-type="float">
            <text:p>3,78E+01</text:p>
          </table:table-cell>
          <table:table-cell table:style-name="ce1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1" office:value-type="float" office:value="4.494279" calcext:value-type="float">
            <text:p>4,49E+00</text:p>
          </table:table-cell>
          <table:table-cell table:style-name="ce11" office:value-type="float" office:value="89.9907036470588" calcext:value-type="float">
            <text:p>9,00E+01</text:p>
          </table:table-cell>
          <table:table-cell table:style-name="ce11" office:value-type="float" office:value="1.030374" calcext:value-type="float">
            <text:p>1,03E+00</text:p>
          </table:table-cell>
          <table:table-cell table:style-name="ce11" office:value-type="float" office:value="1334.013943" calcext:value-type="float">
            <text:p>1,33E+03</text:p>
          </table:table-cell>
          <table:table-cell table:style-name="ce11" office:value-type="float" office:value="321.313385227222" calcext:value-type="float">
            <text:p>3,21E+02</text:p>
          </table:table-cell>
          <table:table-cell table:style-name="ce19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1" office:value-type="float" office:value="3.643843" calcext:value-type="float">
            <text:p>3,64E+00</text:p>
          </table:table-cell>
          <table:table-cell table:style-name="ce11" office:value-type="float" office:value="3.7617095" calcext:value-type="float">
            <text:p>3,76E+00</text:p>
          </table:table-cell>
          <table:table-cell table:style-name="ce11" office:value-type="float" office:value="0.213305" calcext:value-type="float">
            <text:p>2,13E-01</text:p>
          </table:table-cell>
          <table:table-cell table:style-name="ce11" office:value-type="float" office:value="7.545847" calcext:value-type="float">
            <text:p>7,55E+00</text:p>
          </table:table-cell>
          <table:table-cell table:style-name="ce11" office:value-type="float" office:value="3.78059383373261" calcext:value-type="float">
            <text:p>3,78E+00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1" office:value-type="float" office:value="3.407743" calcext:value-type="float">
            <text:p>3,41E+00</text:p>
          </table:table-cell>
          <table:table-cell table:style-name="ce11" office:value-type="float" office:value="23.38385925" calcext:value-type="float">
            <text:p>2,34E+01</text:p>
          </table:table-cell>
          <table:table-cell table:style-name="ce11" office:value-type="float" office:value="1.347439" calcext:value-type="float">
            <text:p>1,35E+00</text:p>
          </table:table-cell>
          <table:table-cell table:style-name="ce11" office:value-type="float" office:value="85.372512" calcext:value-type="float">
            <text:p>8,54E+01</text:p>
          </table:table-cell>
          <table:table-cell table:style-name="ce11" office:value-type="float" office:value="41.367545520211" calcext:value-type="float">
            <text:p>4,14E+0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1" office:value-type="float" office:value="3.181168" calcext:value-type="float">
            <text:p>3,18E+00</text:p>
          </table:table-cell>
          <table:table-cell table:style-name="ce11" office:value-type="float" office:value="13.24253825" calcext:value-type="float">
            <text:p>1,32E+01</text:p>
          </table:table-cell>
          <table:table-cell table:style-name="ce11" office:value-type="float" office:value="1.051771" calcext:value-type="float">
            <text:p>1,05E+00</text:p>
          </table:table-cell>
          <table:table-cell table:style-name="ce11" office:value-type="float" office:value="45.556046" calcext:value-type="float">
            <text:p>4,56E+01</text:p>
          </table:table-cell>
          <table:table-cell table:style-name="ce11" office:value-type="float" office:value="21.6287778065567" calcext:value-type="float">
            <text:p>2,16E+0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1" office:value-type="float" office:value="3.0597765" calcext:value-type="float">
            <text:p>3,06E+00</text:p>
          </table:table-cell>
          <table:table-cell table:style-name="ce11" office:value-type="float" office:value="335.2960645" calcext:value-type="float">
            <text:p>3,35E+02</text:p>
          </table:table-cell>
          <table:table-cell table:style-name="ce11" office:value-type="float" office:value="1.041709" calcext:value-type="float">
            <text:p>1,04E+00</text:p>
          </table:table-cell>
          <table:table-cell table:style-name="ce11" office:value-type="float" office:value="1334.022996" calcext:value-type="float">
            <text:p>1,33E+03</text:p>
          </table:table-cell>
          <table:table-cell table:style-name="ce11" office:value-type="float" office:value="665.820335969687" calcext:value-type="float">
            <text:p>6,66E+02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2" table:style-name="ce11" office:value-type="float" office:value="1.664541" calcext:value-type="float">
            <text:p>1,66E+00</text:p>
          </table:table-cell>
          <table:table-cell table:style-name="ce11" office:value-type="float" office:value="1.641093" calcext:value-type="float">
            <text:p>1,64E+00</text:p>
          </table:table-cell>
          <table:table-cell table:style-name="ce11" office:value-type="float" office:value="1.687989" calcext:value-type="float">
            <text:p>1,69E+00</text:p>
          </table:table-cell>
          <table:table-cell table:style-name="ce11" office:value-type="float" office:value="0.0331604796105242" calcext:value-type="float">
            <text:p>3,32E-02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1" office:value-type="float" office:value="1.4409285" calcext:value-type="float">
            <text:p>1,44E+00</text:p>
          </table:table-cell>
          <table:table-cell table:style-name="ce11" office:value-type="float" office:value="1.542877" calcext:value-type="float">
            <text:p>1,54E+00</text:p>
          </table:table-cell>
          <table:table-cell table:style-name="ce11" office:value-type="float" office:value="0.232145" calcext:value-type="float">
            <text:p>2,32E-01</text:p>
          </table:table-cell>
          <table:table-cell table:style-name="ce11" office:value-type="float" office:value="3.057506" calcext:value-type="float">
            <text:p>3,06E+00</text:p>
          </table:table-cell>
          <table:table-cell table:style-name="ce11" office:value-type="float" office:value="1.45883257289862" calcext:value-type="float">
            <text:p>1,46E+00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1" office:value-type="float" office:value="1.242452" calcext:value-type="float">
            <text:p>1,24E+00</text:p>
          </table:table-cell>
          <table:table-cell table:style-name="ce11" office:value-type="float" office:value="6.32277105882353" calcext:value-type="float">
            <text:p>6,32E+00</text:p>
          </table:table-cell>
          <table:table-cell table:style-name="ce11" office:value-type="float" office:value="0.249933" calcext:value-type="float">
            <text:p>2,50E-01</text:p>
          </table:table-cell>
          <table:table-cell table:style-name="ce11" office:value-type="float" office:value="74.922335" calcext:value-type="float">
            <text:p>7,49E+01</text:p>
          </table:table-cell>
          <table:table-cell table:style-name="ce11" office:value-type="float" office:value="18.1023715444355" calcext:value-type="float">
            <text:p>1,81E+01</text:p>
          </table:table-cell>
          <table:table-cell table:style-name="ce19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1" office:value-type="float" office:value="1.0828815" calcext:value-type="float">
            <text:p>1,08E+00</text:p>
          </table:table-cell>
          <table:table-cell table:style-name="ce11" office:value-type="float" office:value="1.16970575" calcext:value-type="float">
            <text:p>1,17E+00</text:p>
          </table:table-cell>
          <table:table-cell table:style-name="ce11" office:value-type="float" office:value="0.213697" calcext:value-type="float">
            <text:p>2,14E-01</text:p>
          </table:table-cell>
          <table:table-cell table:style-name="ce11" office:value-type="float" office:value="2.299363" calcext:value-type="float">
            <text:p>2,30E+00</text:p>
          </table:table-cell>
          <table:table-cell table:style-name="ce11" office:value-type="float" office:value="1.09729923616954" calcext:value-type="float">
            <text:p>1,10E+00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2" table:style-name="ce11" office:value-type="float" office:value="1.043112" calcext:value-type="float">
            <text:p>1,04E+00</text:p>
          </table:table-cell>
          <table:table-cell table:style-name="ce11" office:value-type="float" office:value="0.871635" calcext:value-type="float">
            <text:p>8,72E-01</text:p>
          </table:table-cell>
          <table:table-cell table:style-name="ce11" office:value-type="float" office:value="1.214589" calcext:value-type="float">
            <text:p>1,21E+00</text:p>
          </table:table-cell>
          <table:table-cell table:style-name="ce11" office:value-type="float" office:value="0.242505099035051" calcext:value-type="float">
            <text:p>2,43E-01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14" office:value-type="string" calcext:value-type="string">
            <text:p>Numericprocessor. calculate distinct rows count</text:p>
          </table:table-cell>
          <table:table-cell table:style-name="ce29" office:value-type="float" office:value="1.018318" calcext:value-type="float">
            <text:p>1,02E+00</text:p>
          </table:table-cell>
          <table:table-cell table:style-name="ce29" office:value-type="float" office:value="3.038589" calcext:value-type="float">
            <text:p>3,04E+00</text:p>
          </table:table-cell>
          <table:table-cell table:style-name="ce29" office:value-type="float" office:value="0.82779" calcext:value-type="float">
            <text:p>8,28E-01</text:p>
          </table:table-cell>
          <table:table-cell table:style-name="ce29" office:value-type="float" office:value="7.269659" calcext:value-type="float">
            <text:p>7,27E+00</text:p>
          </table:table-cell>
          <table:table-cell table:style-name="ce29" office:value-type="float" office:value="3.66545225563927" calcext:value-type="float">
            <text:p>3,67E+00</text:p>
          </table:table-cell>
          <table:table-cell table:style-name="ce20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1" office:value-type="float" office:value="0.993996" calcext:value-type="float">
            <text:p>9,94E-01</text:p>
          </table:table-cell>
          <table:table-cell table:style-name="ce11" office:value-type="float" office:value="1.80397447368421" calcext:value-type="float">
            <text:p>1,80E+00</text:p>
          </table:table-cell>
          <table:table-cell table:style-name="ce11" office:value-type="float" office:value="0.285205" calcext:value-type="float">
            <text:p>2,85E-01</text:p>
          </table:table-cell>
          <table:table-cell table:style-name="ce11" office:value-type="float" office:value="10.839352" calcext:value-type="float">
            <text:p>1,08E+01</text:p>
          </table:table-cell>
          <table:table-cell table:style-name="ce11" office:value-type="float" office:value="2.8074533778816" calcext:value-type="float">
            <text:p>2,81E+00</text:p>
          </table:table-cell>
          <table:table-cell table:style-name="ce19" office:value-type="float" office:value="19" calcext:value-type="float">
            <text:p>1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1" office:value-type="float" office:value="0.81067" calcext:value-type="float">
            <text:p>8,11E-01</text:p>
          </table:table-cell>
          <table:table-cell table:style-name="ce11" office:value-type="float" office:value="72.994855" calcext:value-type="float">
            <text:p>7,30E+01</text:p>
          </table:table-cell>
          <table:table-cell table:style-name="ce11" office:value-type="float" office:value="0.335623" calcext:value-type="float">
            <text:p>3,36E-01</text:p>
          </table:table-cell>
          <table:table-cell table:style-name="ce11" office:value-type="float" office:value="1210.657128" calcext:value-type="float">
            <text:p>1,21E+03</text:p>
          </table:table-cell>
          <table:table-cell table:style-name="ce11" office:value-type="float" office:value="293.201339609874" calcext:value-type="float">
            <text:p>2,93E+02</text:p>
          </table:table-cell>
          <table:table-cell table:style-name="ce19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1" office:value-type="float" office:value="0.8073855" calcext:value-type="float">
            <text:p>8,07E-01</text:p>
          </table:table-cell>
          <table:table-cell table:style-name="ce11" office:value-type="float" office:value="18.19210865" calcext:value-type="float">
            <text:p>1,82E+01</text:p>
          </table:table-cell>
          <table:table-cell table:style-name="ce11" office:value-type="float" office:value="0.172368" calcext:value-type="float">
            <text:p>1,72E-01</text:p>
          </table:table-cell>
          <table:table-cell table:style-name="ce11" office:value-type="float" office:value="291.058715" calcext:value-type="float">
            <text:p>2,91E+02</text:p>
          </table:table-cell>
          <table:table-cell table:style-name="ce11" office:value-type="float" office:value="65.4725109501444" calcext:value-type="float">
            <text:p>6,55E+01</text:p>
          </table:table-cell>
          <table:table-cell table:style-name="ce19" office:value-type="float" office:value="20" calcext:value-type="float">
            <text:p>2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1" office:value-type="float" office:value="0.648926" calcext:value-type="float">
            <text:p>6,49E-01</text:p>
          </table:table-cell>
          <table:table-cell table:style-name="ce11" office:value-type="float" office:value="0.72757525" calcext:value-type="float">
            <text:p>7,28E-01</text:p>
          </table:table-cell>
          <table:table-cell table:style-name="ce11" office:value-type="float" office:value="0.169308" calcext:value-type="float">
            <text:p>1,69E-01</text:p>
          </table:table-cell>
          <table:table-cell table:style-name="ce11" office:value-type="float" office:value="1.443141" calcext:value-type="float">
            <text:p>1,44E+00</text:p>
          </table:table-cell>
          <table:table-cell table:style-name="ce11" office:value-type="float" office:value="0.639080992294078" calcext:value-type="float">
            <text:p>6,39E-0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1" office:value-type="float" office:value="0.5428535" calcext:value-type="float">
            <text:p>5,43E-01</text:p>
          </table:table-cell>
          <table:table-cell table:style-name="ce11" office:value-type="float" office:value="0.5626035" calcext:value-type="float">
            <text:p>5,63E-01</text:p>
          </table:table-cell>
          <table:table-cell table:style-name="ce11" office:value-type="float" office:value="0.184099" calcext:value-type="float">
            <text:p>1,84E-01</text:p>
          </table:table-cell>
          <table:table-cell table:style-name="ce11" office:value-type="float" office:value="0.980608" calcext:value-type="float">
            <text:p>9,81E-01</text:p>
          </table:table-cell>
          <table:table-cell table:style-name="ce11" office:value-type="float" office:value="0.386673332759062" calcext:value-type="float">
            <text:p>3,87E-0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1" office:value-type="float" office:value="0.537074" calcext:value-type="float">
            <text:p>5,37E-01</text:p>
          </table:table-cell>
          <table:table-cell table:style-name="ce11" office:value-type="float" office:value="0.5780845" calcext:value-type="float">
            <text:p>5,78E-01</text:p>
          </table:table-cell>
          <table:table-cell table:style-name="ce11" office:value-type="float" office:value="0.172403" calcext:value-type="float">
            <text:p>1,72E-01</text:p>
          </table:table-cell>
          <table:table-cell table:style-name="ce11" office:value-type="float" office:value="1.065787" calcext:value-type="float">
            <text:p>1,07E+00</text:p>
          </table:table-cell>
          <table:table-cell table:style-name="ce11" office:value-type="float" office:value="0.433128140064423" calcext:value-type="float">
            <text:p>4,33E-0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2" table:style-name="ce11" office:value-type="float" office:value="0.4888625" calcext:value-type="float">
            <text:p>4,89E-01</text:p>
          </table:table-cell>
          <table:table-cell table:style-name="ce11" office:value-type="float" office:value="0.488619" calcext:value-type="float">
            <text:p>4,89E-01</text:p>
          </table:table-cell>
          <table:table-cell table:style-name="ce11" office:value-type="float" office:value="0.489106" calcext:value-type="float">
            <text:p>4,89E-01</text:p>
          </table:table-cell>
          <table:table-cell table:style-name="ce11" office:value-type="float" office:value="0.000344361002437859" calcext:value-type="float">
            <text:p>3,44E-04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1" office:value-type="float" office:value="0.454109" calcext:value-type="float">
            <text:p>4,54E-01</text:p>
          </table:table-cell>
          <table:table-cell table:style-name="ce11" office:value-type="float" office:value="0.4583265" calcext:value-type="float">
            <text:p>4,58E-01</text:p>
          </table:table-cell>
          <table:table-cell table:style-name="ce11" office:value-type="float" office:value="0.348697" calcext:value-type="float">
            <text:p>3,49E-01</text:p>
          </table:table-cell>
          <table:table-cell table:style-name="ce11" office:value-type="float" office:value="0.576391" calcext:value-type="float">
            <text:p>5,76E-01</text:p>
          </table:table-cell>
          <table:table-cell table:style-name="ce11" office:value-type="float" office:value="0.105684021048596" calcext:value-type="float">
            <text:p>1,06E-0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2" table:style-name="ce11" office:value-type="float" office:value="0.362768" calcext:value-type="float">
            <text:p>3,63E-01</text:p>
          </table:table-cell>
          <table:table-cell table:style-name="ce11" office:value-type="float" office:value="0.349873" calcext:value-type="float">
            <text:p>3,50E-01</text:p>
          </table:table-cell>
          <table:table-cell table:style-name="ce11" office:value-type="float" office:value="0.375663" calcext:value-type="float">
            <text:p>3,76E-01</text:p>
          </table:table-cell>
          <table:table-cell table:style-name="ce11" office:value-type="float" office:value="0.018236283886801" calcext:value-type="float">
            <text:p>1,82E-02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style-name="ce11" office:value-type="float" office:value="0.338781" calcext:value-type="float">
            <text:p>3,39E-01</text:p>
          </table:table-cell>
          <table:table-cell table:style-name="ce11" office:value-type="float" office:value="0.383354" calcext:value-type="float">
            <text:p>3,83E-01</text:p>
          </table:table-cell>
          <table:table-cell table:style-name="ce11" office:value-type="float" office:value="0.328645" calcext:value-type="float">
            <text:p>3,29E-01</text:p>
          </table:table-cell>
          <table:table-cell table:style-name="ce11" office:value-type="float" office:value="0.482636" calcext:value-type="float">
            <text:p>4,83E-01</text:p>
          </table:table-cell>
          <table:table-cell table:style-name="ce11" office:value-type="float" office:value="0.0861299672994249" calcext:value-type="float">
            <text:p>8,61E-02</text:p>
          </table:table-cell>
          <table:table-cell table:style-name="ce1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2" table:style-name="ce11" office:value-type="float" office:value="0.1897195" calcext:value-type="float">
            <text:p>1,90E-01</text:p>
          </table:table-cell>
          <table:table-cell table:style-name="ce11" office:value-type="float" office:value="0.187044" calcext:value-type="float">
            <text:p>1,87E-01</text:p>
          </table:table-cell>
          <table:table-cell table:style-name="ce11" office:value-type="float" office:value="0.192395" calcext:value-type="float">
            <text:p>1,92E-01</text:p>
          </table:table-cell>
          <table:table-cell table:style-name="ce11" office:value-type="float" office:value="0.00378372838612921" calcext:value-type="float">
            <text:p>3,78E-03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1" office:value-type="float" office:value="0.1854495" calcext:value-type="float">
            <text:p>1,85E-01</text:p>
          </table:table-cell>
          <table:table-cell table:style-name="ce11" office:value-type="float" office:value="0.2094175" calcext:value-type="float">
            <text:p>2,09E-01</text:p>
          </table:table-cell>
          <table:table-cell table:style-name="ce11" office:value-type="float" office:value="0.075181" calcext:value-type="float">
            <text:p>7,52E-02</text:p>
          </table:table-cell>
          <table:table-cell table:style-name="ce11" office:value-type="float" office:value="0.39159" calcext:value-type="float">
            <text:p>3,92E-01</text:p>
          </table:table-cell>
          <table:table-cell table:style-name="ce11" office:value-type="float" office:value="0.159504396947754" calcext:value-type="float">
            <text:p>1,60E-0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style-name="ce11" office:value-type="float" office:value="0.172913" calcext:value-type="float">
            <text:p>1,73E-01</text:p>
          </table:table-cell>
          <table:table-cell table:style-name="ce11" office:value-type="float" office:value="0.214072333333333" calcext:value-type="float">
            <text:p>2,14E-01</text:p>
          </table:table-cell>
          <table:table-cell table:style-name="ce11" office:value-type="float" office:value="0.165638" calcext:value-type="float">
            <text:p>1,66E-01</text:p>
          </table:table-cell>
          <table:table-cell table:style-name="ce11" office:value-type="float" office:value="0.303666" calcext:value-type="float">
            <text:p>3,04E-01</text:p>
          </table:table-cell>
          <table:table-cell table:style-name="ce11" office:value-type="float" office:value="0.0776756090181038" calcext:value-type="float">
            <text:p>7,77E-02</text:p>
          </table:table-cell>
          <table:table-cell table:style-name="ce1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1" office:value-type="float" office:value="0.000005" calcext:value-type="float">
            <text:p>5,00E-06</text:p>
          </table:table-cell>
          <table:table-cell table:style-name="ce11" office:value-type="float" office:value="0.00000605882352941176" calcext:value-type="float">
            <text:p>6,06E-06</text:p>
          </table:table-cell>
          <table:table-cell table:style-name="ce11" office:value-type="float" office:value="0.000003" calcext:value-type="float">
            <text:p>3,00E-06</text:p>
          </table:table-cell>
          <table:table-cell table:style-name="ce11" office:value-type="float" office:value="0.000014" calcext:value-type="float">
            <text:p>1,40E-05</text:p>
          </table:table-cell>
          <table:table-cell table:style-name="ce11" office:value-type="float" office:value="0.00000233105631193495" calcext:value-type="float">
            <text:p>2,33E-06</text:p>
          </table:table-cell>
          <table:table-cell table:style-name="ce19" office:value-type="float" office:value="17" calcext:value-type="float">
            <text:p>17</text:p>
          </table:table-cell>
          <table:table-cell table:style-name="ce15" table:number-columns-repeated="1017"/>
        </table:table-row>
        <table:table-row table:style-name="ro1" table:number-rows-repeated="4">
          <table:table-cell/>
          <table:table-cell table:style-name="ce15" table:number-columns-repeated="1023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7 files" table:style-name="ta1">
        <table:table-column table:style-name="co1" table:default-cell-style-name="ce15"/>
        <table:table-column table:style-name="co14" table:default-cell-style-name="ce18"/>
        <table:table-column table:style-name="co10" table:number-columns-repeated="3" table:default-cell-style-name="ce18"/>
        <table:table-column table:style-name="co4" table:default-cell-style-name="ce18"/>
        <table:table-column table:style-name="co3" table:number-columns-repeated="2" table:default-cell-style-name="ce18"/>
        <table:table-column table:style-name="co10" table:number-columns-repeated="9" table:default-cell-style-name="ce18"/>
        <table:table-column table:style-name="co4" table:number-columns-repeated="9" table:default-cell-style-name="ce18"/>
        <table:table-column table:style-name="co8" table:default-cell-style-name="ce18"/>
        <table:table-column table:style-name="co13" table:default-cell-style-name="ce18"/>
        <table:table-column table:style-name="co8" table:default-cell-style-name="ce18"/>
        <table:table-column table:style-name="co11" table:default-cell-style-name="ce18"/>
        <table:table-column table:style-name="co8" table:default-cell-style-name="ce18"/>
        <table:table-column table:style-name="co11" table:default-cell-style-name="ce18"/>
        <table:table-column table:style-name="co8" table:default-cell-style-name="ce18"/>
        <table:table-column table:style-name="co13" table:default-cell-style-name="ce18"/>
        <table:table-column table:style-name="co11" table:default-cell-style-name="ce18"/>
        <table:table-column table:style-name="co9" table:default-cell-style-name="ce18"/>
        <table:table-column table:style-name="co5" table:default-cell-style-name="ce18"/>
        <table:table-column table:style-name="co6" table:number-columns-repeated="987" table:default-cell-style-name="ce18"/>
        <table:table-row table:style-name="ro1">
          <table:table-cell table:style-name="ce12" office:value-type="string" calcext:value-type="string">
            <text:p>Parser Statistics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3"/>
          <table:table-cell table:style-name="ce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Lost rows percentage</text:p>
          </table:table-cell>
          <table:table-cell office:value-type="float" office:value="0.00001" calcext:value-type="float">
            <text:p>1E-05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Original rows count</text:p>
          </table:table-cell>
          <table:table-cell office:value-type="float" office:value="10000000" calcext:value-type="float">
            <text:p>10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tatistical profile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13"/>
          <table:table-cell table:style-name="ce7" office:value-type="string" calcext:value-type="string">
            <text:p>recommendation_id</text:p>
          </table:table-cell>
          <table:table-cell table:style-name="ce7" office:value-type="string" calcext:value-type="string">
            <text:p>recommendation_class</text:p>
          </table:table-cell>
          <table:table-cell table:style-name="ce7" office:value-type="string" calcext:value-type="string">
            <text:p>cbf_feature_type</text:p>
          </table:table-cell>
          <table:table-cell table:style-name="ce7" office:value-type="string" calcext:value-type="string">
            <text:p>cbf_feature_count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clicked</text:p>
          </table:table-cell>
          <table:table-cell table:style-name="ce7" office:value-type="string" calcext:value-type="string">
            <text:p>request_received</text:p>
          </table:table-cell>
          <table:table-cell table:style-name="ce7" office:value-type="string" calcext:value-type="string">
            <text:p>response_delivered</text:p>
          </table:table-cell>
          <table:table-cell table:style-name="ce7" office:value-type="string" calcext:value-type="string">
            <text:p>processingTime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Numeric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</text:p>
          </table:table-cell>
          <table:table-cell office:value-type="float" office:value="9999999" calcext:value-type="float">
            <text:p>99999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1" calcext:value-type="float">
            <text:p>121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office:value-type="float" office:value="9999999" calcext:value-type="float">
            <text:p>99999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752455" calcext:value-type="float">
            <text:p>875245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999999" calcext:value-type="float">
            <text:p>9999999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47544" calcext:value-type="float">
            <text:p>124754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Entropy</text:p>
          </table:table-cell>
          <table:table-cell office:value-type="float" office:value="23.2534965228357" calcext:value-type="float">
            <text:p>23,253496522835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941107606012796" calcext:value-type="float">
            <text:p>0,94110760601279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.42639199057566" calcext:value-type="float">
            <text:p>2,42639199057566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average</text:p>
          </table:table-cell>
          <table:table-cell office:value-type="float" office:value="18373409.10264" calcext:value-type="float">
            <text:p>18373409,1026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465613704954781" calcext:value-type="float">
            <text:p>0,46561370495478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.6326479632648" calcext:value-type="float">
            <text:p>9,6326479632648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max</text:p>
          </table:table-cell>
          <table:table-cell office:value-type="float" office:value="23403345" calcext:value-type="float">
            <text:p>2340334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64046" calcext:value-type="float">
            <text:p>764046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min</text:p>
          </table:table-cell>
          <table:table-cell office:value-type="float" office:value="13339384" calcext:value-type="float">
            <text:p>1333938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standard deviation</text:p>
          </table:table-cell>
          <table:table-cell office:value-type="float" office:value="2905669.41702703" calcext:value-type="float">
            <text:p>2905669,4170270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84893921998653" calcext:value-type="float">
            <text:p>1,8489392199865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93.87683633536" calcext:value-type="float">
            <text:p>2093,87683633536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variance</text:p>
          </table:table-cell>
          <table:table-cell office:value-type="float" office:value="8442914761046226" calcext:value-type="float">
            <text:p>844291476104622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41857623920441" calcext:value-type="float">
            <text:p>3,4185762392044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384320.20574178" calcext:value-type="float">
            <text:p>4384320,2057417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String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4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3.23704607827538" calcext:value-type="float">
            <text:p>3,23704607827538</text:p>
          </table:table-cell>
          <table:table-cell office:value-type="float" office:value="3.43917879121005" calcext:value-type="float">
            <text:p>3,43917879121005</text:p>
          </table:table-cell>
          <table:table-cell office:value-type="string" calcext:value-type="string">
            <text:p>-</text:p>
          </table:table-cell>
          <table:table-cell office:value-type="float" office:value="3.79145844662152" calcext:value-type="float">
            <text:p>3,79145844662152</text:p>
          </table:table-cell>
          <table:table-cell office:value-type="float" office:value="3.3136708289629" calcext:value-type="float">
            <text:p>3,313670828962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0712" calcext:value-type="float">
            <text:p>2071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8285" calcext:value-type="float">
            <text:p>1828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8752455" calcext:value-type="float">
            <text:p>8752455</text:p>
          </table:table-cell>
          <table:table-cell office:value-type="string" calcext:value-type="string">
            <text:p>-</text:p>
          </table:table-cell>
          <table:table-cell office:value-type="float" office:value="792165" calcext:value-type="float">
            <text:p>792165</text:p>
          </table:table-cell>
          <table:table-cell office:value-type="float" office:value="20758" calcext:value-type="float">
            <text:p>2075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47544" calcext:value-type="float">
            <text:p>1247544</text:p>
          </table:table-cell>
          <table:table-cell office:value-type="string" calcext:value-type="string">
            <text:p>-</text:p>
          </table:table-cell>
          <table:table-cell office:value-type="float" office:value="9207834" calcext:value-type="float">
            <text:p>9207834</text:p>
          </table:table-cell>
          <table:table-cell office:value-type="float" office:value="9979241" calcext:value-type="float">
            <text:p>997924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6.7997769799777" calcext:value-type="float">
            <text:p>6,7997769799777</text:p>
          </table:table-cell>
          <table:table-cell office:value-type="float" office:value="6.79747099528075" calcext:value-type="float">
            <text:p>6,79747099528075</text:p>
          </table:table-cell>
          <table:table-cell office:value-type="string" calcext:value-type="string">
            <text:p>-</text:p>
          </table:table-cell>
          <table:table-cell office:value-type="float" office:value="11.835188376159" calcext:value-type="float">
            <text:p>11,83518837615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2.32181728086287" calcext:value-type="float">
            <text:p>2,32181728086287</text:p>
          </table:table-cell>
          <table:table-cell office:value-type="float" office:value="4.62638293049283" calcext:value-type="float">
            <text:p>4,62638293049283</text:p>
          </table:table-cell>
          <table:table-cell office:value-type="string" calcext:value-type="string">
            <text:p>-</text:p>
          </table:table-cell>
          <table:table-cell office:value-type="float" office:value="4.79846847275454" calcext:value-type="float">
            <text:p>4,7984684727545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5.39083548571345" calcext:value-type="float">
            <text:p>5,39083548571345</text:p>
          </table:table-cell>
          <table:table-cell office:value-type="float" office:value="21.4034190195554" calcext:value-type="float">
            <text:p>21,4034190195554</text:p>
          </table:table-cell>
          <table:table-cell office:value-type="string" calcext:value-type="string">
            <text:p>-</text:p>
          </table:table-cell>
          <table:table-cell office:value-type="float" office:value="23.0252996840193" calcext:value-type="float">
            <text:p>23,02529968401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1.42087063805125" calcext:value-type="float">
            <text:p>1,42087063805125</text:p>
          </table:table-cell>
          <table:table-cell office:value-type="float" office:value="0.924791056715835" calcext:value-type="float">
            <text:p>0,924791056715835</text:p>
          </table:table-cell>
          <table:table-cell office:value-type="string" calcext:value-type="string">
            <text:p>-</text:p>
          </table:table-cell>
          <table:table-cell office:value-type="float" office:value="1.6816334957416" calcext:value-type="float">
            <text:p>1,6816334957416</text:p>
          </table:table-cell>
          <table:table-cell office:value-type="float" office:value="14.3369478023843" calcext:value-type="float">
            <text:p>14,336947802384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1.42087063805125" calcext:value-type="float">
            <text:p>1,42087063805125</text:p>
          </table:table-cell>
          <table:table-cell office:value-type="float" office:value="0.924791056715835" calcext:value-type="float">
            <text:p>0,924791056715835</text:p>
          </table:table-cell>
          <table:table-cell office:value-type="string" calcext:value-type="string">
            <text:p>-</text:p>
          </table:table-cell>
          <table:table-cell office:value-type="float" office:value="1.6816334957416" calcext:value-type="float">
            <text:p>1,6816334957416</text:p>
          </table:table-cell>
          <table:table-cell office:value-type="float" office:value="10.6244425615793" calcext:value-type="float">
            <text:p>10,624442561579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6.7997769799777" calcext:value-type="float">
            <text:p>6,7997769799777</text:p>
          </table:table-cell>
          <table:table-cell office:value-type="float" office:value="6.79747099528075" calcext:value-type="float">
            <text:p>6,79747099528075</text:p>
          </table:table-cell>
          <table:table-cell office:value-type="string" calcext:value-type="string">
            <text:p>-</text:p>
          </table:table-cell>
          <table:table-cell office:value-type="float" office:value="11.835188376159" calcext:value-type="float">
            <text:p>11,83518837615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2.32181728086287" calcext:value-type="float">
            <text:p>2,32181728086287</text:p>
          </table:table-cell>
          <table:table-cell office:value-type="float" office:value="4.62638293049283" calcext:value-type="float">
            <text:p>4,62638293049283</text:p>
          </table:table-cell>
          <table:table-cell office:value-type="string" calcext:value-type="string">
            <text:p>-</text:p>
          </table:table-cell>
          <table:table-cell office:value-type="float" office:value="4.79846847275454" calcext:value-type="float">
            <text:p>4,7984684727545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5.39083548571345" calcext:value-type="float">
            <text:p>5,39083548571345</text:p>
          </table:table-cell>
          <table:table-cell office:value-type="float" office:value="21.4034190195554" calcext:value-type="float">
            <text:p>21,4034190195554</text:p>
          </table:table-cell>
          <table:table-cell office:value-type="string" calcext:value-type="string">
            <text:p>-</text:p>
          </table:table-cell>
          <table:table-cell office:value-type="float" office:value="23.0252996840193" calcext:value-type="float">
            <text:p>23,02529968401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Timestamp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161634" calcext:value-type="float">
            <text:p>1161634</text:p>
          </table:table-cell>
          <table:table-cell office:value-type="float" office:value="1144084" calcext:value-type="float">
            <text:p>1144084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9999999" calcext:value-type="float">
            <text:p>9999999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.796719155166307" calcext:value-type="float">
            <text:p>0,796719155166307</text:p>
          </table:table-cell>
          <table:table-cell office:value-type="float" office:value="0.79075495185988" calcext:value-type="float">
            <text:p>0,79075495185988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averag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.287919057583812" calcext:value-type="float">
            <text:p>0,287919057583812</text:p>
          </table:table-cell>
          <table:table-cell office:value-type="float" office:value="0.287918257583651" calcext:value-type="float">
            <text:p>0,287918257583651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max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min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standard deviatio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09323623792307" calcext:value-type="float">
            <text:p>1,09323623792307</text:p>
          </table:table-cell>
          <table:table-cell office:value-type="float" office:value="1.10759060080783" calcext:value-type="float">
            <text:p>1,10759060080783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varianc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19516547190819" calcext:value-type="float">
            <text:p>1,19516547190819</text:p>
          </table:table-cell>
          <table:table-cell office:value-type="float" office:value="1.22675693899785" calcext:value-type="float">
            <text:p>1,22675693899785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ewest date</text:p>
          </table:table-cell>
          <table:table-cell table:number-columns-repeated="6" office:value-type="string" calcext:value-type="string">
            <text:p>-</text:p>
          </table:table-cell>
          <table:table-cell table:style-name="ce28" office:value-type="string" calcext:value-type="string">
            <text:p>2016-11-19 11:17:32</text:p>
          </table:table-cell>
          <table:table-cell table:style-name="ce28" office:value-type="string" calcext:value-type="string">
            <text:p>2016-11-19 11:17:33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Oldest date</text:p>
          </table:table-cell>
          <table:table-cell table:number-columns-repeated="6" office:value-type="string" calcext:value-type="string">
            <text:p>-</text:p>
          </table:table-cell>
          <table:table-cell table:style-name="ce28" office:value-type="string" calcext:value-type="string">
            <text:p>2016-10-17 03:31:02</text:p>
          </table:table-cell>
          <table:table-cell table:style-name="ce28" office:value-type="string" calcext:value-type="string">
            <text:p>2016-10-17 03:31:11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Timestamp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9.9317679575284" calcext:value-type="float">
            <text:p>19,9317679575284</text:p>
          </table:table-cell>
          <table:table-cell office:value-type="float" office:value="19.9052865802271" calcext:value-type="float">
            <text:p>19,9052865802271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Execution call tracker</text:p>
          </table:table-cell>
          <table:table-cell table:style-name="ce16" table:number-columns-repeated="6"/>
          <table:table-cell table:style-name="ce22" table:number-columns-repeated="1017"/>
        </table:table-row>
        <table:table-row table:style-name="ro1">
          <table:table-cell table:style-name="ce13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7" table:number-columns-repeated="4"/>
          <table:table-cell table:style-name="ce7" office:value-type="string" calcext:value-type="string">
            <text:p>Call count</text:p>
          </table:table-cell>
          <table:table-cell table:style-name="ce22" table:number-columns-repeated="1017"/>
        </table:table-row>
        <table:table-row table:style-name="ro1">
          <table:table-cell table:style-name="ce5"/>
          <table:table-cell table:style-name="ce10" office:value-type="string" calcext:value-type="string">
            <text:p>Median in seconds</text:p>
          </table:table-cell>
          <table:table-cell table:style-name="ce10" office:value-type="string" calcext:value-type="string">
            <text:p>Mean in seconds</text:p>
          </table:table-cell>
          <table:table-cell table:style-name="ce10" office:value-type="string" calcext:value-type="string">
            <text:p>Min in seconds</text:p>
          </table:table-cell>
          <table:table-cell table:style-name="ce10" office:value-type="string" calcext:value-type="string">
            <text:p>Max in seconds</text:p>
          </table:table-cell>
          <table:table-cell table:style-name="ce10" office:value-type="string" calcext:value-type="string">
            <text:p>Standard deviation in seconds </text:p>
          </table:table-cell>
          <table:table-cell table:style-name="ce10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1" office:value-type="float" office:value="1052.904077" calcext:value-type="float">
            <text:p>1,05E+03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1" office:value-type="float" office:value="248.820604" calcext:value-type="float">
            <text:p>2,49E+02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1" office:value-type="float" office:value="248.820321" calcext:value-type="float">
            <text:p>2,49E+02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2" table:style-name="ce11" office:value-type="float" office:value="178.543522" calcext:value-type="float">
            <text:p>1,79E+02</text:p>
          </table:table-cell>
          <table:table-cell table:style-name="ce11" office:value-type="float" office:value="176.505629" calcext:value-type="float">
            <text:p>1,77E+02</text:p>
          </table:table-cell>
          <table:table-cell table:style-name="ce11" office:value-type="float" office:value="180.581415" calcext:value-type="float">
            <text:p>1,81E+02</text:p>
          </table:table-cell>
          <table:table-cell table:style-name="ce11" office:value-type="float" office:value="2.88201591926519" calcext:value-type="float">
            <text:p>2,88E+00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1" office:value-type="float" office:value="178.090281" calcext:value-type="float">
            <text:p>1,78E+02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2" table:style-name="ce11" office:value-type="float" office:value="127.4267025" calcext:value-type="float">
            <text:p>1,27E+02</text:p>
          </table:table-cell>
          <table:table-cell table:style-name="ce11" office:value-type="float" office:value="125.578049" calcext:value-type="float">
            <text:p>1,26E+02</text:p>
          </table:table-cell>
          <table:table-cell table:style-name="ce11" office:value-type="float" office:value="129.275356" calcext:value-type="float">
            <text:p>1,29E+02</text:p>
          </table:table-cell>
          <table:table-cell table:style-name="ce11" office:value-type="float" office:value="2.61439085182849" calcext:value-type="float">
            <text:p>2,61E+00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1" office:value-type="float" office:value="110.8209115" calcext:value-type="float">
            <text:p>1,11E+02</text:p>
          </table:table-cell>
          <table:table-cell table:style-name="ce11" office:value-type="float" office:value="112.05595" calcext:value-type="float">
            <text:p>1,12E+02</text:p>
          </table:table-cell>
          <table:table-cell table:style-name="ce11" office:value-type="float" office:value="20.576349" calcext:value-type="float">
            <text:p>2,06E+01</text:p>
          </table:table-cell>
          <table:table-cell table:style-name="ce11" office:value-type="float" office:value="206.005628" calcext:value-type="float">
            <text:p>2,06E+02</text:p>
          </table:table-cell>
          <table:table-cell table:style-name="ce11" office:value-type="float" office:value="95.9381542074807" calcext:value-type="float">
            <text:p>9,59E+0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style-name="ce11" office:value-type="float" office:value="45.552253" calcext:value-type="float">
            <text:p>4,56E+01</text:p>
          </table:table-cell>
          <table:table-cell table:style-name="ce11" office:value-type="float" office:value="82.4335056666667" calcext:value-type="float">
            <text:p>8,24E+01</text:p>
          </table:table-cell>
          <table:table-cell table:style-name="ce11" office:value-type="float" office:value="43.999856" calcext:value-type="float">
            <text:p>4,40E+01</text:p>
          </table:table-cell>
          <table:table-cell table:style-name="ce11" office:value-type="float" office:value="157.748408" calcext:value-type="float">
            <text:p>1,58E+02</text:p>
          </table:table-cell>
          <table:table-cell table:style-name="ce11" office:value-type="float" office:value="65.2292370737314" calcext:value-type="float">
            <text:p>6,52E+01</text:p>
          </table:table-cell>
          <table:table-cell table:style-name="ce1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1" office:value-type="float" office:value="31.187734" calcext:value-type="float">
            <text:p>3,12E+01</text:p>
          </table:table-cell>
          <table:table-cell table:style-name="ce11" office:value-type="float" office:value="31.093233" calcext:value-type="float">
            <text:p>3,11E+01</text:p>
          </table:table-cell>
          <table:table-cell table:style-name="ce11" office:value-type="float" office:value="0.561214" calcext:value-type="float">
            <text:p>5,61E-01</text:p>
          </table:table-cell>
          <table:table-cell table:style-name="ce11" office:value-type="float" office:value="61.43625" calcext:value-type="float">
            <text:p>6,14E+01</text:p>
          </table:table-cell>
          <table:table-cell table:style-name="ce11" office:value-type="float" office:value="30.9442316433866" calcext:value-type="float">
            <text:p>3,09E+0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1" office:value-type="float" office:value="23.477048" calcext:value-type="float">
            <text:p>2,35E+01</text:p>
          </table:table-cell>
          <table:table-cell table:style-name="ce11" office:value-type="float" office:value="29.5677651764706" calcext:value-type="float">
            <text:p>2,96E+01</text:p>
          </table:table-cell>
          <table:table-cell table:style-name="ce11" office:value-type="float" office:value="1.742673" calcext:value-type="float">
            <text:p>1,74E+00</text:p>
          </table:table-cell>
          <table:table-cell table:style-name="ce11" office:value-type="float" office:value="129.275343" calcext:value-type="float">
            <text:p>1,29E+02</text:p>
          </table:table-cell>
          <table:table-cell table:style-name="ce11" office:value-type="float" office:value="38.2741578561171" calcext:value-type="float">
            <text:p>3,83E+01</text:p>
          </table:table-cell>
          <table:table-cell table:style-name="ce19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1" office:value-type="float" office:value="16.5131235" calcext:value-type="float">
            <text:p>1,65E+01</text:p>
          </table:table-cell>
          <table:table-cell table:style-name="ce11" office:value-type="float" office:value="16.7793815" calcext:value-type="float">
            <text:p>1,68E+01</text:p>
          </table:table-cell>
          <table:table-cell table:style-name="ce11" office:value-type="float" office:value="4.588976" calcext:value-type="float">
            <text:p>4,59E+00</text:p>
          </table:table-cell>
          <table:table-cell table:style-name="ce11" office:value-type="float" office:value="29.502303" calcext:value-type="float">
            <text:p>2,95E+01</text:p>
          </table:table-cell>
          <table:table-cell table:style-name="ce11" office:value-type="float" office:value="13.0502981407869" calcext:value-type="float">
            <text:p>1,31E+0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1" office:value-type="float" office:value="13.5288995" calcext:value-type="float">
            <text:p>1,35E+01</text:p>
          </table:table-cell>
          <table:table-cell table:style-name="ce11" office:value-type="float" office:value="13.7124125" calcext:value-type="float">
            <text:p>1,37E+01</text:p>
          </table:table-cell>
          <table:table-cell table:style-name="ce11" office:value-type="float" office:value="1.774222" calcext:value-type="float">
            <text:p>1,77E+00</text:p>
          </table:table-cell>
          <table:table-cell table:style-name="ce11" office:value-type="float" office:value="26.017629" calcext:value-type="float">
            <text:p>2,60E+01</text:p>
          </table:table-cell>
          <table:table-cell table:style-name="ce11" office:value-type="float" office:value="12.8116262760133" calcext:value-type="float">
            <text:p>1,28E+0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1" office:value-type="float" office:value="13.2203055" calcext:value-type="float">
            <text:p>1,32E+01</text:p>
          </table:table-cell>
          <table:table-cell table:style-name="ce11" office:value-type="float" office:value="13.6051085" calcext:value-type="float">
            <text:p>1,36E+01</text:p>
          </table:table-cell>
          <table:table-cell table:style-name="ce11" office:value-type="float" office:value="1.758193" calcext:value-type="float">
            <text:p>1,76E+00</text:p>
          </table:table-cell>
          <table:table-cell table:style-name="ce11" office:value-type="float" office:value="26.22163" calcext:value-type="float">
            <text:p>2,62E+01</text:p>
          </table:table-cell>
          <table:table-cell table:style-name="ce11" office:value-type="float" office:value="12.7414877949252" calcext:value-type="float">
            <text:p>1,27E+0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2" table:style-name="ce11" office:value-type="float" office:value="12.7567655" calcext:value-type="float">
            <text:p>1,28E+01</text:p>
          </table:table-cell>
          <table:table-cell table:style-name="ce11" office:value-type="float" office:value="12.58091" calcext:value-type="float">
            <text:p>1,26E+01</text:p>
          </table:table-cell>
          <table:table-cell table:style-name="ce11" office:value-type="float" office:value="12.932621" calcext:value-type="float">
            <text:p>1,29E+01</text:p>
          </table:table-cell>
          <table:table-cell table:style-name="ce11" office:value-type="float" office:value="0.248697233117902" calcext:value-type="float">
            <text:p>2,49E-01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1" office:value-type="float" office:value="11.395747" calcext:value-type="float">
            <text:p>1,14E+01</text:p>
          </table:table-cell>
          <table:table-cell table:style-name="ce11" office:value-type="float" office:value="11.5614135" calcext:value-type="float">
            <text:p>1,16E+01</text:p>
          </table:table-cell>
          <table:table-cell table:style-name="ce11" office:value-type="float" office:value="0.466059" calcext:value-type="float">
            <text:p>4,66E-01</text:p>
          </table:table-cell>
          <table:table-cell table:style-name="ce11" office:value-type="float" office:value="22.988101" calcext:value-type="float">
            <text:p>2,30E+01</text:p>
          </table:table-cell>
          <table:table-cell table:style-name="ce11" office:value-type="float" office:value="11.3604483757473" calcext:value-type="float">
            <text:p>1,14E+0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1" office:value-type="float" office:value="8.211906" calcext:value-type="float">
            <text:p>8,21E+00</text:p>
          </table:table-cell>
          <table:table-cell table:style-name="ce11" office:value-type="float" office:value="6.03682294117647" calcext:value-type="float">
            <text:p>6,04E+00</text:p>
          </table:table-cell>
          <table:table-cell table:style-name="ce11" office:value-type="float" office:value="0.454132" calcext:value-type="float">
            <text:p>4,54E-01</text:p>
          </table:table-cell>
          <table:table-cell table:style-name="ce11" office:value-type="float" office:value="9.553622" calcext:value-type="float">
            <text:p>9,55E+00</text:p>
          </table:table-cell>
          <table:table-cell table:style-name="ce11" office:value-type="float" office:value="4.024608568374" calcext:value-type="float">
            <text:p>4,02E+00</text:p>
          </table:table-cell>
          <table:table-cell table:style-name="ce19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2" table:style-name="ce11" office:value-type="float" office:value="7.169161" calcext:value-type="float">
            <text:p>7,17E+00</text:p>
          </table:table-cell>
          <table:table-cell table:style-name="ce11" office:value-type="float" office:value="7.097597" calcext:value-type="float">
            <text:p>7,10E+00</text:p>
          </table:table-cell>
          <table:table-cell table:style-name="ce11" office:value-type="float" office:value="7.240725" calcext:value-type="float">
            <text:p>7,24E+00</text:p>
          </table:table-cell>
          <table:table-cell table:style-name="ce11" office:value-type="float" office:value="0.101206779377668" calcext:value-type="float">
            <text:p>1,01E-01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1" office:value-type="float" office:value="7.1216295" calcext:value-type="float">
            <text:p>7,12E+00</text:p>
          </table:table-cell>
          <table:table-cell table:style-name="ce11" office:value-type="float" office:value="7.266977" calcext:value-type="float">
            <text:p>7,27E+00</text:p>
          </table:table-cell>
          <table:table-cell table:style-name="ce11" office:value-type="float" office:value="0.3264" calcext:value-type="float">
            <text:p>3,26E-01</text:p>
          </table:table-cell>
          <table:table-cell table:style-name="ce11" office:value-type="float" office:value="14.498249" calcext:value-type="float">
            <text:p>1,45E+01</text:p>
          </table:table-cell>
          <table:table-cell table:style-name="ce11" office:value-type="float" office:value="7.45660700045202" calcext:value-type="float">
            <text:p>7,46E+00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style-name="ce11" office:value-type="float" office:value="6.570504" calcext:value-type="float">
            <text:p>6,57E+00</text:p>
          </table:table-cell>
          <table:table-cell table:style-name="ce11" office:value-type="float" office:value="32.2745893333333" calcext:value-type="float">
            <text:p>3,23E+01</text:p>
          </table:table-cell>
          <table:table-cell table:style-name="ce11" office:value-type="float" office:value="5.840966" calcext:value-type="float">
            <text:p>5,84E+00</text:p>
          </table:table-cell>
          <table:table-cell table:style-name="ce11" office:value-type="float" office:value="84.412298" calcext:value-type="float">
            <text:p>8,44E+01</text:p>
          </table:table-cell>
          <table:table-cell table:style-name="ce11" office:value-type="float" office:value="45.1540535852654" calcext:value-type="float">
            <text:p>4,52E+01</text:p>
          </table:table-cell>
          <table:table-cell table:style-name="ce1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1" office:value-type="float" office:value="5.34889" calcext:value-type="float">
            <text:p>5,35E+00</text:p>
          </table:table-cell>
          <table:table-cell table:style-name="ce11" office:value-type="float" office:value="4.60773136842105" calcext:value-type="float">
            <text:p>4,61E+00</text:p>
          </table:table-cell>
          <table:table-cell table:style-name="ce11" office:value-type="float" office:value="0.461207" calcext:value-type="float">
            <text:p>4,61E-01</text:p>
          </table:table-cell>
          <table:table-cell table:style-name="ce11" office:value-type="float" office:value="10.996095" calcext:value-type="float">
            <text:p>1,10E+01</text:p>
          </table:table-cell>
          <table:table-cell table:style-name="ce11" office:value-type="float" office:value="3.21716005879093" calcext:value-type="float">
            <text:p>3,22E+00</text:p>
          </table:table-cell>
          <table:table-cell table:style-name="ce19" office:value-type="float" office:value="19" calcext:value-type="float">
            <text:p>1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1" office:value-type="float" office:value="4.832995" calcext:value-type="float">
            <text:p>4,83E+00</text:p>
          </table:table-cell>
          <table:table-cell table:style-name="ce11" office:value-type="float" office:value="3.56484141176471" calcext:value-type="float">
            <text:p>3,56E+00</text:p>
          </table:table-cell>
          <table:table-cell table:style-name="ce11" office:value-type="float" office:value="0.468533" calcext:value-type="float">
            <text:p>4,69E-01</text:p>
          </table:table-cell>
          <table:table-cell table:style-name="ce11" office:value-type="float" office:value="5.600855" calcext:value-type="float">
            <text:p>5,60E+00</text:p>
          </table:table-cell>
          <table:table-cell table:style-name="ce11" office:value-type="float" office:value="2.23033570498995" calcext:value-type="float">
            <text:p>2,23E+00</text:p>
          </table:table-cell>
          <table:table-cell table:style-name="ce19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2" table:style-name="ce11" office:value-type="float" office:value="3.64792" calcext:value-type="float">
            <text:p>3,65E+00</text:p>
          </table:table-cell>
          <table:table-cell table:style-name="ce11" office:value-type="float" office:value="3.643179" calcext:value-type="float">
            <text:p>3,64E+00</text:p>
          </table:table-cell>
          <table:table-cell table:style-name="ce11" office:value-type="float" office:value="3.652661" calcext:value-type="float">
            <text:p>3,65E+00</text:p>
          </table:table-cell>
          <table:table-cell table:style-name="ce11" office:value-type="float" office:value="0.00670478649921099" calcext:value-type="float">
            <text:p>6,70E-03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1" office:value-type="float" office:value="3.5592195" calcext:value-type="float">
            <text:p>3,56E+00</text:p>
          </table:table-cell>
          <table:table-cell table:style-name="ce11" office:value-type="float" office:value="18.0118176" calcext:value-type="float">
            <text:p>1,80E+01</text:p>
          </table:table-cell>
          <table:table-cell table:style-name="ce11" office:value-type="float" office:value="0.382624" calcext:value-type="float">
            <text:p>3,83E-01</text:p>
          </table:table-cell>
          <table:table-cell table:style-name="ce11" office:value-type="float" office:value="248.820289" calcext:value-type="float">
            <text:p>2,49E+02</text:p>
          </table:table-cell>
          <table:table-cell table:style-name="ce11" office:value-type="float" office:value="54.7647851826991" calcext:value-type="float">
            <text:p>5,48E+01</text:p>
          </table:table-cell>
          <table:table-cell table:style-name="ce19" office:value-type="float" office:value="20" calcext:value-type="float">
            <text:p>2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1" office:value-type="float" office:value="3.493321" calcext:value-type="float">
            <text:p>3,49E+00</text:p>
          </table:table-cell>
          <table:table-cell table:style-name="ce11" office:value-type="float" office:value="3.5694695" calcext:value-type="float">
            <text:p>3,57E+00</text:p>
          </table:table-cell>
          <table:table-cell table:style-name="ce11" office:value-type="float" office:value="0.260683" calcext:value-type="float">
            <text:p>2,61E-01</text:p>
          </table:table-cell>
          <table:table-cell table:style-name="ce11" office:value-type="float" office:value="7.030553" calcext:value-type="float">
            <text:p>7,03E+00</text:p>
          </table:table-cell>
          <table:table-cell table:style-name="ce11" office:value-type="float" office:value="3.58213795248308" calcext:value-type="float">
            <text:p>3,58E+00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14" office:value-type="string" calcext:value-type="string">
            <text:p>Stringprocessor. calculate null rows count</text:p>
          </table:table-cell>
          <table:table-cell table:style-name="ce29" office:value-type="float" office:value="2.969917" calcext:value-type="float">
            <text:p>2,97E+00</text:p>
          </table:table-cell>
          <table:table-cell table:style-name="ce29" office:value-type="float" office:value="2.992148" calcext:value-type="float">
            <text:p>2,99E+00</text:p>
          </table:table-cell>
          <table:table-cell table:style-name="ce29" office:value-type="float" office:value="2.799647" calcext:value-type="float">
            <text:p>2,80E+00</text:p>
          </table:table-cell>
          <table:table-cell table:style-name="ce29" office:value-type="float" office:value="3.229111" calcext:value-type="float">
            <text:p>3,23E+00</text:p>
          </table:table-cell>
          <table:table-cell table:style-name="ce29" office:value-type="float" office:value="0.190629501546849" calcext:value-type="float">
            <text:p>1,91E-01</text:p>
          </table:table-cell>
          <table:table-cell table:style-name="ce20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2" table:style-name="ce11" office:value-type="float" office:value="2.883376" calcext:value-type="float">
            <text:p>2,88E+00</text:p>
          </table:table-cell>
          <table:table-cell table:style-name="ce11" office:value-type="float" office:value="2.830687" calcext:value-type="float">
            <text:p>2,83E+00</text:p>
          </table:table-cell>
          <table:table-cell table:style-name="ce11" office:value-type="float" office:value="2.936065" calcext:value-type="float">
            <text:p>2,94E+00</text:p>
          </table:table-cell>
          <table:table-cell table:style-name="ce11" office:value-type="float" office:value="0.074513498387876" calcext:value-type="float">
            <text:p>7,45E-02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style-name="ce11" office:value-type="float" office:value="2.828384" calcext:value-type="float">
            <text:p>2,83E+00</text:p>
          </table:table-cell>
          <table:table-cell table:style-name="ce11" office:value-type="float" office:value="2.83534966666667" calcext:value-type="float">
            <text:p>2,84E+00</text:p>
          </table:table-cell>
          <table:table-cell table:style-name="ce11" office:value-type="float" office:value="2.758792" calcext:value-type="float">
            <text:p>2,76E+00</text:p>
          </table:table-cell>
          <table:table-cell table:style-name="ce11" office:value-type="float" office:value="2.918873" calcext:value-type="float">
            <text:p>2,92E+00</text:p>
          </table:table-cell>
          <table:table-cell table:style-name="ce11" office:value-type="float" office:value="0.0802675029157714" calcext:value-type="float">
            <text:p>8,03E-02</text:p>
          </table:table-cell>
          <table:table-cell table:style-name="ce1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1" office:value-type="float" office:value="1.985638" calcext:value-type="float">
            <text:p>1,99E+00</text:p>
          </table:table-cell>
          <table:table-cell table:style-name="ce11" office:value-type="float" office:value="1.997608" calcext:value-type="float">
            <text:p>2,00E+00</text:p>
          </table:table-cell>
          <table:table-cell table:style-name="ce11" office:value-type="float" office:value="0.382655" calcext:value-type="float">
            <text:p>3,83E-01</text:p>
          </table:table-cell>
          <table:table-cell table:style-name="ce11" office:value-type="float" office:value="3.636501" calcext:value-type="float">
            <text:p>3,64E+00</text:p>
          </table:table-cell>
          <table:table-cell table:style-name="ce11" office:value-type="float" office:value="1.74983168394087" calcext:value-type="float">
            <text:p>1,75E+00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1" office:value-type="float" office:value="1.955662" calcext:value-type="float">
            <text:p>1,96E+00</text:p>
          </table:table-cell>
          <table:table-cell table:style-name="ce11" office:value-type="float" office:value="2.00158375" calcext:value-type="float">
            <text:p>2,00E+00</text:p>
          </table:table-cell>
          <table:table-cell table:style-name="ce11" office:value-type="float" office:value="0.391649" calcext:value-type="float">
            <text:p>3,92E-01</text:p>
          </table:table-cell>
          <table:table-cell table:style-name="ce11" office:value-type="float" office:value="3.703362" calcext:value-type="float">
            <text:p>3,70E+00</text:p>
          </table:table-cell>
          <table:table-cell table:style-name="ce11" office:value-type="float" office:value="1.75912696749256" calcext:value-type="float">
            <text:p>1,76E+00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2" table:style-name="ce11" office:value-type="float" office:value="1.506042" calcext:value-type="float">
            <text:p>1,51E+00</text:p>
          </table:table-cell>
          <table:table-cell table:style-name="ce11" office:value-type="float" office:value="1.481718" calcext:value-type="float">
            <text:p>1,48E+00</text:p>
          </table:table-cell>
          <table:table-cell table:style-name="ce11" office:value-type="float" office:value="1.530366" calcext:value-type="float">
            <text:p>1,53E+00</text:p>
          </table:table-cell>
          <table:table-cell table:style-name="ce11" office:value-type="float" office:value="0.0343993306911632" calcext:value-type="float">
            <text:p>3,44E-02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style-name="ce11" office:value-type="float" office:value="1.2745" calcext:value-type="float">
            <text:p>1,27E+00</text:p>
          </table:table-cell>
          <table:table-cell table:style-name="ce11" office:value-type="float" office:value="1.24427266666667" calcext:value-type="float">
            <text:p>1,24E+00</text:p>
          </table:table-cell>
          <table:table-cell table:style-name="ce11" office:value-type="float" office:value="1.135222" calcext:value-type="float">
            <text:p>1,14E+00</text:p>
          </table:table-cell>
          <table:table-cell table:style-name="ce11" office:value-type="float" office:value="1.323096" calcext:value-type="float">
            <text:p>1,32E+00</text:p>
          </table:table-cell>
          <table:table-cell table:style-name="ce11" office:value-type="float" office:value="0.0975162998135868" calcext:value-type="float">
            <text:p>9,75E-02</text:p>
          </table:table-cell>
          <table:table-cell table:style-name="ce1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1" office:value-type="float" office:value="0.6547635" calcext:value-type="float">
            <text:p>6,55E-01</text:p>
          </table:table-cell>
          <table:table-cell table:style-name="ce11" office:value-type="float" office:value="0.705708" calcext:value-type="float">
            <text:p>7,06E-01</text:p>
          </table:table-cell>
          <table:table-cell table:style-name="ce11" office:value-type="float" office:value="0.083789" calcext:value-type="float">
            <text:p>8,38E-02</text:p>
          </table:table-cell>
          <table:table-cell table:style-name="ce11" office:value-type="float" office:value="1.429516" calcext:value-type="float">
            <text:p>1,43E+00</text:p>
          </table:table-cell>
          <table:table-cell table:style-name="ce11" office:value-type="float" office:value="0.693751734509784" calcext:value-type="float">
            <text:p>6,94E-0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number-columns-repeated="2" table:style-name="ce11" office:value-type="float" office:value="0.000006" calcext:value-type="float">
            <text:p>6,00E-06</text:p>
          </table:table-cell>
          <table:table-cell table:style-name="ce11" office:value-type="float" office:value="0.000005" calcext:value-type="float">
            <text:p>5,00E-06</text:p>
          </table:table-cell>
          <table:table-cell table:style-name="ce11" office:value-type="float" office:value="0.000008" calcext:value-type="float">
            <text:p>8,00E-06</text:p>
          </table:table-cell>
          <table:table-cell table:style-name="ce11" office:value-type="float" office:value="0.0000007905694150421" calcext:value-type="float">
            <text:p>7,91E-07</text:p>
          </table:table-cell>
          <table:table-cell table:style-name="ce19" office:value-type="float" office:value="17" calcext:value-type="float">
            <text:p>17</text:p>
          </table:table-cell>
          <table:table-cell table:style-name="ce15" table:number-columns-repeated="1017"/>
        </table:table-row>
        <table:table-row table:style-name="ro1" table:number-rows-repeated="2">
          <table:table-cell/>
          <table:table-cell table:style-name="ce15" table:number-columns-repeated="1023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junt de dades complet" table:style-name="ta1">
        <table:table-column table:style-name="co1" table:default-cell-style-name="ce15"/>
        <table:table-column table:style-name="co14" table:default-cell-style-name="ce18"/>
        <table:table-column table:style-name="co10" table:number-columns-repeated="3" table:default-cell-style-name="ce18"/>
        <table:table-column table:style-name="co4" table:default-cell-style-name="ce18"/>
        <table:table-column table:style-name="co3" table:number-columns-repeated="2" table:default-cell-style-name="ce18"/>
        <table:table-column table:style-name="co10" table:number-columns-repeated="9" table:default-cell-style-name="ce18"/>
        <table:table-column table:style-name="co4" table:number-columns-repeated="2" table:default-cell-style-name="ce18"/>
        <table:table-column table:style-name="co8" table:default-cell-style-name="ce18"/>
        <table:table-column table:style-name="co12" table:default-cell-style-name="ce18"/>
        <table:table-column table:style-name="co4" table:number-columns-repeated="6" table:default-cell-style-name="ce18"/>
        <table:table-column table:style-name="co13" table:number-columns-repeated="2" table:default-cell-style-name="ce18"/>
        <table:table-column table:style-name="co11" table:default-cell-style-name="ce18"/>
        <table:table-column table:style-name="co13" table:default-cell-style-name="ce18"/>
        <table:table-column table:style-name="co11" table:default-cell-style-name="ce18"/>
        <table:table-column table:style-name="co13" table:number-columns-repeated="2" table:default-cell-style-name="ce18"/>
        <table:table-column table:style-name="co15" table:default-cell-style-name="ce18"/>
        <table:table-column table:style-name="co9" table:default-cell-style-name="ce18"/>
        <table:table-column table:style-name="co5" table:default-cell-style-name="ce18"/>
        <table:table-column table:style-name="co6" table:number-columns-repeated="987" table:default-cell-style-name="ce18"/>
        <table:table-row table:style-name="ro1">
          <table:table-cell table:style-name="ce12" office:value-type="string" calcext:value-type="string">
            <text:p>Parser Statistics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3"/>
          <table:table-cell table:style-name="ce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Lost rows percentage</text:p>
          </table:table-cell>
          <table:table-cell table:style-name="ce29" office:value-type="float" office:value="0.00000308366805522183" calcext:value-type="float">
            <text:p>3,08E-06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Original rows count</text:p>
          </table:table-cell>
          <table:table-cell office:value-type="float" office:value="32428912" calcext:value-type="float">
            <text:p>324289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tatistical profile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13"/>
          <table:table-cell table:style-name="ce7" office:value-type="string" calcext:value-type="string">
            <text:p>recommendation_id</text:p>
          </table:table-cell>
          <table:table-cell table:style-name="ce7" office:value-type="string" calcext:value-type="string">
            <text:p>recommendation_class</text:p>
          </table:table-cell>
          <table:table-cell table:style-name="ce7" office:value-type="string" calcext:value-type="string">
            <text:p>cbf_feature_type</text:p>
          </table:table-cell>
          <table:table-cell table:style-name="ce7" office:value-type="string" calcext:value-type="string">
            <text:p>cbf_feature_count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clicked</text:p>
          </table:table-cell>
          <table:table-cell table:style-name="ce7" office:value-type="string" calcext:value-type="string">
            <text:p>request_received</text:p>
          </table:table-cell>
          <table:table-cell table:style-name="ce7" office:value-type="string" calcext:value-type="string">
            <text:p>response_delivered</text:p>
          </table:table-cell>
          <table:table-cell table:style-name="ce7" office:value-type="string" calcext:value-type="string">
            <text:p>processingTime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Numeric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</text:p>
          </table:table-cell>
          <table:table-cell office:value-type="float" office:value="32428911" calcext:value-type="float">
            <text:p>3242891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72" calcext:value-type="float">
            <text:p>27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office:value-type="float" office:value="32428911" calcext:value-type="float">
            <text:p>3242891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8211321" calcext:value-type="float">
            <text:p>2821132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428911" calcext:value-type="float">
            <text:p>32428911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17590" calcext:value-type="float">
            <text:p>421759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Entropy</text:p>
          </table:table-cell>
          <table:table-cell office:value-type="float" office:value="24.950777260736" calcext:value-type="float">
            <text:p>24,95077726073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10724829485573" calcext:value-type="float">
            <text:p>1,1072482948557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.5634985566458" calcext:value-type="float">
            <text:p>2,5634985566458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average</text:p>
          </table:table-cell>
          <table:table-cell office:value-type="float" office:value="29650990.5553627" calcext:value-type="float">
            <text:p>29650990,555362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591885151354664" calcext:value-type="float">
            <text:p>0,59188515135466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.4160388549588" calcext:value-type="float">
            <text:p>14,4160388549588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max</text:p>
          </table:table-cell>
          <table:table-cell office:value-type="float" office:value="45946482" calcext:value-type="float">
            <text:p>4594648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64050" calcext:value-type="float">
            <text:p>764050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min</text:p>
          </table:table-cell>
          <table:table-cell office:value-type="float" office:value="13339384" calcext:value-type="float">
            <text:p>1333938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standard deviation</text:p>
          </table:table-cell>
          <table:table-cell office:value-type="float" office:value="9412683.78872408" calcext:value-type="float">
            <text:p>9412683,7887240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09521299373933" calcext:value-type="float">
            <text:p>2,0952129937393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776.8930419847" calcext:value-type="float">
            <text:p>2776,8930419847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umber statistics variance</text:p>
          </table:table-cell>
          <table:table-cell office:value-type="float" office:value="88598616106509.2" calcext:value-type="float">
            <text:p>88598616106509,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38991748913413" calcext:value-type="float">
            <text:p>4,3899174891341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711134.96662304" calcext:value-type="float">
            <text:p>7711134,96662304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String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4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3.26372836609521" calcext:value-type="float">
            <text:p>3,26372836609521</text:p>
          </table:table-cell>
          <table:table-cell office:value-type="float" office:value="3.53678435263164" calcext:value-type="float">
            <text:p>3,53678435263164</text:p>
          </table:table-cell>
          <table:table-cell office:value-type="string" calcext:value-type="string">
            <text:p>-</text:p>
          </table:table-cell>
          <table:table-cell office:value-type="float" office:value="3.78630432105645" calcext:value-type="float">
            <text:p>3,78630432105645</text:p>
          </table:table-cell>
          <table:table-cell office:value-type="float" office:value="3.32581810282915" calcext:value-type="float">
            <text:p>3,3258181028291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3045" calcext:value-type="float">
            <text:p>4304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2638" calcext:value-type="float">
            <text:p>3263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32428911" calcext:value-type="float">
            <text:p>32428911</text:p>
          </table:table-cell>
          <table:table-cell office:value-type="float" office:value="28211321" calcext:value-type="float">
            <text:p>28211321</text:p>
          </table:table-cell>
          <table:table-cell office:value-type="string" calcext:value-type="string">
            <text:p>-</text:p>
          </table:table-cell>
          <table:table-cell office:value-type="float" office:value="2644076" calcext:value-type="float">
            <text:p>2644076</text:p>
          </table:table-cell>
          <table:table-cell office:value-type="float" office:value="43104" calcext:value-type="float">
            <text:p>4310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217590" calcext:value-type="float">
            <text:p>4217590</text:p>
          </table:table-cell>
          <table:table-cell office:value-type="string" calcext:value-type="string">
            <text:p>-</text:p>
          </table:table-cell>
          <table:table-cell office:value-type="float" office:value="29784835" calcext:value-type="float">
            <text:p>29784835</text:p>
          </table:table-cell>
          <table:table-cell office:value-type="float" office:value="32385807" calcext:value-type="float">
            <text:p>3238580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6.70263537372562" calcext:value-type="float">
            <text:p>6,70263537372562</text:p>
          </table:table-cell>
          <table:table-cell office:value-type="float" office:value="7.18176057760642" calcext:value-type="float">
            <text:p>7,18176057760642</text:p>
          </table:table-cell>
          <table:table-cell office:value-type="string" calcext:value-type="string">
            <text:p>-</text:p>
          </table:table-cell>
          <table:table-cell office:value-type="float" office:value="11.8332215110307" calcext:value-type="float">
            <text:p>11,833221511030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2.37671131286929" calcext:value-type="float">
            <text:p>2,37671131286929</text:p>
          </table:table-cell>
          <table:table-cell office:value-type="float" office:value="5.01923215630534" calcext:value-type="float">
            <text:p>5,01923215630534</text:p>
          </table:table-cell>
          <table:table-cell office:value-type="string" calcext:value-type="string">
            <text:p>-</text:p>
          </table:table-cell>
          <table:table-cell office:value-type="float" office:value="4.78533910064564" calcext:value-type="float">
            <text:p>4,7853391006456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5.64875666472089" calcext:value-type="float">
            <text:p>5,64875666472089</text:p>
          </table:table-cell>
          <table:table-cell office:value-type="float" office:value="25.1926914388896" calcext:value-type="float">
            <text:p>25,1926914388896</text:p>
          </table:table-cell>
          <table:table-cell office:value-type="string" calcext:value-type="string">
            <text:p>-</text:p>
          </table:table-cell>
          <table:table-cell office:value-type="float" office:value="22.899470308168" calcext:value-type="float">
            <text:p>22,89947030816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1.46192883333009" calcext:value-type="float">
            <text:p>1,46192883333009</text:p>
          </table:table-cell>
          <table:table-cell office:value-type="float" office:value="1.0758468121366" calcext:value-type="float">
            <text:p>1,0758468121366</text:p>
          </table:table-cell>
          <table:table-cell office:value-type="string" calcext:value-type="string">
            <text:p>-</text:p>
          </table:table-cell>
          <table:table-cell office:value-type="float" office:value="1.67315425911751" calcext:value-type="float">
            <text:p>1,67315425911751</text:p>
          </table:table-cell>
          <table:table-cell office:value-type="float" office:value="15.3927965704956" calcext:value-type="float">
            <text:p>15,392796570495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1.46192883333009" calcext:value-type="float">
            <text:p>1,46192883333009</text:p>
          </table:table-cell>
          <table:table-cell office:value-type="float" office:value="1.0758468121366" calcext:value-type="float">
            <text:p>1,0758468121366</text:p>
          </table:table-cell>
          <table:table-cell office:value-type="string" calcext:value-type="string">
            <text:p>-</text:p>
          </table:table-cell>
          <table:table-cell office:value-type="float" office:value="1.67315425911751" calcext:value-type="float">
            <text:p>1,67315425911751</text:p>
          </table:table-cell>
          <table:table-cell office:value-type="float" office:value="11.6261998261129" calcext:value-type="float">
            <text:p>11,626199826112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6.70263537372562" calcext:value-type="float">
            <text:p>6,70263537372562</text:p>
          </table:table-cell>
          <table:table-cell office:value-type="float" office:value="7.18176057760642" calcext:value-type="float">
            <text:p>7,18176057760642</text:p>
          </table:table-cell>
          <table:table-cell office:value-type="string" calcext:value-type="string">
            <text:p>-</text:p>
          </table:table-cell>
          <table:table-cell office:value-type="float" office:value="11.8332215110307" calcext:value-type="float">
            <text:p>11,833221511030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2.37671131286929" calcext:value-type="float">
            <text:p>2,37671131286929</text:p>
          </table:table-cell>
          <table:table-cell office:value-type="float" office:value="5.01923215630534" calcext:value-type="float">
            <text:p>5,01923215630534</text:p>
          </table:table-cell>
          <table:table-cell office:value-type="string" calcext:value-type="string">
            <text:p>-</text:p>
          </table:table-cell>
          <table:table-cell office:value-type="float" office:value="4.78533910064564" calcext:value-type="float">
            <text:p>4,7853391006456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5.64875666472089" calcext:value-type="float">
            <text:p>5,64875666472089</text:p>
          </table:table-cell>
          <table:table-cell office:value-type="float" office:value="25.1926914388896" calcext:value-type="float">
            <text:p>25,1926914388896</text:p>
          </table:table-cell>
          <table:table-cell office:value-type="string" calcext:value-type="string">
            <text:p>-</text:p>
          </table:table-cell>
          <table:table-cell office:value-type="float" office:value="22.899470308168" calcext:value-type="float">
            <text:p>22,89947030816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TimestampResults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4" office:value-type="string" calcext:value-type="string">
            <text:p>Count distinct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3341102" calcext:value-type="float">
            <text:p>3341102</text:p>
          </table:table-cell>
          <table:table-cell office:value-type="float" office:value="3292171" calcext:value-type="float">
            <text:p>3292171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32428911" calcext:value-type="float">
            <text:p>32428911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.705956869150973" calcext:value-type="float">
            <text:p>0,705956869150973</text:p>
          </table:table-cell>
          <table:table-cell office:value-type="float" office:value="0.700778360932396" calcext:value-type="float">
            <text:p>0,700778360932396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averag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.23111828303819" calcext:value-type="float">
            <text:p>0,23111828303819</text:p>
          </table:table-cell>
          <table:table-cell office:value-type="float" office:value="0.231118067181413" calcext:value-type="float">
            <text:p>0,231118067181413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max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9068" calcext:value-type="float">
            <text:p>9068</text:p>
          </table:table-cell>
          <table:table-cell office:value-type="float" office:value="9067" calcext:value-type="float">
            <text:p>9067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min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standard deviatio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84424639449865" calcext:value-type="float">
            <text:p>1,84424639449865</text:p>
          </table:table-cell>
          <table:table-cell office:value-type="float" office:value="1.85005077228343" calcext:value-type="float">
            <text:p>1,85005077228343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lta time in seconds statistics varianc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3.40124476362127" calcext:value-type="float">
            <text:p>3,40124476362127</text:p>
          </table:table-cell>
          <table:table-cell office:value-type="float" office:value="3.42268786002653" calcext:value-type="float">
            <text:p>3,42268786002653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ewest date</text:p>
          </table:table-cell>
          <table:table-cell table:number-columns-repeated="6" office:value-type="string" calcext:value-type="string">
            <text:p>-</text:p>
          </table:table-cell>
          <table:table-cell table:style-name="ce28" office:value-type="string" calcext:value-type="string">
            <text:p>2017-01-11 21:26:16</text:p>
          </table:table-cell>
          <table:table-cell table:style-name="ce28" office:value-type="string" calcext:value-type="string">
            <text:p>2017-01-11 21:26:18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Oldest date</text:p>
          </table:table-cell>
          <table:table-cell table:number-columns-repeated="6" office:value-type="string" calcext:value-type="string">
            <text:p>-</text:p>
          </table:table-cell>
          <table:table-cell table:style-name="ce28" office:value-type="string" calcext:value-type="string">
            <text:p>2016-10-17 03:31:02</text:p>
          </table:table-cell>
          <table:table-cell table:style-name="ce28" office:value-type="string" calcext:value-type="string">
            <text:p>2016-10-17 03:31:11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Timestamp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1.3952893402597" calcext:value-type="float">
            <text:p>21,3952893402597</text:p>
          </table:table-cell>
          <table:table-cell office:value-type="float" office:value="21.3706698109472" calcext:value-type="float">
            <text:p>21,3706698109472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Execution call tracker</text:p>
          </table:table-cell>
          <table:table-cell table:style-name="ce16" table:number-columns-repeated="6"/>
          <table:table-cell table:style-name="ce22" table:number-columns-repeated="1017"/>
        </table:table-row>
        <table:table-row table:style-name="ro1">
          <table:table-cell table:style-name="ce13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7" table:number-columns-repeated="4"/>
          <table:table-cell table:style-name="ce7" office:value-type="string" calcext:value-type="string">
            <text:p>Call count</text:p>
          </table:table-cell>
          <table:table-cell table:style-name="ce22" table:number-columns-repeated="1017"/>
        </table:table-row>
        <table:table-row table:style-name="ro1">
          <table:table-cell table:style-name="ce5"/>
          <table:table-cell table:style-name="ce10" office:value-type="string" calcext:value-type="string">
            <text:p>Median in seconds</text:p>
          </table:table-cell>
          <table:table-cell table:style-name="ce10" office:value-type="string" calcext:value-type="string">
            <text:p>Mean in seconds</text:p>
          </table:table-cell>
          <table:table-cell table:style-name="ce10" office:value-type="string" calcext:value-type="string">
            <text:p>Min in seconds</text:p>
          </table:table-cell>
          <table:table-cell table:style-name="ce10" office:value-type="string" calcext:value-type="string">
            <text:p>Max in seconds</text:p>
          </table:table-cell>
          <table:table-cell table:style-name="ce10" office:value-type="string" calcext:value-type="string">
            <text:p>Standard deviation in seconds </text:p>
          </table:table-cell>
          <table:table-cell table:style-name="ce10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1" office:value-type="float" office:value="2369.323648" calcext:value-type="float">
            <text:p>2,37E+03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1" office:value-type="float" office:value="2369.323336" calcext:value-type="float">
            <text:p>2,37E+03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1" office:value-type="float" office:value="2189.089645" calcext:value-type="float">
            <text:p>2,19E+03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1" office:value-type="float" office:value="578.739112" calcext:value-type="float">
            <text:p>5,79E+02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2" table:style-name="ce11" office:value-type="float" office:value="400.049521" calcext:value-type="float">
            <text:p>4,00E+02</text:p>
          </table:table-cell>
          <table:table-cell table:style-name="ce11" office:value-type="float" office:value="399.854233" calcext:value-type="float">
            <text:p>4,00E+02</text:p>
          </table:table-cell>
          <table:table-cell table:style-name="ce11" office:value-type="float" office:value="400.244809" calcext:value-type="float">
            <text:p>4,00E+02</text:p>
          </table:table-cell>
          <table:table-cell table:style-name="ce11" office:value-type="float" office:value="0.276178938168684" calcext:value-type="float">
            <text:p>2,76E-01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2" table:style-name="ce11" office:value-type="float" office:value="284.7089535" calcext:value-type="float">
            <text:p>2,85E+02</text:p>
          </table:table-cell>
          <table:table-cell table:style-name="ce11" office:value-type="float" office:value="284.659432" calcext:value-type="float">
            <text:p>2,85E+02</text:p>
          </table:table-cell>
          <table:table-cell table:style-name="ce11" office:value-type="float" office:value="284.758475" calcext:value-type="float">
            <text:p>2,85E+02</text:p>
          </table:table-cell>
          <table:table-cell table:style-name="ce11" office:value-type="float" office:value="0.0700339769290555" calcext:value-type="float">
            <text:p>7,00E-02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1" office:value-type="float" office:value="217.899081" calcext:value-type="float">
            <text:p>2,18E+02</text:p>
          </table:table-cell>
          <table:table-cell table:style-name="ce11" office:value-type="float" office:value="218.7366755" calcext:value-type="float">
            <text:p>2,19E+02</text:p>
          </table:table-cell>
          <table:table-cell table:style-name="ce11" office:value-type="float" office:value="41.989554" calcext:value-type="float">
            <text:p>4,20E+01</text:p>
          </table:table-cell>
          <table:table-cell table:style-name="ce11" office:value-type="float" office:value="397.158986" calcext:value-type="float">
            <text:p>3,97E+02</text:p>
          </table:table-cell>
          <table:table-cell table:style-name="ce11" office:value-type="float" office:value="184.168414404178" calcext:value-type="float">
            <text:p>1,84E+02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style-name="ce11" office:value-type="float" office:value="96.967064" calcext:value-type="float">
            <text:p>9,70E+01</text:p>
          </table:table-cell>
          <table:table-cell table:style-name="ce11" office:value-type="float" office:value="171.252994333333" calcext:value-type="float">
            <text:p>1,71E+02</text:p>
          </table:table-cell>
          <table:table-cell table:style-name="ce11" office:value-type="float" office:value="92.589219" calcext:value-type="float">
            <text:p>9,26E+01</text:p>
          </table:table-cell>
          <table:table-cell table:style-name="ce11" office:value-type="float" office:value="324.2027" calcext:value-type="float">
            <text:p>3,24E+02</text:p>
          </table:table-cell>
          <table:table-cell table:style-name="ce11" office:value-type="float" office:value="132.476415747676" calcext:value-type="float">
            <text:p>1,32E+02</text:p>
          </table:table-cell>
          <table:table-cell table:style-name="ce1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1" office:value-type="float" office:value="58.3402015" calcext:value-type="float">
            <text:p>5,83E+01</text:p>
          </table:table-cell>
          <table:table-cell table:style-name="ce11" office:value-type="float" office:value="57.54148675" calcext:value-type="float">
            <text:p>5,75E+01</text:p>
          </table:table-cell>
          <table:table-cell table:style-name="ce11" office:value-type="float" office:value="0.714642" calcext:value-type="float">
            <text:p>7,15E-01</text:p>
          </table:table-cell>
          <table:table-cell table:style-name="ce11" office:value-type="float" office:value="112.770902" calcext:value-type="float">
            <text:p>1,13E+02</text:p>
          </table:table-cell>
          <table:table-cell table:style-name="ce11" office:value-type="float" office:value="57.5592236482461" calcext:value-type="float">
            <text:p>5,76E+0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1" office:value-type="float" office:value="51.208215" calcext:value-type="float">
            <text:p>5,12E+01</text:p>
          </table:table-cell>
          <table:table-cell table:style-name="ce11" office:value-type="float" office:value="67.8379689411765" calcext:value-type="float">
            <text:p>6,78E+01</text:p>
          </table:table-cell>
          <table:table-cell table:style-name="ce11" office:value-type="float" office:value="1.370874" calcext:value-type="float">
            <text:p>1,37E+00</text:p>
          </table:table-cell>
          <table:table-cell table:style-name="ce11" office:value-type="float" office:value="284.758463" calcext:value-type="float">
            <text:p>2,85E+02</text:p>
          </table:table-cell>
          <table:table-cell table:style-name="ce11" office:value-type="float" office:value="85.5169674665358" calcext:value-type="float">
            <text:p>8,55E+01</text:p>
          </table:table-cell>
          <table:table-cell table:style-name="ce19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1" office:value-type="float" office:value="45.855328" calcext:value-type="float">
            <text:p>4,59E+01</text:p>
          </table:table-cell>
          <table:table-cell table:style-name="ce11" office:value-type="float" office:value="45.96742875" calcext:value-type="float">
            <text:p>4,60E+01</text:p>
          </table:table-cell>
          <table:table-cell table:style-name="ce11" office:value-type="float" office:value="19.812109" calcext:value-type="float">
            <text:p>1,98E+01</text:p>
          </table:table-cell>
          <table:table-cell table:style-name="ce11" office:value-type="float" office:value="72.34695" calcext:value-type="float">
            <text:p>7,23E+01</text:p>
          </table:table-cell>
          <table:table-cell table:style-name="ce11" office:value-type="float" office:value="27.6755136499017" calcext:value-type="float">
            <text:p>2,77E+0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1" office:value-type="float" office:value="24.9595935" calcext:value-type="float">
            <text:p>2,50E+01</text:p>
          </table:table-cell>
          <table:table-cell table:style-name="ce11" office:value-type="float" office:value="25.65208325" calcext:value-type="float">
            <text:p>2,57E+01</text:p>
          </table:table-cell>
          <table:table-cell table:style-name="ce11" office:value-type="float" office:value="1.467877" calcext:value-type="float">
            <text:p>1,47E+00</text:p>
          </table:table-cell>
          <table:table-cell table:style-name="ce11" office:value-type="float" office:value="51.221269" calcext:value-type="float">
            <text:p>5,12E+01</text:p>
          </table:table-cell>
          <table:table-cell table:style-name="ce11" office:value-type="float" office:value="25.8966807880338" calcext:value-type="float">
            <text:p>2,59E+0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1" office:value-type="float" office:value="24.825439" calcext:value-type="float">
            <text:p>2,48E+01</text:p>
          </table:table-cell>
          <table:table-cell table:style-name="ce11" office:value-type="float" office:value="25.6832" calcext:value-type="float">
            <text:p>2,57E+01</text:p>
          </table:table-cell>
          <table:table-cell table:style-name="ce11" office:value-type="float" office:value="1.383762" calcext:value-type="float">
            <text:p>1,38E+00</text:p>
          </table:table-cell>
          <table:table-cell table:style-name="ce11" office:value-type="float" office:value="51.69816" calcext:value-type="float">
            <text:p>5,17E+01</text:p>
          </table:table-cell>
          <table:table-cell table:style-name="ce11" office:value-type="float" office:value="25.9824569169062" calcext:value-type="float">
            <text:p>2,60E+0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2" table:style-name="ce11" office:value-type="float" office:value="21.8489435" calcext:value-type="float">
            <text:p>2,18E+01</text:p>
          </table:table-cell>
          <table:table-cell table:style-name="ce11" office:value-type="float" office:value="21.834547" calcext:value-type="float">
            <text:p>2,18E+01</text:p>
          </table:table-cell>
          <table:table-cell table:style-name="ce11" office:value-type="float" office:value="21.86334" calcext:value-type="float">
            <text:p>2,19E+01</text:p>
          </table:table-cell>
          <table:table-cell table:style-name="ce11" office:value-type="float" office:value="0.0203597255507045" calcext:value-type="float">
            <text:p>2,04E-02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1" office:value-type="float" office:value="20.52051" calcext:value-type="float">
            <text:p>2,05E+01</text:p>
          </table:table-cell>
          <table:table-cell table:style-name="ce11" office:value-type="float" office:value="20.01210275" calcext:value-type="float">
            <text:p>2,00E+01</text:p>
          </table:table-cell>
          <table:table-cell table:style-name="ce11" office:value-type="float" office:value="0.430791" calcext:value-type="float">
            <text:p>4,31E-01</text:p>
          </table:table-cell>
          <table:table-cell table:style-name="ce11" office:value-type="float" office:value="38.5766" calcext:value-type="float">
            <text:p>3,86E+01</text:p>
          </table:table-cell>
          <table:table-cell table:style-name="ce11" office:value-type="float" office:value="19.6859064390801" calcext:value-type="float">
            <text:p>1,97E+0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1" office:value-type="float" office:value="15.757777" calcext:value-type="float">
            <text:p>1,58E+01</text:p>
          </table:table-cell>
          <table:table-cell table:style-name="ce11" office:value-type="float" office:value="16.6131850588235" calcext:value-type="float">
            <text:p>1,66E+01</text:p>
          </table:table-cell>
          <table:table-cell table:style-name="ce11" office:value-type="float" office:value="0.39362" calcext:value-type="float">
            <text:p>3,94E-01</text:p>
          </table:table-cell>
          <table:table-cell table:style-name="ce11" office:value-type="float" office:value="47.441545" calcext:value-type="float">
            <text:p>4,74E+01</text:p>
          </table:table-cell>
          <table:table-cell table:style-name="ce11" office:value-type="float" office:value="12.33575716636" calcext:value-type="float">
            <text:p>1,23E+01</text:p>
          </table:table-cell>
          <table:table-cell table:style-name="ce19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1" office:value-type="float" office:value="14.428878" calcext:value-type="float">
            <text:p>1,44E+01</text:p>
          </table:table-cell>
          <table:table-cell table:style-name="ce11" office:value-type="float" office:value="11.7973583529412" calcext:value-type="float">
            <text:p>1,18E+01</text:p>
          </table:table-cell>
          <table:table-cell table:style-name="ce11" office:value-type="float" office:value="0.384191" calcext:value-type="float">
            <text:p>3,84E-01</text:p>
          </table:table-cell>
          <table:table-cell table:style-name="ce11" office:value-type="float" office:value="28.182651" calcext:value-type="float">
            <text:p>2,82E+01</text:p>
          </table:table-cell>
          <table:table-cell table:style-name="ce11" office:value-type="float" office:value="9.20715204304276" calcext:value-type="float">
            <text:p>9,21E+00</text:p>
          </table:table-cell>
          <table:table-cell table:style-name="ce19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2" table:style-name="ce11" office:value-type="float" office:value="13.48215" calcext:value-type="float">
            <text:p>1,35E+01</text:p>
          </table:table-cell>
          <table:table-cell table:style-name="ce11" office:value-type="float" office:value="13.294707" calcext:value-type="float">
            <text:p>1,33E+01</text:p>
          </table:table-cell>
          <table:table-cell table:style-name="ce11" office:value-type="float" office:value="13.669593" calcext:value-type="float">
            <text:p>1,37E+01</text:p>
          </table:table-cell>
          <table:table-cell table:style-name="ce11" office:value-type="float" office:value="0.2650844327719" calcext:value-type="float">
            <text:p>2,65E-01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1" office:value-type="float" office:value="12.6795265" calcext:value-type="float">
            <text:p>1,27E+01</text:p>
          </table:table-cell>
          <table:table-cell table:style-name="ce11" office:value-type="float" office:value="12.99005225" calcext:value-type="float">
            <text:p>1,30E+01</text:p>
          </table:table-cell>
          <table:table-cell table:style-name="ce11" office:value-type="float" office:value="0.395509" calcext:value-type="float">
            <text:p>3,96E-01</text:p>
          </table:table-cell>
          <table:table-cell table:style-name="ce11" office:value-type="float" office:value="26.205647" calcext:value-type="float">
            <text:p>2,62E+01</text:p>
          </table:table-cell>
          <table:table-cell table:style-name="ce11" office:value-type="float" office:value="13.4997113797868" calcext:value-type="float">
            <text:p>1,35E+0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style-name="ce11" office:value-type="float" office:value="11.995415" calcext:value-type="float">
            <text:p>1,20E+01</text:p>
          </table:table-cell>
          <table:table-cell table:style-name="ce11" office:value-type="float" office:value="54.605667" calcext:value-type="float">
            <text:p>5,46E+01</text:p>
          </table:table-cell>
          <table:table-cell table:style-name="ce11" office:value-type="float" office:value="10.575181" calcext:value-type="float">
            <text:p>1,06E+01</text:p>
          </table:table-cell>
          <table:table-cell table:style-name="ce11" office:value-type="float" office:value="141.246405" calcext:value-type="float">
            <text:p>1,41E+02</text:p>
          </table:table-cell>
          <table:table-cell table:style-name="ce11" office:value-type="float" office:value="75.0364403276313" calcext:value-type="float">
            <text:p>7,50E+01</text:p>
          </table:table-cell>
          <table:table-cell table:style-name="ce1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4" office:value-type="string" calcext:value-type="string">
            <text:p>Timestampprocessor. calculate delta time in seconds entropy</text:p>
          </table:table-cell>
          <table:table-cell table:number-columns-repeated="2" table:style-name="ce29" office:value-type="float" office:value="11.5242465" calcext:value-type="float">
            <text:p>1,15E+01</text:p>
          </table:table-cell>
          <table:table-cell table:style-name="ce29" office:value-type="float" office:value="11.404526" calcext:value-type="float">
            <text:p>1,14E+01</text:p>
          </table:table-cell>
          <table:table-cell table:style-name="ce29" office:value-type="float" office:value="11.643967" calcext:value-type="float">
            <text:p>1,16E+01</text:p>
          </table:table-cell>
          <table:table-cell table:style-name="ce29" office:value-type="float" office:value="0.169310354794088" calcext:value-type="float">
            <text:p>1,69E-01</text:p>
          </table:table-cell>
          <table:table-cell table:style-name="ce20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1" office:value-type="float" office:value="8.893656" calcext:value-type="float">
            <text:p>8,89E+00</text:p>
          </table:table-cell>
          <table:table-cell table:style-name="ce11" office:value-type="float" office:value="10.8024948947368" calcext:value-type="float">
            <text:p>1,08E+01</text:p>
          </table:table-cell>
          <table:table-cell table:style-name="ce11" office:value-type="float" office:value="0.376741" calcext:value-type="float">
            <text:p>3,77E-01</text:p>
          </table:table-cell>
          <table:table-cell table:style-name="ce11" office:value-type="float" office:value="40.522347" calcext:value-type="float">
            <text:p>4,05E+01</text:p>
          </table:table-cell>
          <table:table-cell table:style-name="ce11" office:value-type="float" office:value="11.6867741384495" calcext:value-type="float">
            <text:p>1,17E+01</text:p>
          </table:table-cell>
          <table:table-cell table:style-name="ce19" office:value-type="float" office:value="19" calcext:value-type="float">
            <text:p>1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1" office:value-type="float" office:value="6.2224685" calcext:value-type="float">
            <text:p>6,22E+00</text:p>
          </table:table-cell>
          <table:table-cell table:style-name="ce11" office:value-type="float" office:value="6.32200725" calcext:value-type="float">
            <text:p>6,32E+00</text:p>
          </table:table-cell>
          <table:table-cell table:style-name="ce11" office:value-type="float" office:value="0.268616" calcext:value-type="float">
            <text:p>2,69E-01</text:p>
          </table:table-cell>
          <table:table-cell table:style-name="ce11" office:value-type="float" office:value="12.574476" calcext:value-type="float">
            <text:p>1,26E+01</text:p>
          </table:table-cell>
          <table:table-cell table:style-name="ce11" office:value-type="float" office:value="6.50147731007425" calcext:value-type="float">
            <text:p>6,50E+00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1" office:value-type="float" office:value="6.073784" calcext:value-type="float">
            <text:p>6,07E+00</text:p>
          </table:table-cell>
          <table:table-cell table:style-name="ce11" office:value-type="float" office:value="129.4286827" calcext:value-type="float">
            <text:p>1,29E+02</text:p>
          </table:table-cell>
          <table:table-cell table:style-name="ce11" office:value-type="float" office:value="0.340139" calcext:value-type="float">
            <text:p>3,40E-01</text:p>
          </table:table-cell>
          <table:table-cell table:style-name="ce11" office:value-type="float" office:value="2369.323288" calcext:value-type="float">
            <text:p>2,37E+03</text:p>
          </table:table-cell>
          <table:table-cell table:style-name="ce11" office:value-type="float" office:value="527.406065880695" calcext:value-type="float">
            <text:p>5,27E+02</text:p>
          </table:table-cell>
          <table:table-cell table:style-name="ce19" office:value-type="float" office:value="20" calcext:value-type="float">
            <text:p>2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2" table:style-name="ce11" office:value-type="float" office:value="5.2766885" calcext:value-type="float">
            <text:p>5,28E+00</text:p>
          </table:table-cell>
          <table:table-cell table:style-name="ce11" office:value-type="float" office:value="5.263024" calcext:value-type="float">
            <text:p>5,26E+00</text:p>
          </table:table-cell>
          <table:table-cell table:style-name="ce11" office:value-type="float" office:value="5.290353" calcext:value-type="float">
            <text:p>5,29E+00</text:p>
          </table:table-cell>
          <table:table-cell table:style-name="ce11" office:value-type="float" office:value="0.0193245212230471" calcext:value-type="float">
            <text:p>1,93E-02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1" office:value-type="float" office:value="5.196818" calcext:value-type="float">
            <text:p>5,20E+00</text:p>
          </table:table-cell>
          <table:table-cell table:style-name="ce11" office:value-type="float" office:value="5.18186075" calcext:value-type="float">
            <text:p>5,18E+00</text:p>
          </table:table-cell>
          <table:table-cell table:style-name="ce11" office:value-type="float" office:value="4.94108" calcext:value-type="float">
            <text:p>4,94E+00</text:p>
          </table:table-cell>
          <table:table-cell table:style-name="ce11" office:value-type="float" office:value="5.392727" calcext:value-type="float">
            <text:p>5,39E+00</text:p>
          </table:table-cell>
          <table:table-cell table:style-name="ce11" office:value-type="float" office:value="0.19311678293436" calcext:value-type="float">
            <text:p>1,93E-0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style-name="ce11" office:value-type="float" office:value="5.028362" calcext:value-type="float">
            <text:p>5,03E+00</text:p>
          </table:table-cell>
          <table:table-cell table:style-name="ce11" office:value-type="float" office:value="4.98384166666667" calcext:value-type="float">
            <text:p>4,98E+00</text:p>
          </table:table-cell>
          <table:table-cell table:style-name="ce11" office:value-type="float" office:value="4.812117" calcext:value-type="float">
            <text:p>4,81E+00</text:p>
          </table:table-cell>
          <table:table-cell table:style-name="ce11" office:value-type="float" office:value="5.111046" calcext:value-type="float">
            <text:p>5,11E+00</text:p>
          </table:table-cell>
          <table:table-cell table:style-name="ce11" office:value-type="float" office:value="0.154357318648431" calcext:value-type="float">
            <text:p>1,54E-01</text:p>
          </table:table-cell>
          <table:table-cell table:style-name="ce1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1" office:value-type="float" office:value="3.1468015" calcext:value-type="float">
            <text:p>3,15E+00</text:p>
          </table:table-cell>
          <table:table-cell table:style-name="ce11" office:value-type="float" office:value="3.25329775" calcext:value-type="float">
            <text:p>3,25E+00</text:p>
          </table:table-cell>
          <table:table-cell table:style-name="ce11" office:value-type="float" office:value="0.340168" calcext:value-type="float">
            <text:p>3,40E-01</text:p>
          </table:table-cell>
          <table:table-cell table:style-name="ce11" office:value-type="float" office:value="6.37942" calcext:value-type="float">
            <text:p>6,38E+00</text:p>
          </table:table-cell>
          <table:table-cell table:style-name="ce11" office:value-type="float" office:value="3.1615577683383" calcext:value-type="float">
            <text:p>3,16E+00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1" office:value-type="float" office:value="3.066188" calcext:value-type="float">
            <text:p>3,07E+00</text:p>
          </table:table-cell>
          <table:table-cell table:style-name="ce11" office:value-type="float" office:value="3.191064" calcext:value-type="float">
            <text:p>3,19E+00</text:p>
          </table:table-cell>
          <table:table-cell table:style-name="ce11" office:value-type="float" office:value="0.348385" calcext:value-type="float">
            <text:p>3,48E-01</text:p>
          </table:table-cell>
          <table:table-cell table:style-name="ce11" office:value-type="float" office:value="6.283495" calcext:value-type="float">
            <text:p>6,28E+00</text:p>
          </table:table-cell>
          <table:table-cell table:style-name="ce11" office:value-type="float" office:value="3.08167276216213" calcext:value-type="float">
            <text:p>3,08E+00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2" table:style-name="ce11" office:value-type="float" office:value="2.5355555" calcext:value-type="float">
            <text:p>2,54E+00</text:p>
          </table:table-cell>
          <table:table-cell table:style-name="ce11" office:value-type="float" office:value="2.524968" calcext:value-type="float">
            <text:p>2,52E+00</text:p>
          </table:table-cell>
          <table:table-cell table:style-name="ce11" office:value-type="float" office:value="2.546143" calcext:value-type="float">
            <text:p>2,55E+00</text:p>
          </table:table-cell>
          <table:table-cell table:style-name="ce11" office:value-type="float" office:value="0.0149729860916251" calcext:value-type="float">
            <text:p>1,50E-02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style-name="ce11" office:value-type="float" office:value="2.191788" calcext:value-type="float">
            <text:p>2,19E+00</text:p>
          </table:table-cell>
          <table:table-cell table:style-name="ce11" office:value-type="float" office:value="2.122926" calcext:value-type="float">
            <text:p>2,12E+00</text:p>
          </table:table-cell>
          <table:table-cell table:style-name="ce11" office:value-type="float" office:value="1.886926" calcext:value-type="float">
            <text:p>1,89E+00</text:p>
          </table:table-cell>
          <table:table-cell table:style-name="ce11" office:value-type="float" office:value="2.290064" calcext:value-type="float">
            <text:p>2,29E+00</text:p>
          </table:table-cell>
          <table:table-cell table:style-name="ce11" office:value-type="float" office:value="0.210205953873814" calcext:value-type="float">
            <text:p>2,10E-01</text:p>
          </table:table-cell>
          <table:table-cell table:style-name="ce1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1" office:value-type="float" office:value="1.217019" calcext:value-type="float">
            <text:p>1,22E+00</text:p>
          </table:table-cell>
          <table:table-cell table:style-name="ce11" office:value-type="float" office:value="1.23648625" calcext:value-type="float">
            <text:p>1,24E+00</text:p>
          </table:table-cell>
          <table:table-cell table:style-name="ce11" office:value-type="float" office:value="0.079852" calcext:value-type="float">
            <text:p>7,99E-02</text:p>
          </table:table-cell>
          <table:table-cell table:style-name="ce11" office:value-type="float" office:value="2.432055" calcext:value-type="float">
            <text:p>2,43E+00</text:p>
          </table:table-cell>
          <table:table-cell table:style-name="ce11" office:value-type="float" office:value="1.25303039301564" calcext:value-type="float">
            <text:p>1,25E+00</text:p>
          </table:table-cell>
          <table:table-cell table:style-name="ce19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1" office:value-type="float" office:value="0.000006" calcext:value-type="float">
            <text:p>6,00E-06</text:p>
          </table:table-cell>
          <table:table-cell table:style-name="ce11" office:value-type="float" office:value="0.00000588235294117647" calcext:value-type="float">
            <text:p>5,88E-06</text:p>
          </table:table-cell>
          <table:table-cell table:style-name="ce11" office:value-type="float" office:value="0.000004" calcext:value-type="float">
            <text:p>4,00E-06</text:p>
          </table:table-cell>
          <table:table-cell table:style-name="ce11" office:value-type="float" office:value="0.000007" calcext:value-type="float">
            <text:p>7,00E-06</text:p>
          </table:table-cell>
          <table:table-cell table:style-name="ce11" office:value-type="float" office:value="0.0000010537049480984" calcext:value-type="float">
            <text:p>1,05E-06</text:p>
          </table:table-cell>
          <table:table-cell table:style-name="ce19" office:value-type="float" office:value="17" calcext:value-type="float">
            <text:p>17</text:p>
          </table:table-cell>
          <table:table-cell table:style-name="ce15" table:number-columns-repeated="1017"/>
        </table:table-row>
        <table:table-row table:style-name="ro1" table:number-rows-repeated="3">
          <table:table-cell/>
          <table:table-cell table:style-name="ce15" table:number-columns-repeated="1023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Mostra de 10e3 files'.A59:'Mostra de 10e3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Mostra de 10e4 files'.A59:'Mostra de 10e4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Mostra de 10e5 files'.A59:'Mostra de 10e5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Mostra de 10e6 files'.A59:'Mostra de 10e6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Mostra de 10e7 files'.A59:'Mostra de 10e7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'Conjunt de dades complet'.A59:'Conjunt de dades complet'.G92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language="ca" fo:country="ES" style:font-name-asian="Noto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 number:grouping="true"/>
    </number:number-style>
    <number:number-style style:name="N105">
      <number:number number:decimal-places="3" number:min-decimal-places="3" number:min-integer-digits="1" number:grouping="true"/>
    </number:number-style>
    <number:number-style style:name="N106">
      <number:number number:decimal-places="4" number:min-decimal-places="4" number:min-integer-digits="1" number:grouping="true"/>
    </number:number-style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09:47:03.314599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1-06-02T09:57:28.713199811</dc:date>
    <meta:editing-duration>PT28M36S</meta:editing-duration>
    <meta:editing-cycles>24</meta:editing-cycles>
    <meta:document-statistic meta:table-count="6" meta:cell-count="4206" meta:object-count="0"/>
  </office:meta>
</office:document-meta>
</file>